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33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"/>
    <style:style style:name="ce14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127622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492300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b2b2b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492300"/>
    </style:style>
    <style:style style:name="T2" style:family="text">
      <style:text-properties fo:color="#127622"/>
    </style:style>
  </office:automatic-styles>
  <office:body>
    <office:spreadsheet>
      <table:calculation-settings table:automatic-find-labels="false" table:use-regular-expressions="false" table:use-wildcards="true"/>
      <table:table table:name="CAUSE" table:style-name="ta1">
        <table:shapes>
          <draw:frame draw:z-index="0" draw:style-name="gr1" draw:text-style-name="P1" svg:width="15.999cm" svg:height="8.999cm" svg:x="20.438cm" svg:y="0.6cm">
            <draw:object draw:notify-on-update-of-ranges="CAUSE.A2:CAUSE.A21 CAUSE.B1:CAUSE.B1 CAUSE.B2:CAUSE.B21 CAUSE.C1:CAUSE.C1 CAUSE.C2:CAUSE.C21 CAUSE.D1:CAUSE.D1 CAUSE.D2:CAUSE.D21 CAUSE.E1:CAUSE.E1 CAUSE.E2:CAUSE.E21 CAUSE.F1:CAUSE.F1 CAUSE.F2:CAUSE.F21 CAUSE.G1:CAUSE.G1 CAUSE.G2:CAUSE.G21 CAUSE.H1:CAUSE.H1 CAUSE.H2:CAUSE.H21 CAUSE.I1:CAUSE.I1 CAUSE.I2:CAUSE.I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438cm" svg:y="11.021cm">
            <draw:object draw:notify-on-update-of-ranges="CAUSE.A25:CAUSE.A44 CAUSE.B24:CAUSE.B24 CAUSE.B25:CAUSE.B44 CAUSE.C24:CAUSE.C24 CAUSE.C25:CAUSE.C44 CAUSE.D24:CAUSE.D24 CAUSE.D25:CAUSE.D44 CAUSE.E24:CAUSE.E24 CAUSE.E25:CAUSE.E44 CAUSE.F24:CAUSE.F24 CAUSE.F25:CAUSE.F44 CAUSE.G24:CAUSE.G24 CAUSE.G25:CAUSE.G44 CAUSE.H24:CAUSE.H24 CAUSE.H25:CAUSE.H44 CAUSE.I24:CAUSE.I24 CAUSE.I25:CAUSE.I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HCA</text:p>
          </table:table-cell>
          <table:table-cell table:style-name="ce1" office:value-type="string" calcext:value-type="string">
            <text:p>GrnWkHCA</text:p>
          </table:table-cell>
          <table:table-cell table:style-name="ce1" office:value-type="string" calcext:value-type="string">
            <text:p>DnrWkHCA</text:p>
          </table:table-cell>
          <table:table-cell table:style-name="ce4" office:value-type="string" calcext:value-type="string">
            <text:p>StrHCA</text:p>
          </table:table-cell>
          <table:table-cell table:style-name="ce1" office:value-type="string" calcext:value-type="string">
            <text:p>StrHCA(AB)</text:p>
          </table:table-cell>
          <table:table-cell table:style-name="ce1" office:value-type="string" calcext:value-type="string">
            <text:p>GrnStrHCA</text:p>
          </table:table-cell>
          <table:table-cell table:style-name="ce14" office:value-type="string" calcext:value-type="string">
            <text:p>DnrStrHCA</text:p>
          </table:table-cell>
          <table:table-cell table:style-name="ce15" office:value-type="string" calcext:value-type="string" table:number-columns-spanned="6" table:number-rows-spanned="1">
            <text:p>{Green,<text:span text:style-name="T1">Denier</text:span>} + {Weak,Strong} + HumanCauseAccount</text:p>
          </table:table-cell>
          <table:covered-table-cell table:number-columns-repeated="5" table:style-name="ce17"/>
          <table:table-cell table:style-name="ce6"/>
          <table:table-cell table:style-name="ce1" table:number-columns-repeated="48"/>
          <table:table-cell table:number-columns-repeated="96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5" table:number-columns-repeated="6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ce5" table:number-columns-repeated="6"/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3133971291866" calcext:value-type="percentage">
            <text:p>8.31%</text:p>
          </table:table-cell>
          <table:table-cell table:style-name="ce5" office:value-type="percentage" office:value="0.074760765550239" calcext:value-type="percentage">
            <text:p>7.48%</text:p>
          </table:table-cell>
          <table:table-cell table:style-name="ce5" office:value-type="percentage" office:value="0.007775119617225" calcext:value-type="percentage">
            <text:p>0.78%</text:p>
          </table:table-cell>
          <table:table-cell table:style-name="ce5" office:value-type="percentage" office:value="0.02482057416268" calcext:value-type="percentage">
            <text:p>2.48%</text:p>
          </table:table-cell>
          <table:table-cell table:style-name="ce5" office:value-type="percentage" office:value="0.023923444976077" calcext:value-type="percentage">
            <text:p>2.39%</text:p>
          </table:table-cell>
          <table:table-cell table:style-name="ce5" office:value-type="percentage" office:value="0.022129186602871" calcext:value-type="percentage">
            <text:p>2.21%</text:p>
          </table:table-cell>
          <table:table-cell table:style-name="ce5" office:value-type="percentage" office:value="0.002392344497608" calcext:value-type="percentage">
            <text:p>0.24%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097844112769486" calcext:value-type="percentage">
            <text:p>9.78%</text:p>
          </table:table-cell>
          <table:table-cell table:style-name="ce5" office:value-type="percentage" office:value="0.089137645107794" calcext:value-type="percentage">
            <text:p>8.91%</text:p>
          </table:table-cell>
          <table:table-cell table:style-name="ce5" office:value-type="percentage" office:value="0.00787728026534" calcext:value-type="percentage">
            <text:p>0.79%</text:p>
          </table:table-cell>
          <table:table-cell table:style-name="ce5" office:value-type="percentage" office:value="0.029436152570481" calcext:value-type="percentage">
            <text:p>2.94%</text:p>
          </table:table-cell>
          <table:table-cell table:style-name="ce5" office:value-type="percentage" office:value="0.028606965174129" calcext:value-type="percentage">
            <text:p>2.86%</text:p>
          </table:table-cell>
          <table:table-cell table:style-name="ce5" office:value-type="percentage" office:value="0.026948590381426" calcext:value-type="percentage">
            <text:p>2.69%</text:p>
          </table:table-cell>
          <table:table-cell table:style-name="ce5" office:value-type="percentage" office:value="0.002072968490879" calcext:value-type="percentage">
            <text:p>0.21%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5" office:value-type="percentage" office:value="0.107142857142857" calcext:value-type="percentage">
            <text:p>10.71%</text:p>
          </table:table-cell>
          <table:table-cell table:style-name="ce5" office:value-type="percentage" office:value="0.00989010989011" calcext:value-type="percentage">
            <text:p>0.99%</text:p>
          </table:table-cell>
          <table:table-cell table:style-name="ce5" office:value-type="percentage" office:value="0.037362637362637" calcext:value-type="percentage">
            <text:p>3.74%</text:p>
          </table:table-cell>
          <table:table-cell table:style-name="ce5" office:value-type="percentage" office:value="0.036263736263736" calcext:value-type="percentage">
            <text:p>3.63%</text:p>
          </table:table-cell>
          <table:table-cell table:style-name="ce5" office:value-type="percentage" office:value="0.034065934065934" calcext:value-type="percentage">
            <text:p>3.41%</text:p>
          </table:table-cell>
          <table:table-cell table:style-name="ce5" office:value-type="percentage" office:value="0.002747252747253" calcext:value-type="percentage">
            <text:p>0.27%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4265734265734" calcext:value-type="percentage">
            <text:p>13.43%</text:p>
          </table:table-cell>
          <table:table-cell table:style-name="ce5" office:value-type="percentage" office:value="0.121678321678322" calcext:value-type="percentage">
            <text:p>12.17%</text:p>
          </table:table-cell>
          <table:table-cell table:style-name="ce5" office:value-type="percentage" office:value="0.011188811188811" calcext:value-type="percentage">
            <text:p>1.12%</text:p>
          </table:table-cell>
          <table:table-cell table:style-name="ce5" office:value-type="percentage" office:value="0.041258741258741" calcext:value-type="percentage">
            <text:p>4.13%</text:p>
          </table:table-cell>
          <table:table-cell table:style-name="ce5" office:value-type="percentage" office:value="0.03986013986014" calcext:value-type="percentage">
            <text:p>3.99%</text:p>
          </table:table-cell>
          <table:table-cell table:style-name="ce5" office:value-type="percentage" office:value="0.037762237762238" calcext:value-type="percentage">
            <text:p>3.78%</text:p>
          </table:table-cell>
          <table:table-cell table:style-name="ce5" office:value-type="percentage" office:value="0.002797202797203" calcext:value-type="percentage">
            <text:p>0.28%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49228130360206" calcext:value-type="percentage">
            <text:p>14.92%</text:p>
          </table:table-cell>
          <table:table-cell table:style-name="ce5" office:value-type="percentage" office:value="0.133790737564323" calcext:value-type="percentage">
            <text:p>13.38%</text:p>
          </table:table-cell>
          <table:table-cell table:style-name="ce5" office:value-type="percentage" office:value="0.013722126929674" calcext:value-type="percentage">
            <text:p>1.37%</text:p>
          </table:table-cell>
          <table:table-cell table:style-name="ce5" office:value-type="percentage" office:value="0.047169811320755" calcext:value-type="percentage">
            <text:p>4.72%</text:p>
          </table:table-cell>
          <table:table-cell table:style-name="ce5" office:value-type="percentage" office:value="0.045454545454546" calcext:value-type="percentage">
            <text:p>4.55%</text:p>
          </table:table-cell>
          <table:table-cell table:style-name="ce5" office:value-type="percentage" office:value="0.042881646655232" calcext:value-type="percentage">
            <text:p>4.29%</text:p>
          </table:table-cell>
          <table:table-cell table:style-name="ce5" office:value-type="percentage" office:value="0.003430531732419" calcext:value-type="percentage">
            <text:p>0.34%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55370177267987" calcext:value-type="percentage">
            <text:p>15.54%</text:p>
          </table:table-cell>
          <table:table-cell table:style-name="ce5" office:value-type="percentage" office:value="0.137643378519291" calcext:value-type="percentage">
            <text:p>13.76%</text:p>
          </table:table-cell>
          <table:table-cell table:style-name="ce5" office:value-type="percentage" office:value="0.015641293013556" calcext:value-type="percentage">
            <text:p>1.56%</text:p>
          </table:table-cell>
          <table:table-cell table:style-name="ce5" office:value-type="percentage" office:value="0.049009384775808" calcext:value-type="percentage">
            <text:p>4.90%</text:p>
          </table:table-cell>
          <table:table-cell table:style-name="ce5" office:value-type="percentage" office:value="0.046923879040667" calcext:value-type="percentage">
            <text:p>4.69%</text:p>
          </table:table-cell>
          <table:table-cell table:style-name="ce5" office:value-type="percentage" office:value="0.043795620437956" calcext:value-type="percentage">
            <text:p>4.38%</text:p>
          </table:table-cell>
          <table:table-cell table:style-name="ce5" office:value-type="percentage" office:value="0.004171011470282" calcext:value-type="percentage">
            <text:p>0.42%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64449818621524" calcext:value-type="percentage">
            <text:p>16.44%</text:p>
          </table:table-cell>
          <table:table-cell table:style-name="ce5" office:value-type="percentage" office:value="0.146311970979444" calcext:value-type="percentage">
            <text:p>14.63%</text:p>
          </table:table-cell>
          <table:table-cell table:style-name="ce5" office:value-type="percentage" office:value="0.015719467956469" calcext:value-type="percentage">
            <text:p>1.57%</text:p>
          </table:table-cell>
          <table:table-cell table:style-name="ce5" office:value-type="percentage" office:value="0.053204353083434" calcext:value-type="percentage">
            <text:p>5.32%</text:p>
          </table:table-cell>
          <table:table-cell table:style-name="ce5" office:value-type="percentage" office:value="0.050785973397824" calcext:value-type="percentage">
            <text:p>5.08%</text:p>
          </table:table-cell>
          <table:table-cell table:style-name="ce5" office:value-type="percentage" office:value="0.047158403869408" calcext:value-type="percentage">
            <text:p>4.72%</text:p>
          </table:table-cell>
          <table:table-cell table:style-name="ce5" office:value-type="percentage" office:value="0.004836759371221" calcext:value-type="percentage">
            <text:p>0.48%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66208791208791" calcext:value-type="percentage">
            <text:p>16.62%</text:p>
          </table:table-cell>
          <table:table-cell table:style-name="ce5" office:value-type="percentage" office:value="0.146978021978022" calcext:value-type="percentage">
            <text:p>14.70%</text:p>
          </table:table-cell>
          <table:table-cell table:style-name="ce5" office:value-type="percentage" office:value="0.016483516483517" calcext:value-type="percentage">
            <text:p>1.65%</text:p>
          </table:table-cell>
          <table:table-cell table:style-name="ce5" office:value-type="percentage" office:value="0.057692307692308" calcext:value-type="percentage">
            <text:p>5.77%</text:p>
          </table:table-cell>
          <table:table-cell table:style-name="ce5" office:value-type="percentage" office:value="0.054945054945055" calcext:value-type="percentage">
            <text:p>5.49%</text:p>
          </table:table-cell>
          <table:table-cell table:style-name="ce5" office:value-type="percentage" office:value="0.050824175824176" calcext:value-type="percentage">
            <text:p>5.08%</text:p>
          </table:table-cell>
          <table:table-cell table:style-name="ce5" office:value-type="percentage" office:value="0.005494505494506" calcext:value-type="percentage">
            <text:p>0.55%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174382716049383" calcext:value-type="percentage">
            <text:p>17.44%</text:p>
          </table:table-cell>
          <table:table-cell table:style-name="ce5" office:value-type="percentage" office:value="0.152777777777778" calcext:value-type="percentage">
            <text:p>15.28%</text:p>
          </table:table-cell>
          <table:table-cell table:style-name="ce5" office:value-type="percentage" office:value="0.018518518518519" calcext:value-type="percentage">
            <text:p>1.85%</text:p>
          </table:table-cell>
          <table:table-cell table:style-name="ce5" office:value-type="percentage" office:value="0.061728395061728" calcext:value-type="percentage">
            <text:p>6.17%</text:p>
          </table:table-cell>
          <table:table-cell table:style-name="ce5" office:value-type="percentage" office:value="0.058641975308642" calcext:value-type="percentage">
            <text:p>5.86%</text:p>
          </table:table-cell>
          <table:table-cell table:style-name="ce5" office:value-type="percentage" office:value="0.054012345679012" calcext:value-type="percentage">
            <text:p>5.40%</text:p>
          </table:table-cell>
          <table:table-cell table:style-name="ce5" office:value-type="percentage" office:value="0.006172839506173" calcext:value-type="percentage">
            <text:p>0.62%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189141856392294" calcext:value-type="percentage">
            <text:p>18.91%</text:p>
          </table:table-cell>
          <table:table-cell table:style-name="ce5" office:value-type="percentage" office:value="0.1646234676007" calcext:value-type="percentage">
            <text:p>16.46%</text:p>
          </table:table-cell>
          <table:table-cell table:style-name="ce5" office:value-type="percentage" office:value="0.021015761821366" calcext:value-type="percentage">
            <text:p>2.10%</text:p>
          </table:table-cell>
          <table:table-cell table:style-name="ce5" office:value-type="percentage" office:value="0.066549912434326" calcext:value-type="percentage">
            <text:p>6.65%</text:p>
          </table:table-cell>
          <table:table-cell table:style-name="ce5" office:value-type="percentage" office:value="0.063047285464098" calcext:value-type="percentage">
            <text:p>6.30%</text:p>
          </table:table-cell>
          <table:table-cell table:style-name="ce5" office:value-type="percentage" office:value="0.057793345008757" calcext:value-type="percentage">
            <text:p>5.78%</text:p>
          </table:table-cell>
          <table:table-cell table:style-name="ce5" office:value-type="percentage" office:value="0.007005253940455" calcext:value-type="percentage">
            <text:p>0.70%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192233009708738" calcext:value-type="percentage">
            <text:p>19.22%</text:p>
          </table:table-cell>
          <table:table-cell table:style-name="ce5" office:value-type="percentage" office:value="0.166990291262136" calcext:value-type="percentage">
            <text:p>16.70%</text:p>
          </table:table-cell>
          <table:table-cell table:style-name="ce5" office:value-type="percentage" office:value="0.021359223300971" calcext:value-type="percentage">
            <text:p>2.14%</text:p>
          </table:table-cell>
          <table:table-cell table:style-name="ce5" office:value-type="percentage" office:value="0.067961165048544" calcext:value-type="percentage">
            <text:p>6.80%</text:p>
          </table:table-cell>
          <table:table-cell table:style-name="ce5" office:value-type="percentage" office:value="0.064077669902913" calcext:value-type="percentage">
            <text:p>6.41%</text:p>
          </table:table-cell>
          <table:table-cell table:style-name="ce5" office:value-type="percentage" office:value="0.060194174757282" calcext:value-type="percentage">
            <text:p>6.02%</text:p>
          </table:table-cell>
          <table:table-cell table:style-name="ce5" office:value-type="percentage" office:value="0.005825242718447" calcext:value-type="percentage">
            <text:p>0.58%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191489361702128" calcext:value-type="percentage">
            <text:p>19.15%</text:p>
          </table:table-cell>
          <table:table-cell table:style-name="ce5" office:value-type="percentage" office:value="0.165957446808511" calcext:value-type="percentage">
            <text:p>16.60%</text:p>
          </table:table-cell>
          <table:table-cell table:style-name="ce5" office:value-type="percentage" office:value="0.021276595744681" calcext:value-type="percentage">
            <text:p>2.13%</text:p>
          </table:table-cell>
          <table:table-cell table:style-name="ce5" office:value-type="percentage" office:value="0.072340425531915" calcext:value-type="percentage">
            <text:p>7.23%</text:p>
          </table:table-cell>
          <table:table-cell table:style-name="ce5" office:value-type="percentage" office:value="0.068085106382979" calcext:value-type="percentage">
            <text:p>6.81%</text:p>
          </table:table-cell>
          <table:table-cell table:style-name="ce5" office:value-type="percentage" office:value="0.063829787234043" calcext:value-type="percentage">
            <text:p>6.38%</text:p>
          </table:table-cell>
          <table:table-cell table:style-name="ce5" office:value-type="percentage" office:value="0.006382978723404" calcext:value-type="percentage">
            <text:p>0.64%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08530805687204" calcext:value-type="percentage">
            <text:p>20.85%</text:p>
          </table:table-cell>
          <table:table-cell table:style-name="ce5" office:value-type="percentage" office:value="0.182464454976303" calcext:value-type="percentage">
            <text:p>18.25%</text:p>
          </table:table-cell>
          <table:table-cell table:style-name="ce5" office:value-type="percentage" office:value="0.02132701421801" calcext:value-type="percentage">
            <text:p>2.13%</text:p>
          </table:table-cell>
          <table:table-cell table:style-name="ce5" office:value-type="percentage" office:value="0.078199052132702" calcext:value-type="percentage">
            <text:p>7.82%</text:p>
          </table:table-cell>
          <table:table-cell table:style-name="ce5" office:value-type="percentage" office:value="0.073459715639811" calcext:value-type="percentage">
            <text:p>7.35%</text:p>
          </table:table-cell>
          <table:table-cell table:style-name="ce5" office:value-type="percentage" office:value="0.071090047393365" calcext:value-type="percentage">
            <text:p>7.11%</text:p>
          </table:table-cell>
          <table:table-cell table:style-name="ce5" office:value-type="percentage" office:value="0.004739336492891" calcext:value-type="percentage">
            <text:p>0.47%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09844559585492" calcext:value-type="percentage">
            <text:p>20.98%</text:p>
          </table:table-cell>
          <table:table-cell table:style-name="ce5" office:value-type="percentage" office:value="0.186528497409326" calcext:value-type="percentage">
            <text:p>18.65%</text:p>
          </table:table-cell>
          <table:table-cell table:style-name="ce5" office:value-type="percentage" office:value="0.018134715025907" calcext:value-type="percentage">
            <text:p>1.81%</text:p>
          </table:table-cell>
          <table:table-cell table:style-name="ce5" office:value-type="percentage" office:value="0.080310880829016" calcext:value-type="percentage">
            <text:p>8.03%</text:p>
          </table:table-cell>
          <table:table-cell table:number-columns-repeated="2" table:style-name="ce5" office:value-type="percentage" office:value="0.075129533678757" calcext:value-type="percentage">
            <text:p>7.51%</text:p>
          </table:table-cell>
          <table:table-cell table:style-name="ce5" office:value-type="percentage" office:value="0.00259067357513" calcext:value-type="percentage">
            <text:p>0.26%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22857142857143" calcext:value-type="percentage">
            <text:p>22.29%</text:p>
          </table:table-cell>
          <table:table-cell table:style-name="ce5" office:value-type="percentage" office:value="0.197142857142857" calcext:value-type="percentage">
            <text:p>19.71%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5" office:value-type="percentage" office:value="0.088571428571429" calcext:value-type="percentage">
            <text:p>8.86%</text:p>
          </table:table-cell>
          <table:table-cell table:number-columns-repeated="2" table:style-name="ce5" office:value-type="percentage" office:value="0.082857142857143" calcext:value-type="percentage">
            <text:p>8.29%</text:p>
          </table:table-cell>
          <table:table-cell table:style-name="ce5" office:value-type="percentage" office:value="0.002857142857143" calcext:value-type="percentage">
            <text:p>0.29%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2360248447205" calcext:value-type="percentage">
            <text:p>22.36%</text:p>
          </table:table-cell>
          <table:table-cell table:style-name="ce5" office:value-type="percentage" office:value="0.195652173913043" calcext:value-type="percentage">
            <text:p>19.57%</text:p>
          </table:table-cell>
          <table:table-cell table:style-name="ce5" office:value-type="percentage" office:value="0.021739130434783" calcext:value-type="percentage">
            <text:p>2.17%</text:p>
          </table:table-cell>
          <table:table-cell table:style-name="ce5" office:value-type="percentage" office:value="0.090062111801242" calcext:value-type="percentage">
            <text:p>9.01%</text:p>
          </table:table-cell>
          <table:table-cell table:number-columns-repeated="2" table:style-name="ce5" office:value-type="percentage" office:value="0.083850931677019" calcext:value-type="percentage">
            <text:p>8.39%</text:p>
          </table:table-cell>
          <table:table-cell table:style-name="ce5" office:value-type="percentage" office:value="0.003105590062112" calcext:value-type="percentage">
            <text:p>0.31%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28956228956229" calcext:value-type="percentage">
            <text:p>22.90%</text:p>
          </table:table-cell>
          <table:table-cell table:style-name="ce5" office:value-type="percentage" office:value="0.202020202020202" calcext:value-type="percentage">
            <text:p>20.20%</text:p>
          </table:table-cell>
          <table:table-cell table:style-name="ce5" office:value-type="percentage" office:value="0.02020202020202" calcext:value-type="percentage">
            <text:p>2.02%</text:p>
          </table:table-cell>
          <table:table-cell table:style-name="ce5" office:value-type="percentage" office:value="0.084175084175084" calcext:value-type="percentage">
            <text:p>8.42%</text:p>
          </table:table-cell>
          <table:table-cell table:style-name="ce5" office:value-type="percentage" office:value="0.077441077441078" calcext:value-type="percentage">
            <text:p>7.74%</text:p>
          </table:table-cell>
          <table:table-cell table:style-name="ce5" office:value-type="percentage" office:value="0.080808080808081" calcext:value-type="percentage">
            <text:p>8.08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25925925925926" calcext:value-type="percentage">
            <text:p>22.59%</text:p>
          </table:table-cell>
          <table:table-cell table:style-name="ce5" office:value-type="percentage" office:value="0.2" calcext:value-type="percentage">
            <text:p>20.00%</text:p>
          </table:table-cell>
          <table:table-cell table:style-name="ce5" office:value-type="percentage" office:value="0.018518518518519" calcext:value-type="percentage">
            <text:p>1.85%</text:p>
          </table:table-cell>
          <table:table-cell table:style-name="ce5" office:value-type="percentage" office:value="0.085185185185185" calcext:value-type="percentage">
            <text:p>8.52%</text:p>
          </table:table-cell>
          <table:table-cell table:style-name="ce5" office:value-type="percentage" office:value="0.077777777777778" calcext:value-type="percentage">
            <text:p>7.78%</text:p>
          </table:table-cell>
          <table:table-cell table:style-name="ce5" office:value-type="percentage" office:value="0.081481481481482" calcext:value-type="percentage">
            <text:p>8.15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 table:number-rows-repeated="2">
          <table:table-cell table:number-columns-repeated="3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NCA</text:p>
          </table:table-cell>
          <table:table-cell table:style-name="ce1" office:value-type="string" calcext:value-type="string">
            <text:p>GrnWkNCA</text:p>
          </table:table-cell>
          <table:table-cell table:style-name="ce1" office:value-type="string" calcext:value-type="string">
            <text:p>DnrWkNCA</text:p>
          </table:table-cell>
          <table:table-cell table:style-name="ce4" office:value-type="string" calcext:value-type="string">
            <text:p>StrNCA</text:p>
          </table:table-cell>
          <table:table-cell table:style-name="ce1" office:value-type="string" calcext:value-type="string">
            <text:p>StrNCA(AB)</text:p>
          </table:table-cell>
          <table:table-cell table:style-name="ce1" office:value-type="string" calcext:value-type="string">
            <text:p>GrnStrNCA</text:p>
          </table:table-cell>
          <table:table-cell table:style-name="ce14" office:value-type="string" calcext:value-type="string">
            <text:p>DnrStrNCA</text:p>
          </table:table-cell>
          <table:table-cell table:style-name="ce18" office:value-type="string" calcext:value-type="string" table:number-columns-spanned="6" table:number-rows-spanned="1">
            <text:p>{<text:span text:style-name="T2">Green</text:span>,Denier} + {Weak,Strong} + NatureCauseAccount</text:p>
          </table:table-cell>
          <table:covered-table-cell table:number-columns-repeated="5" table:style-name="ce17"/>
          <table:table-cell table:style-name="ce6"/>
          <table:table-cell table:style-name="ce1"/>
          <table:table-cell table:style-name="ce6" table:number-columns-repeated="47"/>
          <table:table-cell table:number-columns-repeated="96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5" table:number-columns-repeated="6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ce5" table:number-columns-repeated="6"/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8516746411483" calcext:value-type="percentage">
            <text:p>8.85%</text:p>
          </table:table-cell>
          <table:table-cell table:style-name="ce5" office:value-type="percentage" office:value="0.084629186602871" calcext:value-type="percentage">
            <text:p>8.46%</text:p>
          </table:table-cell>
          <table:table-cell table:style-name="ce5" office:value-type="percentage" office:value="0.00299043062201" calcext:value-type="percentage">
            <text:p>0.30%</text:p>
          </table:table-cell>
          <table:table-cell table:number-columns-repeated="3" table:style-name="ce5" office:value-type="percentage" office:value="0.019437799043062" calcext:value-type="percentage">
            <text:p>1.9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04892205638474" calcext:value-type="percentage">
            <text:p>10.49%</text:p>
          </table:table-cell>
          <table:table-cell table:style-name="ce5" office:value-type="percentage" office:value="0.099917081260365" calcext:value-type="percentage">
            <text:p>9.99%</text:p>
          </table:table-cell>
          <table:table-cell table:style-name="ce5" office:value-type="percentage" office:value="0.003731343283582" calcext:value-type="percentage">
            <text:p>0.37%</text:p>
          </table:table-cell>
          <table:table-cell table:number-columns-repeated="3" table:style-name="ce5" office:value-type="percentage" office:value="0.023217247097844" calcext:value-type="percentage">
            <text:p>2.32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5" office:value-type="percentage" office:value="0.113186813186813" calcext:value-type="percentage">
            <text:p>11.32%</text:p>
          </table:table-cell>
          <table:table-cell table:style-name="ce5" office:value-type="percentage" office:value="0.003846153846154" calcext:value-type="percentage">
            <text:p>0.38%</text:p>
          </table:table-cell>
          <table:table-cell table:number-columns-repeated="3" table:style-name="ce5" office:value-type="percentage" office:value="0.026373626373626" calcext:value-type="percentage">
            <text:p>2.6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1468531468531" calcext:value-type="percentage">
            <text:p>13.15%</text:p>
          </table:table-cell>
          <table:table-cell table:style-name="ce5" office:value-type="percentage" office:value="0.125874125874126" calcext:value-type="percentage">
            <text:p>12.59%</text:p>
          </table:table-cell>
          <table:table-cell table:style-name="ce5" office:value-type="percentage" office:value="0.004195804195804" calcext:value-type="percentage">
            <text:p>0.42%</text:p>
          </table:table-cell>
          <table:table-cell table:number-columns-repeated="3" table:style-name="ce5" office:value-type="percentage" office:value="0.029370629370629" calcext:value-type="percentage">
            <text:p>2.9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50943396226415" calcext:value-type="percentage">
            <text:p>15.09%</text:p>
          </table:table-cell>
          <table:table-cell table:style-name="ce5" office:value-type="percentage" office:value="0.144939965694683" calcext:value-type="percentage">
            <text:p>14.49%</text:p>
          </table:table-cell>
          <table:table-cell table:style-name="ce5" office:value-type="percentage" office:value="0.004288164665523" calcext:value-type="percentage">
            <text:p>0.43%</text:p>
          </table:table-cell>
          <table:table-cell table:number-columns-repeated="3" table:style-name="ce5" office:value-type="percentage" office:value="0.032590051457976" calcext:value-type="percentage">
            <text:p>3.2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75182481751825" calcext:value-type="percentage">
            <text:p>17.52%</text:p>
          </table:table-cell>
          <table:table-cell table:style-name="ce5" office:value-type="percentage" office:value="0.168925964546402" calcext:value-type="percentage">
            <text:p>16.89%</text:p>
          </table:table-cell>
          <table:table-cell table:style-name="ce5" office:value-type="percentage" office:value="0.005213764337852" calcext:value-type="percentage">
            <text:p>0.52%</text:p>
          </table:table-cell>
          <table:table-cell table:number-columns-repeated="3" table:style-name="ce5" office:value-type="percentage" office:value="0.038581856100104" calcext:value-type="percentage">
            <text:p>3.8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81378476420798" calcext:value-type="percentage">
            <text:p>18.14%</text:p>
          </table:table-cell>
          <table:table-cell table:style-name="ce5" office:value-type="percentage" office:value="0.175332527206772" calcext:value-type="percentage">
            <text:p>17.53%</text:p>
          </table:table-cell>
          <table:table-cell table:style-name="ce5" office:value-type="percentage" office:value="0.006045949214027" calcext:value-type="percentage">
            <text:p>0.60%</text:p>
          </table:table-cell>
          <table:table-cell table:number-columns-repeated="3" table:style-name="ce5" office:value-type="percentage" office:value="0.035066505441354" calcext:value-type="percentage">
            <text:p>3.51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96428571428571" calcext:value-type="percentage">
            <text:p>19.64%</text:p>
          </table:table-cell>
          <table:table-cell table:style-name="ce5" office:value-type="percentage" office:value="0.190934065934066" calcext:value-type="percentage">
            <text:p>19.09%</text:p>
          </table:table-cell>
          <table:table-cell table:style-name="ce5" office:value-type="percentage" office:value="0.005494505494506" calcext:value-type="percentage">
            <text:p>0.55%</text:p>
          </table:table-cell>
          <table:table-cell table:number-columns-repeated="3" table:style-name="ce5" office:value-type="percentage" office:value="0.038461538461539" calcext:value-type="percentage">
            <text:p>3.85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08333333333333" calcext:value-type="percentage">
            <text:p>20.83%</text:p>
          </table:table-cell>
          <table:table-cell table:style-name="ce5" office:value-type="percentage" office:value="0.20216049382716" calcext:value-type="percentage">
            <text:p>20.22%</text:p>
          </table:table-cell>
          <table:table-cell table:style-name="ce5" office:value-type="percentage" office:value="0.006172839506173" calcext:value-type="percentage">
            <text:p>0.62%</text:p>
          </table:table-cell>
          <table:table-cell table:number-columns-repeated="3" table:style-name="ce5" office:value-type="percentage" office:value="0.037037037037037" calcext:value-type="percentage">
            <text:p>3.70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217162872154116" calcext:value-type="percentage">
            <text:p>21.72%</text:p>
          </table:table-cell>
          <table:table-cell table:style-name="ce5" office:value-type="percentage" office:value="0.21015761821366" calcext:value-type="percentage">
            <text:p>21.02%</text:p>
          </table:table-cell>
          <table:table-cell table:style-name="ce5" office:value-type="percentage" office:value="0.007005253940455" calcext:value-type="percentage">
            <text:p>0.70%</text:p>
          </table:table-cell>
          <table:table-cell table:number-columns-repeated="3" table:style-name="ce5" office:value-type="percentage" office:value="0.040280210157618" calcext:value-type="percentage">
            <text:p>4.03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229126213592233" calcext:value-type="percentage">
            <text:p>22.91%</text:p>
          </table:table-cell>
          <table:table-cell table:style-name="ce5" office:value-type="percentage" office:value="0.221359223300971" calcext:value-type="percentage">
            <text:p>22.14%</text:p>
          </table:table-cell>
          <table:table-cell table:style-name="ce5" office:value-type="percentage" office:value="0.007766990291262" calcext:value-type="percentage">
            <text:p>0.78%</text:p>
          </table:table-cell>
          <table:table-cell table:number-columns-repeated="3" table:style-name="ce5" office:value-type="percentage" office:value="0.042718446601942" calcext:value-type="percentage">
            <text:p>4.27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229787234042553" calcext:value-type="percentage">
            <text:p>22.98%</text:p>
          </table:table-cell>
          <table:table-cell table:style-name="ce5" office:value-type="percentage" office:value="0.223404255319149" calcext:value-type="percentage">
            <text:p>22.34%</text:p>
          </table:table-cell>
          <table:table-cell table:style-name="ce5" office:value-type="percentage" office:value="0.006382978723404" calcext:value-type="percentage">
            <text:p>0.64%</text:p>
          </table:table-cell>
          <table:table-cell table:number-columns-repeated="3" table:style-name="ce5" office:value-type="percentage" office:value="0.040425531914894" calcext:value-type="percentage">
            <text:p>4.0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3696682464455" calcext:value-type="percentage">
            <text:p>23.70%</text:p>
          </table:table-cell>
          <table:table-cell table:style-name="ce5" office:value-type="percentage" office:value="0.232227488151659" calcext:value-type="percentage">
            <text:p>23.22%</text:p>
          </table:table-cell>
          <table:table-cell table:style-name="ce5" office:value-type="percentage" office:value="0.004739336492891" calcext:value-type="percentage">
            <text:p>0.47%</text:p>
          </table:table-cell>
          <table:table-cell table:number-columns-repeated="3" table:style-name="ce5" office:value-type="percentage" office:value="0.042654028436019" calcext:value-type="percentage">
            <text:p>4.27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38341968911917" calcext:value-type="percentage">
            <text:p>23.83%</text:p>
          </table:table-cell>
          <table:table-cell table:style-name="ce5" office:value-type="percentage" office:value="0.233160621761658" calcext:value-type="percentage">
            <text:p>23.32%</text:p>
          </table:table-cell>
          <table:table-cell table:style-name="ce5" office:value-type="percentage" office:value="0.005181347150259" calcext:value-type="percentage">
            <text:p>0.52%</text:p>
          </table:table-cell>
          <table:table-cell table:number-columns-repeated="3" table:style-name="ce5" office:value-type="percentage" office:value="0.044041450777202" calcext:value-type="percentage">
            <text:p>4.40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42857142857143" calcext:value-type="percentage">
            <text:p>24.29%</text:p>
          </table:table-cell>
          <table:table-cell table:style-name="ce5" office:value-type="percentage" office:value="0.237142857142857" calcext:value-type="percentage">
            <text:p>23.71%</text:p>
          </table:table-cell>
          <table:table-cell table:style-name="ce5" office:value-type="percentage" office:value="0.005714285714286" calcext:value-type="percentage">
            <text:p>0.57%</text:p>
          </table:table-cell>
          <table:table-cell table:number-columns-repeated="3" table:style-name="ce5" office:value-type="percentage" office:value="0.042857142857143" calcext:value-type="percentage">
            <text:p>4.29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48447204968944" calcext:value-type="percentage">
            <text:p>24.84%</text:p>
          </table:table-cell>
          <table:table-cell table:style-name="ce5" office:value-type="percentage" office:value="0.24223602484472" calcext:value-type="percentage">
            <text:p>24.22%</text:p>
          </table:table-cell>
          <table:table-cell table:style-name="ce5" office:value-type="percentage" office:value="0.006211180124224" calcext:value-type="percentage">
            <text:p>0.62%</text:p>
          </table:table-cell>
          <table:table-cell table:number-columns-repeated="3" table:style-name="ce5" office:value-type="percentage" office:value="0.046583850931677" calcext:value-type="percentage">
            <text:p>4.6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55892255892256" calcext:value-type="percentage">
            <text:p>25.59%</text:p>
          </table:table-cell>
          <table:table-cell table:style-name="ce5" office:value-type="percentage" office:value="0.249158249158249" calcext:value-type="percentage">
            <text:p>24.92%</text:p>
          </table:table-cell>
          <table:table-cell table:style-name="ce5" office:value-type="percentage" office:value="0.006734006734007" calcext:value-type="percentage">
            <text:p>0.67%</text:p>
          </table:table-cell>
          <table:table-cell table:number-columns-repeated="3" table:style-name="ce5" office:value-type="percentage" office:value="0.047138047138047" calcext:value-type="percentage">
            <text:p>4.71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66666666666667" calcext:value-type="percentage">
            <text:p>26.67%</text:p>
          </table:table-cell>
          <table:table-cell table:style-name="ce5" office:value-type="percentage" office:value="0.259259259259259" calcext:value-type="percentage">
            <text:p>25.93%</text:p>
          </table:table-cell>
          <table:table-cell table:style-name="ce5" office:value-type="percentage" office:value="0.007407407407407" calcext:value-type="percentage">
            <text:p>0.74%</text:p>
          </table:table-cell>
          <table:table-cell table:number-columns-repeated="3" table:style-name="ce5" office:value-type="percentage" office:value="0.051851851851852" calcext:value-type="percentage">
            <text:p>5.19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 table:number-rows-repeated="3">
          <table:table-cell table:number-columns-repeated="3"/>
          <table:table-cell table:style-name="ce5" table:number-columns-repeated="5"/>
          <table:table-cell table:number-columns-repeated="1016"/>
        </table:table-row>
        <table:table-row table:style-name="ro2">
          <table:table-cell table:style-name="ce1"/>
          <table:table-cell table:style-name="ce2"/>
          <table:table-cell table:style-name="ce4"/>
          <table:table-cell table:style-name="ce1" table:number-columns-repeated="5"/>
          <table:table-cell table:style-name="ce1" table:number-columns-spanned="5" table:number-rows-spanned="1"/>
          <table:covered-table-cell table:number-columns-repeated="4" table:style-name="ce21"/>
          <table:table-cell table:style-name="ce21" table:number-columns-repeated="51"/>
          <table:table-cell table:style-name="ce20" table:number-columns-repeated="960"/>
        </table:table-row>
        <table:table-row table:style-name="ro2" table:number-rows-repeated="18">
          <table:table-cell table:number-columns-repeated="3"/>
          <table:table-cell table:style-name="ce5" table:number-columns-repeated="5"/>
          <table:table-cell table:number-columns-repeated="1016"/>
        </table:table-row>
        <table:table-row table:style-name="ro2">
          <table:table-cell/>
          <table:table-cell table:style-name="Default"/>
          <table:table-cell/>
          <table:table-cell table:style-name="ce5" table:number-columns-repeated="5"/>
          <table:table-cell table:number-columns-repeated="1016"/>
        </table:table-row>
        <table:table-row table:style-name="ro2">
          <table:table-cell table:number-columns-repeated="3"/>
          <table:table-cell table:style-name="ce5" table:number-columns-repeated="5"/>
          <table:table-cell table:number-columns-repeated="1016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NSRV-CO2" table:style-name="ta1">
        <table:shapes>
          <draw:frame draw:z-index="0" draw:style-name="gr1" draw:text-style-name="P1" svg:width="16.01cm" svg:height="8.999cm" svg:x="20.451cm" svg:y="0.6cm">
            <draw:object draw:notify-on-update-of-ranges="'CNSRV-CO2'.A2:'CNSRV-CO2'.A21 'CNSRV-CO2'.B1:'CNSRV-CO2'.B1 'CNSRV-CO2'.B2:'CNSRV-CO2'.B21 'CNSRV-CO2'.C1:'CNSRV-CO2'.C1 'CNSRV-CO2'.C2:'CNSRV-CO2'.C21 'CNSRV-CO2'.D1:'CNSRV-CO2'.D1 'CNSRV-CO2'.D2:'CNSRV-CO2'.D21 'CNSRV-CO2'.E1:'CNSRV-CO2'.E1 'CNSRV-CO2'.E2:'CNSRV-CO2'.E21 'CNSRV-CO2'.F1:'CNSRV-CO2'.F1 'CNSRV-CO2'.F2:'CNSRV-CO2'.F21 'CNSRV-CO2'.G1:'CNSRV-CO2'.G1 'CNSRV-CO2'.G2:'CNSRV-CO2'.G21 'CNSRV-CO2'.H1:'CNSRV-CO2'.H1 'CNSRV-CO2'.H2:'CNSRV-CO2'.H21 'CNSRV-CO2'.I1:'CNSRV-CO2'.I1 'CNSRV-CO2'.I2:'CNSRV-CO2'.I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'CNSRV-CO2'.A25:'CNSRV-CO2'.A44 'CNSRV-CO2'.B24:'CNSRV-CO2'.B24 'CNSRV-CO2'.B25:'CNSRV-CO2'.B44 'CNSRV-CO2'.C24:'CNSRV-CO2'.C24 'CNSRV-CO2'.C25:'CNSRV-CO2'.C44 'CNSRV-CO2'.D24:'CNSRV-CO2'.D24 'CNSRV-CO2'.D25:'CNSRV-CO2'.D44 'CNSRV-CO2'.E24:'CNSRV-CO2'.E24 'CNSRV-CO2'.E25:'CNSRV-CO2'.E44 'CNSRV-CO2'.F24:'CNSRV-CO2'.F24 'CNSRV-CO2'.F25:'CNSRV-CO2'.F44 'CNSRV-CO2'.G24:'CNSRV-CO2'.G24 'CNSRV-CO2'.G25:'CNSRV-CO2'.G44 'CNSRV-CO2'.H24:'CNSRV-CO2'.H24 'CNSRV-CO2'.H25:'CNSRV-CO2'.H44 'CNSRV-CO2'.I24:'CNSRV-CO2'.I24 'CNSRV-CO2'.I25:'CNSRV-CO2'.I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ECA</text:p>
          </table:table-cell>
          <table:table-cell table:style-name="ce1" office:value-type="string" calcext:value-type="string">
            <text:p>GrnWkECA</text:p>
          </table:table-cell>
          <table:table-cell table:style-name="ce1" office:value-type="string" calcext:value-type="string">
            <text:p>DnrWkECA</text:p>
          </table:table-cell>
          <table:table-cell table:style-name="ce4" office:value-type="string" calcext:value-type="string">
            <text:p>StrECA</text:p>
          </table:table-cell>
          <table:table-cell table:style-name="ce1" office:value-type="string" calcext:value-type="string">
            <text:p>StrECA(AB)</text:p>
          </table:table-cell>
          <table:table-cell table:style-name="ce1" office:value-type="string" calcext:value-type="string">
            <text:p>GrnStrECA</text:p>
          </table:table-cell>
          <table:table-cell table:style-name="ce14" office:value-type="string" calcext:value-type="string">
            <text:p>DnrStrECA</text:p>
          </table:table-cell>
          <table:table-cell table:style-name="ce15" office:value-type="string" calcext:value-type="string" table:number-columns-spanned="6" table:number-rows-spanned="1">
            <text:p>{Green,<text:span text:style-name="T1">Denier</text:span>} + {Weak,Strong} + EnergyConservationAccount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 table:number-columns-repeated="47"/>
          <table:table-cell table:number-columns-repeated="96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3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3"/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float" office:value="3344" calcext:value-type="float">
            <text:p>3,344</text:p>
          </table:table-cell>
          <table:table-cell office:value-type="percentage" office:value="0.100478468899522" calcext:value-type="percentage">
            <text:p>10.05%</text:p>
          </table:table-cell>
          <table:table-cell office:value-type="percentage" office:value="0.092703349282297" calcext:value-type="percentage">
            <text:p>9.27%</text:p>
          </table:table-cell>
          <table:table-cell table:style-name="ce5" office:value-type="percentage" office:value="0.00627990430622" calcext:value-type="percentage">
            <text:p>0.63%</text:p>
          </table:table-cell>
          <table:table-cell office:value-type="percentage" office:value="0.034090909090909" calcext:value-type="percentage">
            <text:p>3.41%</text:p>
          </table:table-cell>
          <table:table-cell table:style-name="ce5" office:value-type="percentage" office:value="0.026016746411483" calcext:value-type="percentage">
            <text:p>2.60%</text:p>
          </table:table-cell>
          <table:table-cell table:style-name="ce5" office:value-type="percentage" office:value="0.031997607655502" calcext:value-type="percentage">
            <text:p>3.20%</text:p>
          </table:table-cell>
          <table:table-cell table:style-name="ce5" office:value-type="percentage" office:value="0.001794258373206" calcext:value-type="percentage">
            <text:p>0.18%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float" office:value="2412" calcext:value-type="float">
            <text:p>2,412</text:p>
          </table:table-cell>
          <table:table-cell office:value-type="percentage" office:value="0.122719734660033" calcext:value-type="percentage">
            <text:p>12.27%</text:p>
          </table:table-cell>
          <table:table-cell office:value-type="percentage" office:value="0.11318407960199" calcext:value-type="percentage">
            <text:p>11.32%</text:p>
          </table:table-cell>
          <table:table-cell table:style-name="ce5" office:value-type="percentage" office:value="0.00787728026534" calcext:value-type="percentage">
            <text:p>0.79%</text:p>
          </table:table-cell>
          <table:table-cell office:value-type="percentage" office:value="0.041873963515755" calcext:value-type="percentage">
            <text:p>4.19%</text:p>
          </table:table-cell>
          <table:table-cell table:style-name="ce5" office:value-type="percentage" office:value="0.031094527363184" calcext:value-type="percentage">
            <text:p>3.11%</text:p>
          </table:table-cell>
          <table:table-cell table:style-name="ce5" office:value-type="percentage" office:value="0.038971807628524" calcext:value-type="percentage">
            <text:p>3.90%</text:p>
          </table:table-cell>
          <table:table-cell table:style-name="ce5" office:value-type="percentage" office:value="0.002487562189055" calcext:value-type="percentage">
            <text:p>0.25%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float" office:value="1820" calcext:value-type="float">
            <text:p>1,820</text:p>
          </table:table-cell>
          <table:table-cell office:value-type="percentage" office:value="0.13956043956044" calcext:value-type="percentage">
            <text:p>13.96%</text:p>
          </table:table-cell>
          <table:table-cell office:value-type="percentage" office:value="0.127472527472527" calcext:value-type="percentage">
            <text:p>12.75%</text:p>
          </table:table-cell>
          <table:table-cell table:style-name="ce5" office:value-type="percentage" office:value="0.00989010989011" calcext:value-type="percentage">
            <text:p>0.99%</text:p>
          </table:table-cell>
          <table:table-cell office:value-type="percentage" office:value="0.051098901098901" calcext:value-type="percentage">
            <text:p>5.11%</text:p>
          </table:table-cell>
          <table:table-cell table:style-name="ce5" office:value-type="percentage" office:value="0.037362637362637" calcext:value-type="percentage">
            <text:p>3.74%</text:p>
          </table:table-cell>
          <table:table-cell table:style-name="ce5" office:value-type="percentage" office:value="0.047252747252747" calcext:value-type="percentage">
            <text:p>4.73%</text:p>
          </table:table-cell>
          <table:table-cell table:style-name="ce5" office:value-type="percentage" office:value="0.003296703296703" calcext:value-type="percentage">
            <text:p>0.33%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float" office:value="1430" calcext:value-type="float">
            <text:p>1,430</text:p>
          </table:table-cell>
          <table:table-cell office:value-type="percentage" office:value="0.153846153846154" calcext:value-type="percentage">
            <text:p>15.38%</text:p>
          </table:table-cell>
          <table:table-cell office:value-type="percentage" office:value="0.140559440559441" calcext:value-type="percentage">
            <text:p>14.06%</text:p>
          </table:table-cell>
          <table:table-cell table:style-name="ce5" office:value-type="percentage" office:value="0.010489510489511" calcext:value-type="percentage">
            <text:p>1.05%</text:p>
          </table:table-cell>
          <table:table-cell office:value-type="percentage" office:value="0.062237762237762" calcext:value-type="percentage">
            <text:p>6.22%</text:p>
          </table:table-cell>
          <table:table-cell table:style-name="ce5" office:value-type="percentage" office:value="0.044755244755245" calcext:value-type="percentage">
            <text:p>4.48%</text:p>
          </table:table-cell>
          <table:table-cell table:style-name="ce5" office:value-type="percentage" office:value="0.057342657342657" calcext:value-type="percentage">
            <text:p>5.73%</text:p>
          </table:table-cell>
          <table:table-cell table:style-name="ce5" office:value-type="percentage" office:value="0.004195804195804" calcext:value-type="percentage">
            <text:p>0.42%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1166" calcext:value-type="float">
            <text:p>1,166</text:p>
          </table:table-cell>
          <table:table-cell office:value-type="percentage" office:value="0.166380789022298" calcext:value-type="percentage">
            <text:p>16.64%</text:p>
          </table:table-cell>
          <table:table-cell office:value-type="percentage" office:value="0.15180102915952" calcext:value-type="percentage">
            <text:p>15.18%</text:p>
          </table:table-cell>
          <table:table-cell table:style-name="ce5" office:value-type="percentage" office:value="0.01114922813036" calcext:value-type="percentage">
            <text:p>1.11%</text:p>
          </table:table-cell>
          <table:table-cell office:value-type="percentage" office:value="0.07032590051458" calcext:value-type="percentage">
            <text:p>7.03%</text:p>
          </table:table-cell>
          <table:table-cell table:style-name="ce5" office:value-type="percentage" office:value="0.049742710120069" calcext:value-type="percentage">
            <text:p>4.97%</text:p>
          </table:table-cell>
          <table:table-cell table:style-name="ce5" office:value-type="percentage" office:value="0.065180102915952" calcext:value-type="percentage">
            <text:p>6.52%</text:p>
          </table:table-cell>
          <table:table-cell table:style-name="ce5" office:value-type="percentage" office:value="0.004288164665523" calcext:value-type="percentage">
            <text:p>0.43%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float" office:value="959" calcext:value-type="float">
            <text:p>959</text:p>
          </table:table-cell>
          <table:table-cell office:value-type="percentage" office:value="0.180396246089677" calcext:value-type="percentage">
            <text:p>18.04%</text:p>
          </table:table-cell>
          <table:table-cell office:value-type="percentage" office:value="0.164754953076121" calcext:value-type="percentage">
            <text:p>16.48%</text:p>
          </table:table-cell>
          <table:table-cell table:style-name="ce5" office:value-type="percentage" office:value="0.012513034410845" calcext:value-type="percentage">
            <text:p>1.25%</text:p>
          </table:table-cell>
          <table:table-cell office:value-type="percentage" office:value="0.074035453597497" calcext:value-type="percentage">
            <text:p>7.40%</text:p>
          </table:table-cell>
          <table:table-cell table:style-name="ce5" office:value-type="percentage" office:value="0.05318039624609" calcext:value-type="percentage">
            <text:p>5.32%</text:p>
          </table:table-cell>
          <table:table-cell table:style-name="ce5" office:value-type="percentage" office:value="0.068821689259646" calcext:value-type="percentage">
            <text:p>6.88%</text:p>
          </table:table-cell>
          <table:table-cell table:style-name="ce5" office:value-type="percentage" office:value="0.004171011470282" calcext:value-type="percentage">
            <text:p>0.42%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float" office:value="827" calcext:value-type="float">
            <text:p>827</text:p>
          </table:table-cell>
          <table:table-cell office:value-type="percentage" office:value="0.198307134220073" calcext:value-type="percentage">
            <text:p>19.83%</text:p>
          </table:table-cell>
          <table:table-cell office:value-type="percentage" office:value="0.182587666263603" calcext:value-type="percentage">
            <text:p>18.26%</text:p>
          </table:table-cell>
          <table:table-cell table:style-name="ce5" office:value-type="percentage" office:value="0.012091898428053" calcext:value-type="percentage">
            <text:p>1.21%</text:p>
          </table:table-cell>
          <table:table-cell office:value-type="percentage" office:value="0.082224909310762" calcext:value-type="percentage">
            <text:p>8.22%</text:p>
          </table:table-cell>
          <table:table-cell table:style-name="ce5" office:value-type="percentage" office:value="0.058041112454655" calcext:value-type="percentage">
            <text:p>5.80%</text:p>
          </table:table-cell>
          <table:table-cell table:style-name="ce5" office:value-type="percentage" office:value="0.076178960096735" calcext:value-type="percentage">
            <text:p>7.62%</text:p>
          </table:table-cell>
          <table:table-cell table:style-name="ce5" office:value-type="percentage" office:value="0.004836759371221" calcext:value-type="percentage">
            <text:p>0.48%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728" calcext:value-type="float">
            <text:p>728</text:p>
          </table:table-cell>
          <table:table-cell office:value-type="percentage" office:value="0.211538461538461" calcext:value-type="percentage">
            <text:p>21.15%</text:p>
          </table:table-cell>
          <table:table-cell office:value-type="percentage" office:value="0.196428571428571" calcext:value-type="percentage">
            <text:p>19.64%</text:p>
          </table:table-cell>
          <table:table-cell table:style-name="ce5" office:value-type="percentage" office:value="0.010989010989011" calcext:value-type="percentage">
            <text:p>1.10%</text:p>
          </table:table-cell>
          <table:table-cell office:value-type="percentage" office:value="0.083791208791209" calcext:value-type="percentage">
            <text:p>8.38%</text:p>
          </table:table-cell>
          <table:table-cell table:style-name="ce5" office:value-type="percentage" office:value="0.056318681318681" calcext:value-type="percentage">
            <text:p>5.63%</text:p>
          </table:table-cell>
          <table:table-cell table:style-name="ce5" office:value-type="percentage" office:value="0.078296703296703" calcext:value-type="percentage">
            <text:p>7.83%</text:p>
          </table:table-cell>
          <table:table-cell table:style-name="ce5" office:value-type="percentage" office:value="0.004120879120879" calcext:value-type="percentage">
            <text:p>0.41%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float" office:value="648" calcext:value-type="float">
            <text:p>648</text:p>
          </table:table-cell>
          <table:table-cell office:value-type="percentage" office:value="0.214506172839506" calcext:value-type="percentage">
            <text:p>21.45%</text:p>
          </table:table-cell>
          <table:table-cell office:value-type="percentage" office:value="0.199074074074074" calcext:value-type="percentage">
            <text:p>19.91%</text:p>
          </table:table-cell>
          <table:table-cell table:style-name="ce5" office:value-type="percentage" office:value="0.010802469135803" calcext:value-type="percentage">
            <text:p>1.08%</text:p>
          </table:table-cell>
          <table:table-cell office:value-type="percentage" office:value="0.084876543209877" calcext:value-type="percentage">
            <text:p>8.49%</text:p>
          </table:table-cell>
          <table:table-cell table:style-name="ce5" office:value-type="percentage" office:value="0.054012345679012" calcext:value-type="percentage">
            <text:p>5.40%</text:p>
          </table:table-cell>
          <table:table-cell table:style-name="ce5" office:value-type="percentage" office:value="0.078703703703704" calcext:value-type="percentage">
            <text:p>7.87%</text:p>
          </table:table-cell>
          <table:table-cell table:style-name="ce5" office:value-type="percentage" office:value="0.00462962962963" calcext:value-type="percentage">
            <text:p>0.46%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float" office:value="571" calcext:value-type="float">
            <text:p>571</text:p>
          </table:table-cell>
          <table:table-cell office:value-type="percentage" office:value="0.229422066549912" calcext:value-type="percentage">
            <text:p>22.94%</text:p>
          </table:table-cell>
          <table:table-cell office:value-type="percentage" office:value="0.215411558669002" calcext:value-type="percentage">
            <text:p>21.54%</text:p>
          </table:table-cell>
          <table:table-cell table:style-name="ce5" office:value-type="percentage" office:value="0.008756567425569" calcext:value-type="percentage">
            <text:p>0.88%</text:p>
          </table:table-cell>
          <table:table-cell office:value-type="percentage" office:value="0.089316987740806" calcext:value-type="percentage">
            <text:p>8.93%</text:p>
          </table:table-cell>
          <table:table-cell table:style-name="ce5" office:value-type="percentage" office:value="0.057793345008757" calcext:value-type="percentage">
            <text:p>5.78%</text:p>
          </table:table-cell>
          <table:table-cell table:style-name="ce5" office:value-type="percentage" office:value="0.084063047285464" calcext:value-type="percentage">
            <text:p>8.41%</text:p>
          </table:table-cell>
          <table:table-cell table:style-name="ce5" office:value-type="percentage" office:value="0.003502626970228" calcext:value-type="percentage">
            <text:p>0.35%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float" office:value="515" calcext:value-type="float">
            <text:p>515</text:p>
          </table:table-cell>
          <table:table-cell office:value-type="percentage" office:value="0.236893203883495" calcext:value-type="percentage">
            <text:p>23.69%</text:p>
          </table:table-cell>
          <table:table-cell office:value-type="percentage" office:value="0.223300970873786" calcext:value-type="percentage">
            <text:p>22.33%</text:p>
          </table:table-cell>
          <table:table-cell table:style-name="ce5" office:value-type="percentage" office:value="0.009708737864078" calcext:value-type="percentage">
            <text:p>0.97%</text:p>
          </table:table-cell>
          <table:table-cell office:value-type="percentage" office:value="0.095145631067961" calcext:value-type="percentage">
            <text:p>9.51%</text:p>
          </table:table-cell>
          <table:table-cell table:style-name="ce5" office:value-type="percentage" office:value="0.060194174757282" calcext:value-type="percentage">
            <text:p>6.02%</text:p>
          </table:table-cell>
          <table:table-cell table:style-name="ce5" office:value-type="percentage" office:value="0.089320388349515" calcext:value-type="percentage">
            <text:p>8.93%</text:p>
          </table:table-cell>
          <table:table-cell table:style-name="ce5" office:value-type="percentage" office:value="0.003883495145631" calcext:value-type="percentage">
            <text:p>0.39%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float" office:value="470" calcext:value-type="float">
            <text:p>470</text:p>
          </table:table-cell>
          <table:table-cell office:value-type="percentage" office:value="0.248936170212766" calcext:value-type="percentage">
            <text:p>24.89%</text:p>
          </table:table-cell>
          <table:table-cell office:value-type="percentage" office:value="0.234042553191489" calcext:value-type="percentage">
            <text:p>23.40%</text:p>
          </table:table-cell>
          <table:table-cell table:style-name="ce5" office:value-type="percentage" office:value="0.010638297872341" calcext:value-type="percentage">
            <text:p>1.06%</text:p>
          </table:table-cell>
          <table:table-cell office:value-type="percentage" office:value="0.102127659574468" calcext:value-type="percentage">
            <text:p>10.21%</text:p>
          </table:table-cell>
          <table:table-cell table:style-name="ce5" office:value-type="percentage" office:value="0.061702127659575" calcext:value-type="percentage">
            <text:p>6.17%</text:p>
          </table:table-cell>
          <table:table-cell table:style-name="ce5" office:value-type="percentage" office:value="0.095744680851064" calcext:value-type="percentage">
            <text:p>9.57%</text:p>
          </table:table-cell>
          <table:table-cell table:style-name="ce5" office:value-type="percentage" office:value="0.004255319148936" calcext:value-type="percentage">
            <text:p>0.43%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float" office:value="422" calcext:value-type="float">
            <text:p>422</text:p>
          </table:table-cell>
          <table:table-cell office:value-type="percentage" office:value="0.248815165876777" calcext:value-type="percentage">
            <text:p>24.88%</text:p>
          </table:table-cell>
          <table:table-cell office:value-type="percentage" office:value="0.234597156398104" calcext:value-type="percentage">
            <text:p>23.46%</text:p>
          </table:table-cell>
          <table:table-cell table:style-name="ce5" office:value-type="percentage" office:value="0.011848341232228" calcext:value-type="percentage">
            <text:p>1.18%</text:p>
          </table:table-cell>
          <table:table-cell office:value-type="percentage" office:value="0.106635071090047" calcext:value-type="percentage">
            <text:p>10.66%</text:p>
          </table:table-cell>
          <table:table-cell table:style-name="ce5" office:value-type="percentage" office:value="0.06872037914692" calcext:value-type="percentage">
            <text:p>6.87%</text:p>
          </table:table-cell>
          <table:table-cell table:style-name="ce5" office:value-type="percentage" office:value="0.101895734597156" calcext:value-type="percentage">
            <text:p>10.19%</text:p>
          </table:table-cell>
          <table:table-cell table:style-name="ce5" office:value-type="percentage" office:value="0.004739336492891" calcext:value-type="percentage">
            <text:p>0.47%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float" office:value="386" calcext:value-type="float">
            <text:p>386</text:p>
          </table:table-cell>
          <table:table-cell office:value-type="percentage" office:value="0.256476683937824" calcext:value-type="percentage">
            <text:p>25.65%</text:p>
          </table:table-cell>
          <table:table-cell office:value-type="percentage" office:value="0.240932642487047" calcext:value-type="percentage">
            <text:p>24.09%</text:p>
          </table:table-cell>
          <table:table-cell table:style-name="ce5" office:value-type="percentage" office:value="0.012953367875648" calcext:value-type="percentage">
            <text:p>1.30%</text:p>
          </table:table-cell>
          <table:table-cell office:value-type="percentage" office:value="0.11139896373057" calcext:value-type="percentage">
            <text:p>11.14%</text:p>
          </table:table-cell>
          <table:table-cell table:style-name="ce5" office:value-type="percentage" office:value="0.075129533678757" calcext:value-type="percentage">
            <text:p>7.51%</text:p>
          </table:table-cell>
          <table:table-cell table:style-name="ce5" office:value-type="percentage" office:value="0.106217616580311" calcext:value-type="percentage">
            <text:p>10.62%</text:p>
          </table:table-cell>
          <table:table-cell table:style-name="ce5" office:value-type="percentage" office:value="0.005181347150259" calcext:value-type="percentage">
            <text:p>0.52%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office:value-type="float" office:value="350" calcext:value-type="float">
            <text:p>350</text:p>
          </table:table-cell>
          <table:table-cell office:value-type="percentage" office:value="0.265714285714286" calcext:value-type="percentage">
            <text:p>26.57%</text:p>
          </table:table-cell>
          <table:table-cell office:value-type="percentage" office:value="0.248571428571429" calcext:value-type="percentage">
            <text:p>24.86%</text:p>
          </table:table-cell>
          <table:table-cell table:style-name="ce5" office:value-type="percentage" office:value="0.014285714285714" calcext:value-type="percentage">
            <text:p>1.43%</text:p>
          </table:table-cell>
          <table:table-cell office:value-type="percentage" office:value="0.114285714285714" calcext:value-type="percentage">
            <text:p>11.43%</text:p>
          </table:table-cell>
          <table:table-cell table:style-name="ce5" office:value-type="percentage" office:value="0.077142857142857" calcext:value-type="percentage">
            <text:p>7.71%</text:p>
          </table:table-cell>
          <table:table-cell table:style-name="ce5" office:value-type="percentage" office:value="0.108571428571429" calcext:value-type="percentage">
            <text:p>10.86%</text:p>
          </table:table-cell>
          <table:table-cell table:style-name="ce5" office:value-type="percentage" office:value="0.005714285714286" calcext:value-type="percentage">
            <text:p>0.57%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float" office:value="322" calcext:value-type="float">
            <text:p>322</text:p>
          </table:table-cell>
          <table:table-cell office:value-type="percentage" office:value="0.273291925465838" calcext:value-type="percentage">
            <text:p>27.33%</text:p>
          </table:table-cell>
          <table:table-cell office:value-type="percentage" office:value="0.254658385093168" calcext:value-type="percentage">
            <text:p>25.47%</text:p>
          </table:table-cell>
          <table:table-cell table:style-name="ce5" office:value-type="percentage" office:value="0.015527950310559" calcext:value-type="percentage">
            <text:p>1.55%</text:p>
          </table:table-cell>
          <table:table-cell office:value-type="percentage" office:value="0.114906832298137" calcext:value-type="percentage">
            <text:p>11.49%</text:p>
          </table:table-cell>
          <table:table-cell table:style-name="ce5" office:value-type="percentage" office:value="0.077639751552795" calcext:value-type="percentage">
            <text:p>7.76%</text:p>
          </table:table-cell>
          <table:table-cell table:style-name="ce5" office:value-type="percentage" office:value="0.108695652173913" calcext:value-type="percentage">
            <text:p>10.87%</text:p>
          </table:table-cell>
          <table:table-cell table:style-name="ce5" office:value-type="percentage" office:value="0.006211180124224" calcext:value-type="percentage">
            <text:p>0.62%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76094276094276" calcext:value-type="percentage">
            <text:p>27.61%</text:p>
          </table:table-cell>
          <table:table-cell office:value-type="percentage" office:value="0.255892255892256" calcext:value-type="percentage">
            <text:p>25.59%</text:p>
          </table:table-cell>
          <table:table-cell table:style-name="ce5" office:value-type="percentage" office:value="0.016835016835017" calcext:value-type="percentage">
            <text:p>1.68%</text:p>
          </table:table-cell>
          <table:table-cell office:value-type="percentage" office:value="0.114478114478115" calcext:value-type="percentage">
            <text:p>11.45%</text:p>
          </table:table-cell>
          <table:table-cell table:style-name="ce5" office:value-type="percentage" office:value="0.077441077441078" calcext:value-type="percentage">
            <text:p>7.74%</text:p>
          </table:table-cell>
          <table:table-cell table:style-name="ce5" office:value-type="percentage" office:value="0.107744107744108" calcext:value-type="percentage">
            <text:p>10.77%</text:p>
          </table:table-cell>
          <table:table-cell table:style-name="ce5" office:value-type="percentage" office:value="0.006734006734007" calcext:value-type="percentage">
            <text:p>0.67%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office:value-type="float" office:value="270" calcext:value-type="float">
            <text:p>270</text:p>
          </table:table-cell>
          <table:table-cell office:value-type="percentage" office:value="0.274074074074074" calcext:value-type="percentage">
            <text:p>27.41%</text:p>
          </table:table-cell>
          <table:table-cell office:value-type="percentage" office:value="0.251851851851852" calcext:value-type="percentage">
            <text:p>25.19%</text:p>
          </table:table-cell>
          <table:table-cell table:style-name="ce5" office:value-type="percentage" office:value="0.018518518518519" calcext:value-type="percentage">
            <text:p>1.85%</text:p>
          </table:table-cell>
          <table:table-cell office:value-type="percentage" office:value="0.118518518518519" calcext:value-type="percentage">
            <text:p>11.85%</text:p>
          </table:table-cell>
          <table:table-cell table:style-name="ce5" office:value-type="percentage" office:value="0.077777777777778" calcext:value-type="percentage">
            <text:p>7.78%</text:p>
          </table:table-cell>
          <table:table-cell table:style-name="ce5" office:value-type="percentage" office:value="0.111111111111111" calcext:value-type="percentage">
            <text:p>11.11%</text:p>
          </table:table-cell>
          <table:table-cell table:style-name="ce5" office:value-type="percentage" office:value="0.007407407407407" calcext:value-type="percentage">
            <text:p>0.74%</text:p>
          </table:table-cell>
          <table:table-cell table:number-columns-repeated="1015"/>
        </table:table-row>
        <table:table-row table:style-name="ro2" table:number-rows-repeated="2">
          <table:table-cell/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CO2A</text:p>
          </table:table-cell>
          <table:table-cell table:style-name="ce1" office:value-type="string" calcext:value-type="string">
            <text:p>GrnWkCO2A</text:p>
          </table:table-cell>
          <table:table-cell table:style-name="ce1" office:value-type="string" calcext:value-type="string">
            <text:p>DnrWkCO2A</text:p>
          </table:table-cell>
          <table:table-cell table:style-name="ce4" office:value-type="string" calcext:value-type="string">
            <text:p>StrCO2A</text:p>
          </table:table-cell>
          <table:table-cell table:style-name="ce1" office:value-type="string" calcext:value-type="string">
            <text:p>StrCO2A(AB)</text:p>
          </table:table-cell>
          <table:table-cell table:style-name="ce1" office:value-type="string" calcext:value-type="string">
            <text:p>GrnStrCO2A</text:p>
          </table:table-cell>
          <table:table-cell table:style-name="ce14" office:value-type="string" calcext:value-type="string">
            <text:p>DnrStrCO2A</text:p>
          </table:table-cell>
          <table:table-cell table:style-name="ce15" office:value-type="string" calcext:value-type="string" table:number-columns-spanned="6" table:number-rows-spanned="1">
            <text:p>{Green,<text:span text:style-name="T1">Denier</text:span>} + {Weak,Strong} + CO2CutAccount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 table:number-columns-repeated="47"/>
          <table:table-cell table:number-columns-repeated="96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3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3"/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float" office:value="3344" calcext:value-type="float">
            <text:p>3,344</text:p>
          </table:table-cell>
          <table:table-cell office:value-type="percentage" office:value="0.019736842105263" calcext:value-type="percentage">
            <text:p>1.97%</text:p>
          </table:table-cell>
          <table:table-cell office:value-type="percentage" office:value="0.016746411483254" calcext:value-type="percentage">
            <text:p>1.67%</text:p>
          </table:table-cell>
          <table:table-cell table:style-name="ce5" office:value-type="percentage" office:value="0.002392344497608" calcext:value-type="percentage">
            <text:p>0.24%</text:p>
          </table:table-cell>
          <table:table-cell office:value-type="percentage" office:value="0.007177033492823" calcext:value-type="percentage">
            <text:p>0.72%</text:p>
          </table:table-cell>
          <table:table-cell table:style-name="ce5" office:value-type="percentage" office:value="0.006877990430622" calcext:value-type="percentage">
            <text:p>0.69%</text:p>
          </table:table-cell>
          <table:table-cell table:style-name="ce5" office:value-type="percentage" office:value="0.005382775119617" calcext:value-type="percentage">
            <text:p>0.54%</text:p>
          </table:table-cell>
          <table:table-cell table:style-name="ce5" office:value-type="percentage" office:value="0.001196172248804" calcext:value-type="percentage">
            <text:p>0.12%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float" office:value="2412" calcext:value-type="float">
            <text:p>2,412</text:p>
          </table:table-cell>
          <table:table-cell office:value-type="percentage" office:value="0.024875621890547" calcext:value-type="percentage">
            <text:p>2.49%</text:p>
          </table:table-cell>
          <table:table-cell office:value-type="percentage" office:value="0.021144278606965" calcext:value-type="percentage">
            <text:p>2.11%</text:p>
          </table:table-cell>
          <table:table-cell table:style-name="ce5" office:value-type="percentage" office:value="0.003316749585406" calcext:value-type="percentage">
            <text:p>0.33%</text:p>
          </table:table-cell>
          <table:table-cell office:value-type="percentage" office:value="0.009121061359867" calcext:value-type="percentage">
            <text:p>0.91%</text:p>
          </table:table-cell>
          <table:table-cell table:style-name="ce5" office:value-type="percentage" office:value="0.008706467661692" calcext:value-type="percentage">
            <text:p>0.87%</text:p>
          </table:table-cell>
          <table:table-cell table:style-name="ce5" office:value-type="percentage" office:value="0.007048092868988" calcext:value-type="percentage">
            <text:p>0.70%</text:p>
          </table:table-cell>
          <table:table-cell table:style-name="ce5" office:value-type="percentage" office:value="0.001658374792703" calcext:value-type="percentage">
            <text:p>0.17%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float" office:value="1820" calcext:value-type="float">
            <text:p>1,820</text:p>
          </table:table-cell>
          <table:table-cell office:value-type="percentage" office:value="0.028021978021978" calcext:value-type="percentage">
            <text:p>2.80%</text:p>
          </table:table-cell>
          <table:table-cell office:value-type="percentage" office:value="0.023076923076923" calcext:value-type="percentage">
            <text:p>2.31%</text:p>
          </table:table-cell>
          <table:table-cell table:style-name="ce5" office:value-type="percentage" office:value="0.004395604395604" calcext:value-type="percentage">
            <text:p>0.44%</text:p>
          </table:table-cell>
          <table:table-cell office:value-type="percentage" office:value="0.00989010989011" calcext:value-type="percentage">
            <text:p>0.99%</text:p>
          </table:table-cell>
          <table:table-cell table:style-name="ce5" office:value-type="percentage" office:value="0.009340659340659" calcext:value-type="percentage">
            <text:p>0.93%</text:p>
          </table:table-cell>
          <table:table-cell table:style-name="ce5" office:value-type="percentage" office:value="0.007142857142857" calcext:value-type="percentage">
            <text:p>0.71%</text:p>
          </table:table-cell>
          <table:table-cell table:style-name="ce5" office:value-type="percentage" office:value="0.002197802197802" calcext:value-type="percentage">
            <text:p>0.22%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float" office:value="1430" calcext:value-type="float">
            <text:p>1,430</text:p>
          </table:table-cell>
          <table:table-cell office:value-type="percentage" office:value="0.034265734265734" calcext:value-type="percentage">
            <text:p>3.43%</text:p>
          </table:table-cell>
          <table:table-cell office:value-type="percentage" office:value="0.027972027972028" calcext:value-type="percentage">
            <text:p>2.80%</text:p>
          </table:table-cell>
          <table:table-cell table:style-name="ce5" office:value-type="percentage" office:value="0.005594405594406" calcext:value-type="percentage">
            <text:p>0.56%</text:p>
          </table:table-cell>
          <table:table-cell office:value-type="percentage" office:value="0.012587412587413" calcext:value-type="percentage">
            <text:p>1.26%</text:p>
          </table:table-cell>
          <table:table-cell table:style-name="ce5" office:value-type="percentage" office:value="0.011888111888112" calcext:value-type="percentage">
            <text:p>1.19%</text:p>
          </table:table-cell>
          <table:table-cell table:style-name="ce5" office:value-type="percentage" office:value="0.009090909090909" calcext:value-type="percentage">
            <text:p>0.91%</text:p>
          </table:table-cell>
          <table:table-cell table:style-name="ce5" office:value-type="percentage" office:value="0.002797202797203" calcext:value-type="percentage">
            <text:p>0.28%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1166" calcext:value-type="float">
            <text:p>1,166</text:p>
          </table:table-cell>
          <table:table-cell office:value-type="percentage" office:value="0.038593481989708" calcext:value-type="percentage">
            <text:p>3.86%</text:p>
          </table:table-cell>
          <table:table-cell office:value-type="percentage" office:value="0.031732418524871" calcext:value-type="percentage">
            <text:p>3.17%</text:p>
          </table:table-cell>
          <table:table-cell table:style-name="ce5" office:value-type="percentage" office:value="0.006003430531732" calcext:value-type="percentage">
            <text:p>0.60%</text:p>
          </table:table-cell>
          <table:table-cell office:value-type="percentage" office:value="0.013722126929674" calcext:value-type="percentage">
            <text:p>1.37%</text:p>
          </table:table-cell>
          <table:table-cell table:style-name="ce5" office:value-type="percentage" office:value="0.01286449399657" calcext:value-type="percentage">
            <text:p>1.29%</text:p>
          </table:table-cell>
          <table:table-cell table:style-name="ce5" office:value-type="percentage" office:value="0.010291595197256" calcext:value-type="percentage">
            <text:p>1.03%</text:p>
          </table:table-cell>
          <table:table-cell table:style-name="ce5" office:value-type="percentage" office:value="0.002572898799314" calcext:value-type="percentage">
            <text:p>0.26%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float" office:value="959" calcext:value-type="float">
            <text:p>959</text:p>
          </table:table-cell>
          <table:table-cell office:value-type="percentage" office:value="0.042752867570386" calcext:value-type="percentage">
            <text:p>4.28%</text:p>
          </table:table-cell>
          <table:table-cell office:value-type="percentage" office:value="0.035453597497393" calcext:value-type="percentage">
            <text:p>3.55%</text:p>
          </table:table-cell>
          <table:table-cell table:style-name="ce5" office:value-type="percentage" office:value="0.006256517205422" calcext:value-type="percentage">
            <text:p>0.63%</text:p>
          </table:table-cell>
          <table:table-cell office:value-type="percentage" office:value="0.015641293013556" calcext:value-type="percentage">
            <text:p>1.56%</text:p>
          </table:table-cell>
          <table:table-cell table:style-name="ce5" office:value-type="percentage" office:value="0.014598540145985" calcext:value-type="percentage">
            <text:p>1.46%</text:p>
          </table:table-cell>
          <table:table-cell table:style-name="ce5" office:value-type="percentage" office:value="0.011470281543274" calcext:value-type="percentage">
            <text:p>1.15%</text:p>
          </table:table-cell>
          <table:table-cell table:style-name="ce5" office:value-type="percentage" office:value="0.003128258602711" calcext:value-type="percentage">
            <text:p>0.31%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float" office:value="827" calcext:value-type="float">
            <text:p>827</text:p>
          </table:table-cell>
          <table:table-cell office:value-type="percentage" office:value="0.045949214026602" calcext:value-type="percentage">
            <text:p>4.59%</text:p>
          </table:table-cell>
          <table:table-cell office:value-type="percentage" office:value="0.039903264812576" calcext:value-type="percentage">
            <text:p>3.99%</text:p>
          </table:table-cell>
          <table:table-cell table:style-name="ce5" office:value-type="percentage" office:value="0.004836759371221" calcext:value-type="percentage">
            <text:p>0.48%</text:p>
          </table:table-cell>
          <table:table-cell office:value-type="percentage" office:value="0.016928657799275" calcext:value-type="percentage">
            <text:p>1.69%</text:p>
          </table:table-cell>
          <table:table-cell table:style-name="ce5" office:value-type="percentage" office:value="0.016928657799275" calcext:value-type="percentage">
            <text:p>1.69%</text:p>
          </table:table-cell>
          <table:table-cell table:style-name="ce5" office:value-type="percentage" office:value="0.012091898428053" calcext:value-type="percentage">
            <text:p>1.21%</text:p>
          </table:table-cell>
          <table:table-cell table:style-name="ce5" office:value-type="percentage" office:value="0.003627569528416" calcext:value-type="percentage">
            <text:p>0.36%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728" calcext:value-type="float">
            <text:p>728</text:p>
          </table:table-cell>
          <table:table-cell office:value-type="percentage" office:value="0.050824175824176" calcext:value-type="percentage">
            <text:p>5.08%</text:p>
          </table:table-cell>
          <table:table-cell office:value-type="percentage" office:value="0.04532967032967" calcext:value-type="percentage">
            <text:p>4.53%</text:p>
          </table:table-cell>
          <table:table-cell table:style-name="ce5" office:value-type="percentage" office:value="0.004120879120879" calcext:value-type="percentage">
            <text:p>0.41%</text:p>
          </table:table-cell>
          <table:table-cell office:value-type="percentage" office:value="0.017857142857143" calcext:value-type="percentage">
            <text:p>1.79%</text:p>
          </table:table-cell>
          <table:table-cell table:style-name="ce5" office:value-type="percentage" office:value="0.017857142857143" calcext:value-type="percentage">
            <text:p>1.79%</text:p>
          </table:table-cell>
          <table:table-cell table:style-name="ce5" office:value-type="percentage" office:value="0.013736263736264" calcext:value-type="percentage">
            <text:p>1.37%</text:p>
          </table:table-cell>
          <table:table-cell table:style-name="ce5" office:value-type="percentage" office:value="0.002747252747253" calcext:value-type="percentage">
            <text:p>0.27%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float" office:value="648" calcext:value-type="float">
            <text:p>648</text:p>
          </table:table-cell>
          <table:table-cell office:value-type="percentage" office:value="0.054012345679012" calcext:value-type="percentage">
            <text:p>5.40%</text:p>
          </table:table-cell>
          <table:table-cell office:value-type="percentage" office:value="0.04783950617284" calcext:value-type="percentage">
            <text:p>4.78%</text:p>
          </table:table-cell>
          <table:table-cell table:style-name="ce5" office:value-type="percentage" office:value="0.00462962962963" calcext:value-type="percentage">
            <text:p>0.46%</text:p>
          </table:table-cell>
          <table:table-cell office:value-type="percentage" office:value="0.020061728395062" calcext:value-type="percentage">
            <text:p>2.01%</text:p>
          </table:table-cell>
          <table:table-cell table:style-name="ce5" office:value-type="percentage" office:value="0.020061728395062" calcext:value-type="percentage">
            <text:p>2.01%</text:p>
          </table:table-cell>
          <table:table-cell table:style-name="ce5" office:value-type="percentage" office:value="0.015432098765432" calcext:value-type="percentage">
            <text:p>1.54%</text:p>
          </table:table-cell>
          <table:table-cell table:style-name="ce5" office:value-type="percentage" office:value="0.003086419753086" calcext:value-type="percentage">
            <text:p>0.31%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float" office:value="571" calcext:value-type="float">
            <text:p>571</text:p>
          </table:table-cell>
          <table:table-cell office:value-type="percentage" office:value="0.052539404553415" calcext:value-type="percentage">
            <text:p>5.25%</text:p>
          </table:table-cell>
          <table:table-cell office:value-type="percentage" office:value="0.04553415061296" calcext:value-type="percentage">
            <text:p>4.55%</text:p>
          </table:table-cell>
          <table:table-cell table:style-name="ce5" office:value-type="percentage" office:value="0.005253940455342" calcext:value-type="percentage">
            <text:p>0.53%</text:p>
          </table:table-cell>
          <table:table-cell office:value-type="percentage" office:value="0.017513134851138" calcext:value-type="percentage">
            <text:p>1.75%</text:p>
          </table:table-cell>
          <table:table-cell table:style-name="ce5" office:value-type="percentage" office:value="0.017513134851138" calcext:value-type="percentage">
            <text:p>1.75%</text:p>
          </table:table-cell>
          <table:table-cell table:style-name="ce5" office:value-type="percentage" office:value="0.012259194395797" calcext:value-type="percentage">
            <text:p>1.23%</text:p>
          </table:table-cell>
          <table:table-cell table:style-name="ce5" office:value-type="percentage" office:value="0.003502626970228" calcext:value-type="percentage">
            <text:p>0.35%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float" office:value="515" calcext:value-type="float">
            <text:p>515</text:p>
          </table:table-cell>
          <table:table-cell office:value-type="percentage" office:value="0.058252427184466" calcext:value-type="percentage">
            <text:p>5.83%</text:p>
          </table:table-cell>
          <table:table-cell office:value-type="percentage" office:value="0.050485436893204" calcext:value-type="percentage">
            <text:p>5.05%</text:p>
          </table:table-cell>
          <table:table-cell table:style-name="ce5" office:value-type="percentage" office:value="0.005825242718447" calcext:value-type="percentage">
            <text:p>0.58%</text:p>
          </table:table-cell>
          <table:table-cell office:value-type="percentage" office:value="0.019417475728155" calcext:value-type="percentage">
            <text:p>1.94%</text:p>
          </table:table-cell>
          <table:table-cell table:style-name="ce5" office:value-type="percentage" office:value="0.019417475728155" calcext:value-type="percentage">
            <text:p>1.94%</text:p>
          </table:table-cell>
          <table:table-cell table:style-name="ce5" office:value-type="percentage" office:value="0.013592233009709" calcext:value-type="percentage">
            <text:p>1.36%</text:p>
          </table:table-cell>
          <table:table-cell table:style-name="ce5" office:value-type="percentage" office:value="0.003883495145631" calcext:value-type="percentage">
            <text:p>0.39%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float" office:value="470" calcext:value-type="float">
            <text:p>470</text:p>
          </table:table-cell>
          <table:table-cell office:value-type="percentage" office:value="0.061702127659575" calcext:value-type="percentage">
            <text:p>6.17%</text:p>
          </table:table-cell>
          <table:table-cell office:value-type="percentage" office:value="0.053191489361702" calcext:value-type="percentage">
            <text:p>5.32%</text:p>
          </table:table-cell>
          <table:table-cell table:style-name="ce5" office:value-type="percentage" office:value="0.006382978723404" calcext:value-type="percentage">
            <text:p>0.64%</text:p>
          </table:table-cell>
          <table:table-cell office:value-type="percentage" office:value="0.019148936170213" calcext:value-type="percentage">
            <text:p>1.91%</text:p>
          </table:table-cell>
          <table:table-cell table:style-name="ce5" office:value-type="percentage" office:value="0.019148936170213" calcext:value-type="percentage">
            <text:p>1.91%</text:p>
          </table:table-cell>
          <table:table-cell table:style-name="ce5" office:value-type="percentage" office:value="0.012765957446809" calcext:value-type="percentage">
            <text:p>1.28%</text:p>
          </table:table-cell>
          <table:table-cell table:style-name="ce5" office:value-type="percentage" office:value="0.004255319148936" calcext:value-type="percentage">
            <text:p>0.43%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float" office:value="422" calcext:value-type="float">
            <text:p>422</text:p>
          </table:table-cell>
          <table:table-cell office:value-type="percentage" office:value="0.061611374407583" calcext:value-type="percentage">
            <text:p>6.16%</text:p>
          </table:table-cell>
          <table:table-cell office:value-type="percentage" office:value="0.056872037914692" calcext:value-type="percentage">
            <text:p>5.69%</text:p>
          </table:table-cell>
          <table:table-cell table:style-name="ce5" office:value-type="percentage" office:value="0.004739336492891" calcext:value-type="percentage">
            <text:p>0.47%</text:p>
          </table:table-cell>
          <table:table-cell office:value-type="percentage" office:value="0.018957345971564" calcext:value-type="percentage">
            <text:p>1.90%</text:p>
          </table:table-cell>
          <table:table-cell table:style-name="ce5" office:value-type="percentage" office:value="0.018957345971564" calcext:value-type="percentage">
            <text:p>1.90%</text:p>
          </table:table-cell>
          <table:table-cell table:style-name="ce5" office:value-type="percentage" office:value="0.014218009478673" calcext:value-type="percentage">
            <text:p>1.42%</text:p>
          </table:table-cell>
          <table:table-cell table:style-name="ce5" office:value-type="percentage" office:value="0.004739336492891" calcext:value-type="percentage">
            <text:p>0.47%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float" office:value="386" calcext:value-type="float">
            <text:p>386</text:p>
          </table:table-cell>
          <table:table-cell office:value-type="percentage" office:value="0.067357512953368" calcext:value-type="percentage">
            <text:p>6.74%</text:p>
          </table:table-cell>
          <table:table-cell office:value-type="percentage" office:value="0.062176165803109" calcext:value-type="percentage">
            <text:p>6.22%</text:p>
          </table:table-cell>
          <table:table-cell table:style-name="ce5" office:value-type="percentage" office:value="0.005181347150259" calcext:value-type="percentage">
            <text:p>0.52%</text:p>
          </table:table-cell>
          <table:table-cell office:value-type="percentage" office:value="0.020725388601036" calcext:value-type="percentage">
            <text:p>2.07%</text:p>
          </table:table-cell>
          <table:table-cell table:style-name="ce5" office:value-type="percentage" office:value="0.020725388601036" calcext:value-type="percentage">
            <text:p>2.07%</text:p>
          </table:table-cell>
          <table:table-cell table:style-name="ce5" office:value-type="percentage" office:value="0.015544041450777" calcext:value-type="percentage">
            <text:p>1.55%</text:p>
          </table:table-cell>
          <table:table-cell table:style-name="ce5" office:value-type="percentage" office:value="0.005181347150259" calcext:value-type="percentage">
            <text:p>0.52%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office:value-type="float" office:value="350" calcext:value-type="float">
            <text:p>350</text:p>
          </table:table-cell>
          <table:table-cell office:value-type="percentage" office:value="0.068571428571429" calcext:value-type="percentage">
            <text:p>6.86%</text:p>
          </table:table-cell>
          <table:table-cell office:value-type="percentage" office:value="0.062857142857143" calcext:value-type="percentage">
            <text:p>6.29%</text:p>
          </table:table-cell>
          <table:table-cell table:style-name="ce5" office:value-type="percentage" office:value="0.005714285714286" calcext:value-type="percentage">
            <text:p>0.57%</text:p>
          </table:table-cell>
          <table:table-cell office:value-type="percentage" office:value="0.022857142857143" calcext:value-type="percentage">
            <text:p>2.29%</text:p>
          </table:table-cell>
          <table:table-cell table:style-name="ce5" office:value-type="percentage" office:value="0.022857142857143" calcext:value-type="percentage">
            <text:p>2.29%</text:p>
          </table:table-cell>
          <table:table-cell table:style-name="ce5" office:value-type="percentage" office:value="0.017142857142857" calcext:value-type="percentage">
            <text:p>1.71%</text:p>
          </table:table-cell>
          <table:table-cell table:style-name="ce5" office:value-type="percentage" office:value="0.005714285714286" calcext:value-type="percentage">
            <text:p>0.57%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float" office:value="322" calcext:value-type="float">
            <text:p>322</text:p>
          </table:table-cell>
          <table:table-cell office:value-type="percentage" office:value="0.071428571428572" calcext:value-type="percentage">
            <text:p>7.14%</text:p>
          </table:table-cell>
          <table:table-cell office:value-type="percentage" office:value="0.065217391304348" calcext:value-type="percentage">
            <text:p>6.52%</text:p>
          </table:table-cell>
          <table:table-cell table:style-name="ce5" office:value-type="percentage" office:value="0.006211180124224" calcext:value-type="percentage">
            <text:p>0.62%</text:p>
          </table:table-cell>
          <table:table-cell office:value-type="percentage" office:value="0.021739130434783" calcext:value-type="percentage">
            <text:p>2.17%</text:p>
          </table:table-cell>
          <table:table-cell table:style-name="ce5" office:value-type="percentage" office:value="0.021739130434783" calcext:value-type="percentage">
            <text:p>2.17%</text:p>
          </table:table-cell>
          <table:table-cell table:style-name="ce5" office:value-type="percentage" office:value="0.015527950310559" calcext:value-type="percentage">
            <text:p>1.55%</text:p>
          </table:table-cell>
          <table:table-cell table:style-name="ce5" office:value-type="percentage" office:value="0.006211180124224" calcext:value-type="percentage">
            <text:p>0.62%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074074074074074" calcext:value-type="percentage">
            <text:p>7.41%</text:p>
          </table:table-cell>
          <table:table-cell office:value-type="percentage" office:value="0.070707070707071" calcext:value-type="percentage">
            <text:p>7.07%</text:p>
          </table:table-cell>
          <table:table-cell table:style-name="ce5" office:value-type="percentage" office:value="0.003367003367003" calcext:value-type="percentage">
            <text:p>0.34%</text:p>
          </table:table-cell>
          <table:table-cell office:value-type="percentage" office:value="0.02020202020202" calcext:value-type="percentage">
            <text:p>2.02%</text:p>
          </table:table-cell>
          <table:table-cell table:style-name="ce5" office:value-type="percentage" office:value="0.02020202020202" calcext:value-type="percentage">
            <text:p>2.02%</text:p>
          </table:table-cell>
          <table:table-cell table:style-name="ce5" office:value-type="percentage" office:value="0.016835016835017" calcext:value-type="percentage">
            <text:p>1.68%</text:p>
          </table:table-cell>
          <table:table-cell table:style-name="ce5" office:value-type="percentage" office:value="0.003367003367003" calcext:value-type="percentage">
            <text:p>0.34%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office:value-type="float" office:value="270" calcext:value-type="float">
            <text:p>270</text:p>
          </table:table-cell>
          <table:table-cell office:value-type="percentage" office:value="0.07037037037037" calcext:value-type="percentage">
            <text:p>7.04%</text:p>
          </table:table-cell>
          <table:table-cell office:value-type="percentage" office:value="0.066666666666667" calcext:value-type="percentage">
            <text:p>6.67%</text:p>
          </table:table-cell>
          <table:table-cell table:style-name="ce5" office:value-type="percentage" office:value="0.003703703703704" calcext:value-type="percentage">
            <text:p>0.37%</text:p>
          </table:table-cell>
          <table:table-cell office:value-type="percentage" office:value="0.022222222222222" calcext:value-type="percentage">
            <text:p>2.22%</text:p>
          </table:table-cell>
          <table:table-cell table:style-name="ce5" office:value-type="percentage" office:value="0.022222222222222" calcext:value-type="percentage">
            <text:p>2.22%</text:p>
          </table:table-cell>
          <table:table-cell table:style-name="ce5" office:value-type="percentage" office:value="0.018518518518519" calcext:value-type="percentage">
            <text:p>1.85%</text:p>
          </table:table-cell>
          <table:table-cell table:style-name="ce5" office:value-type="percentage" office:value="0.003703703703704" calcext:value-type="percentage">
            <text:p>0.37%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/>
          <table:table-cell table:style-name="ce2"/>
          <table:table-cell table:style-name="ce4" table:number-columns-repeated="2"/>
          <table:table-cell table:style-name="ce1"/>
          <table:table-cell table:style-name="ce4"/>
          <table:table-cell table:style-name="ce1" table:number-columns-repeated="2"/>
          <table:table-cell table:style-name="ce1" table:number-columns-spanned="5" table:number-rows-spanned="1"/>
          <table:covered-table-cell table:number-columns-repeated="4" table:style-name="ce21"/>
          <table:table-cell table:style-name="ce21" table:number-columns-repeated="51"/>
          <table:table-cell table:style-name="ce20" table:number-columns-repeated="960"/>
        </table:table-row>
        <table:table-row table:style-name="ro2" table:number-rows-repeated="18">
          <table:table-cell/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016"/>
        </table:table-row>
        <table:table-row table:style-name="ro2" table:number-rows-repeated="2">
          <table:table-cell/>
          <table:table-cell table:style-name="Default"/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016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V-ECON" table:style-name="ta1">
        <table:shapes>
          <draw:frame draw:z-index="0" draw:style-name="gr1" draw:text-style-name="P1" svg:width="16.01cm" svg:height="8.999cm" svg:x="20.451cm" svg:y="0.6cm">
            <draw:object draw:notify-on-update-of-ranges="'ENV-ECON'.A2:'ENV-ECON'.A21 'ENV-ECON'.B1:'ENV-ECON'.B1 'ENV-ECON'.B2:'ENV-ECON'.B21 'ENV-ECON'.C1:'ENV-ECON'.C1 'ENV-ECON'.C2:'ENV-ECON'.C21 'ENV-ECON'.D1:'ENV-ECON'.D1 'ENV-ECON'.D2:'ENV-ECON'.D21 'ENV-ECON'.E1:'ENV-ECON'.E1 'ENV-ECON'.E2:'ENV-ECON'.E21 'ENV-ECON'.F1:'ENV-ECON'.F1 'ENV-ECON'.F2:'ENV-ECON'.F21 'ENV-ECON'.G1:'ENV-ECON'.G1 'ENV-ECON'.G2:'ENV-ECON'.G21 'ENV-ECON'.H1:'ENV-ECON'.H1 'ENV-ECON'.H2:'ENV-ECON'.H21 'ENV-ECON'.I1:'ENV-ECON'.I1 'ENV-ECON'.I2:'ENV-ECON'.I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'ENV-ECON'.A25:'ENV-ECON'.A44 'ENV-ECON'.B24:'ENV-ECON'.B24 'ENV-ECON'.B25:'ENV-ECON'.B44 'ENV-ECON'.C24:'ENV-ECON'.C24 'ENV-ECON'.C25:'ENV-ECON'.C44 'ENV-ECON'.D24:'ENV-ECON'.D24 'ENV-ECON'.D25:'ENV-ECON'.D44 'ENV-ECON'.E24:'ENV-ECON'.E24 'ENV-ECON'.E25:'ENV-ECON'.E44 'ENV-ECON'.F24:'ENV-ECON'.F24 'ENV-ECON'.F25:'ENV-ECON'.F44 'ENV-ECON'.G24:'ENV-ECON'.G24 'ENV-ECON'.G25:'ENV-ECON'.G44 'ENV-ECON'.H24:'ENV-ECON'.H24 'ENV-ECON'.H25:'ENV-ECON'.H44 'ENV-ECON'.I24:'ENV-ECON'.I24 'ENV-ECON'.I25:'ENV-ECON'.I4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5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PEA</text:p>
          </table:table-cell>
          <table:table-cell table:style-name="ce1" office:value-type="string" calcext:value-type="string">
            <text:p>GrnWkPEA</text:p>
          </table:table-cell>
          <table:table-cell table:style-name="ce1" office:value-type="string" calcext:value-type="string">
            <text:p>DnrWkPEA</text:p>
          </table:table-cell>
          <table:table-cell table:style-name="ce4" office:value-type="string" calcext:value-type="string">
            <text:p>StrPEA</text:p>
          </table:table-cell>
          <table:table-cell table:style-name="ce1" office:value-type="string" calcext:value-type="string">
            <text:p>StrPEA(AB)</text:p>
          </table:table-cell>
          <table:table-cell table:style-name="ce1" office:value-type="string" calcext:value-type="string">
            <text:p>GrnStrPEA</text:p>
          </table:table-cell>
          <table:table-cell table:style-name="ce14" office:value-type="string" calcext:value-type="string">
            <text:p>DnrStrPEA</text:p>
          </table:table-cell>
          <table:table-cell table:style-name="ce15" office:value-type="string" calcext:value-type="string" table:number-columns-spanned="6" table:number-rows-spanned="1">
            <text:p>{Green,<text:span text:style-name="T1">Denier</text:span>} + {Weak,Strong} + EnvironmentProtectAccount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141447368421053" calcext:value-type="percentage">
            <text:p>14.14%</text:p>
          </table:table-cell>
          <table:table-cell office:value-type="percentage" office:value="0.135765550239234" calcext:value-type="percentage">
            <text:p>13.58%</text:p>
          </table:table-cell>
          <table:table-cell office:value-type="percentage" office:value="0.003588516746411" calcext:value-type="percentage">
            <text:p>0.36%</text:p>
          </table:table-cell>
          <table:table-cell office:value-type="percentage" office:value="0.081937799043062" calcext:value-type="percentage">
            <text:p>8.19%</text:p>
          </table:table-cell>
          <table:table-cell office:value-type="percentage" office:value="0.079246411483254" calcext:value-type="percentage">
            <text:p>7.92%</text:p>
          </table:table-cell>
          <table:table-cell office:value-type="percentage" office:value="0.07805023923445" calcext:value-type="percentage">
            <text:p>7.81%</text:p>
          </table:table-cell>
          <table:table-cell office:value-type="percentage" office:value="0.002392344497608" calcext:value-type="percentage">
            <text:p>0.24%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6832504145937" calcext:value-type="percentage">
            <text:p>16.83%</text:p>
          </table:table-cell>
          <table:table-cell office:value-type="percentage" office:value="0.161276948590381" calcext:value-type="percentage">
            <text:p>16.13%</text:p>
          </table:table-cell>
          <table:table-cell office:value-type="percentage" office:value="0.004975124378109" calcext:value-type="percentage">
            <text:p>0.50%</text:p>
          </table:table-cell>
          <table:table-cell office:value-type="percentage" office:value="0.095356550580431" calcext:value-type="percentage">
            <text:p>9.54%</text:p>
          </table:table-cell>
          <table:table-cell office:value-type="percentage" office:value="0.093283582089552" calcext:value-type="percentage">
            <text:p>9.33%</text:p>
          </table:table-cell>
          <table:table-cell office:value-type="percentage" office:value="0.090796019900498" calcext:value-type="percentage">
            <text:p>9.08%</text:p>
          </table:table-cell>
          <table:table-cell office:value-type="percentage" office:value="0.003316749585406" calcext:value-type="percentage">
            <text:p>0.33%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87362637362637" calcext:value-type="percentage">
            <text:p>18.74%</text:p>
          </table:table-cell>
          <table:table-cell office:value-type="percentage" office:value="0.180769230769231" calcext:value-type="percentage">
            <text:p>18.08%</text:p>
          </table:table-cell>
          <table:table-cell office:value-type="percentage" office:value="0.004395604395604" calcext:value-type="percentage">
            <text:p>0.44%</text:p>
          </table:table-cell>
          <table:table-cell office:value-type="percentage" office:value="0.107692307692308" calcext:value-type="percentage">
            <text:p>10.77%</text:p>
          </table:table-cell>
          <table:table-cell office:value-type="percentage" office:value="0.105494505494506" calcext:value-type="percentage">
            <text:p>10.55%</text:p>
          </table:table-cell>
          <table:table-cell office:value-type="percentage" office:value="0.103296703296703" calcext:value-type="percentage">
            <text:p>10.33%</text:p>
          </table:table-cell>
          <table:table-cell office:value-type="percentage" office:value="0.003296703296703" calcext:value-type="percentage">
            <text:p>0.33%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200699300699301" calcext:value-type="percentage">
            <text:p>20.07%</text:p>
          </table:table-cell>
          <table:table-cell office:value-type="percentage" office:value="0.195804195804196" calcext:value-type="percentage">
            <text:p>19.58%</text:p>
          </table:table-cell>
          <table:table-cell office:value-type="percentage" office:value="0.002797202797203" calcext:value-type="percentage">
            <text:p>0.28%</text:p>
          </table:table-cell>
          <table:table-cell office:value-type="percentage" office:value="0.116783216783217" calcext:value-type="percentage">
            <text:p>11.68%</text:p>
          </table:table-cell>
          <table:table-cell office:value-type="percentage" office:value="0.115384615384615" calcext:value-type="percentage">
            <text:p>11.54%</text:p>
          </table:table-cell>
          <table:table-cell office:value-type="percentage" office:value="0.112587412587413" calcext:value-type="percentage">
            <text:p>11.26%</text:p>
          </table:table-cell>
          <table:table-cell office:value-type="percentage" office:value="0.002797202797203" calcext:value-type="percentage">
            <text:p>0.28%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216981132075472" calcext:value-type="percentage">
            <text:p>21.70%</text:p>
          </table:table-cell>
          <table:table-cell office:value-type="percentage" office:value="0.210977701543739" calcext:value-type="percentage">
            <text:p>21.10%</text:p>
          </table:table-cell>
          <table:table-cell office:value-type="percentage" office:value="0.003430531732419" calcext:value-type="percentage">
            <text:p>0.34%</text:p>
          </table:table-cell>
          <table:table-cell office:value-type="percentage" office:value="0.126929674099485" calcext:value-type="percentage">
            <text:p>12.69%</text:p>
          </table:table-cell>
          <table:table-cell office:value-type="percentage" office:value="0.125214408233276" calcext:value-type="percentage">
            <text:p>12.52%</text:p>
          </table:table-cell>
          <table:table-cell office:value-type="percentage" office:value="0.121783876500858" calcext:value-type="percentage">
            <text:p>12.18%</text:p>
          </table:table-cell>
          <table:table-cell office:value-type="percentage" office:value="0.003430531732419" calcext:value-type="percentage">
            <text:p>0.34%</text:p>
          </table:table-cell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24400417101147" calcext:value-type="percentage">
            <text:p>24.40%</text:p>
          </table:table-cell>
          <table:table-cell office:value-type="percentage" office:value="0.238790406673618" calcext:value-type="percentage">
            <text:p>23.88%</text:p>
          </table:table-cell>
          <table:table-cell office:value-type="percentage" office:value="0.003128258602711" calcext:value-type="percentage">
            <text:p>0.31%</text:p>
          </table:table-cell>
          <table:table-cell office:value-type="percentage" office:value="0.140771637122002" calcext:value-type="percentage">
            <text:p>14.08%</text:p>
          </table:table-cell>
          <table:table-cell office:value-type="percentage" office:value="0.138686131386861" calcext:value-type="percentage">
            <text:p>13.87%</text:p>
          </table:table-cell>
          <table:table-cell office:value-type="percentage" office:value="0.13660062565172" calcext:value-type="percentage">
            <text:p>13.66%</text:p>
          </table:table-cell>
          <table:table-cell office:value-type="percentage" office:value="0.003128258602711" calcext:value-type="percentage">
            <text:p>0.31%</text:p>
          </table:table-cell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252720677146312" calcext:value-type="percentage">
            <text:p>25.27%</text:p>
          </table:table-cell>
          <table:table-cell office:value-type="percentage" office:value="0.246674727932285" calcext:value-type="percentage">
            <text:p>24.67%</text:p>
          </table:table-cell>
          <table:table-cell office:value-type="percentage" office:value="0.003627569528416" calcext:value-type="percentage">
            <text:p>0.36%</text:p>
          </table:table-cell>
          <table:table-cell office:value-type="percentage" office:value="0.148730350665054" calcext:value-type="percentage">
            <text:p>14.87%</text:p>
          </table:table-cell>
          <table:table-cell office:value-type="percentage" office:value="0.146311970979444" calcext:value-type="percentage">
            <text:p>14.63%</text:p>
          </table:table-cell>
          <table:table-cell office:value-type="percentage" office:value="0.143893591293833" calcext:value-type="percentage">
            <text:p>14.39%</text:p>
          </table:table-cell>
          <table:table-cell office:value-type="percentage" office:value="0.003627569528416" calcext:value-type="percentage">
            <text:p>0.36%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267857142857143" calcext:value-type="percentage">
            <text:p>26.79%</text:p>
          </table:table-cell>
          <table:table-cell office:value-type="percentage" office:value="0.260989010989011" calcext:value-type="percentage">
            <text:p>26.10%</text:p>
          </table:table-cell>
          <table:table-cell office:value-type="percentage" office:value="0.004120879120879" calcext:value-type="percentage">
            <text:p>0.41%</text:p>
          </table:table-cell>
          <table:table-cell office:value-type="percentage" office:value="0.160714285714286" calcext:value-type="percentage">
            <text:p>16.07%</text:p>
          </table:table-cell>
          <table:table-cell office:value-type="percentage" office:value="0.157967032967033" calcext:value-type="percentage">
            <text:p>15.80%</text:p>
          </table:table-cell>
          <table:table-cell office:value-type="percentage" office:value="0.15521978021978" calcext:value-type="percentage">
            <text:p>15.52%</text:p>
          </table:table-cell>
          <table:table-cell office:value-type="percentage" office:value="0.004120879120879" calcext:value-type="percentage">
            <text:p>0.41%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91666666666667" calcext:value-type="percentage">
            <text:p>29.17%</text:p>
          </table:table-cell>
          <table:table-cell office:value-type="percentage" office:value="0.283950617283951" calcext:value-type="percentage">
            <text:p>28.40%</text:p>
          </table:table-cell>
          <table:table-cell office:value-type="percentage" office:value="0.00462962962963" calcext:value-type="percentage">
            <text:p>0.46%</text:p>
          </table:table-cell>
          <table:table-cell office:value-type="percentage" office:value="0.179012345679012" calcext:value-type="percentage">
            <text:p>17.90%</text:p>
          </table:table-cell>
          <table:table-cell office:value-type="percentage" office:value="0.177469135802469" calcext:value-type="percentage">
            <text:p>17.75%</text:p>
          </table:table-cell>
          <table:table-cell office:value-type="percentage" office:value="0.17283950617284" calcext:value-type="percentage">
            <text:p>17.28%</text:p>
          </table:table-cell>
          <table:table-cell office:value-type="percentage" office:value="0.00462962962963" calcext:value-type="percentage">
            <text:p>0.46%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304728546409807" calcext:value-type="percentage">
            <text:p>30.47%</text:p>
          </table:table-cell>
          <table:table-cell office:value-type="percentage" office:value="0.297723292469352" calcext:value-type="percentage">
            <text:p>29.77%</text:p>
          </table:table-cell>
          <table:table-cell office:value-type="percentage" office:value="0.005253940455342" calcext:value-type="percentage">
            <text:p>0.53%</text:p>
          </table:table-cell>
          <table:table-cell table:number-columns-repeated="2" office:value-type="percentage" office:value="0.190893169877408" calcext:value-type="percentage">
            <text:p>19.09%</text:p>
          </table:table-cell>
          <table:table-cell office:value-type="percentage" office:value="0.183887915936953" calcext:value-type="percentage">
            <text:p>18.39%</text:p>
          </table:table-cell>
          <table:table-cell office:value-type="percentage" office:value="0.005253940455342" calcext:value-type="percentage">
            <text:p>0.53%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30873786407767" calcext:value-type="percentage">
            <text:p>30.87%</text:p>
          </table:table-cell>
          <table:table-cell office:value-type="percentage" office:value="0.302912621359223" calcext:value-type="percentage">
            <text:p>30.29%</text:p>
          </table:table-cell>
          <table:table-cell office:value-type="percentage" office:value="0.003883495145631" calcext:value-type="percentage">
            <text:p>0.39%</text:p>
          </table:table-cell>
          <table:table-cell table:number-columns-repeated="2" office:value-type="percentage" office:value="0.192233009708738" calcext:value-type="percentage">
            <text:p>19.22%</text:p>
          </table:table-cell>
          <table:table-cell office:value-type="percentage" office:value="0.186407766990291" calcext:value-type="percentage">
            <text:p>18.64%</text:p>
          </table:table-cell>
          <table:table-cell office:value-type="percentage" office:value="0.003883495145631" calcext:value-type="percentage">
            <text:p>0.39%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323404255319149" calcext:value-type="percentage">
            <text:p>32.34%</text:p>
          </table:table-cell>
          <table:table-cell office:value-type="percentage" office:value="0.317021276595745" calcext:value-type="percentage">
            <text:p>31.70%</text:p>
          </table:table-cell>
          <table:table-cell office:value-type="percentage" office:value="0.004255319148936" calcext:value-type="percentage">
            <text:p>0.43%</text:p>
          </table:table-cell>
          <table:table-cell table:number-columns-repeated="2" office:value-type="percentage" office:value="0.202127659574468" calcext:value-type="percentage">
            <text:p>20.21%</text:p>
          </table:table-cell>
          <table:table-cell office:value-type="percentage" office:value="0.195744680851064" calcext:value-type="percentage">
            <text:p>19.57%</text:p>
          </table:table-cell>
          <table:table-cell office:value-type="percentage" office:value="0.004255319148936" calcext:value-type="percentage">
            <text:p>0.43%</text:p>
          </table:table-cell>
          <table:table-cell table:number-columns-repeated="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336492890995261" calcext:value-type="percentage">
            <text:p>33.65%</text:p>
          </table:table-cell>
          <table:table-cell office:value-type="percentage" office:value="0.33175355450237" calcext:value-type="percentage">
            <text:p>33.18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2" office:value-type="percentage" office:value="0.206161137440758" calcext:value-type="percentage">
            <text:p>20.62%</text:p>
          </table:table-cell>
          <table:table-cell office:value-type="percentage" office:value="0.201421800947867" calcext:value-type="percentage">
            <text:p>20.14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339378238341969" calcext:value-type="percentage">
            <text:p>33.94%</text:p>
          </table:table-cell>
          <table:table-cell office:value-type="percentage" office:value="0.33419689119171" calcext:value-type="percentage">
            <text:p>33.42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2" office:value-type="percentage" office:value="0.207253886010363" calcext:value-type="percentage">
            <text:p>20.73%</text:p>
          </table:table-cell>
          <table:table-cell office:value-type="percentage" office:value="0.202072538860104" calcext:value-type="percentage">
            <text:p>20.21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328571428571429" calcext:value-type="percentage">
            <text:p>32.86%</text:p>
          </table:table-cell>
          <table:table-cell office:value-type="percentage" office:value="0.322857142857143" calcext:value-type="percentage">
            <text:p>32.29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2" office:value-type="percentage" office:value="0.194285714285714" calcext:value-type="percentage">
            <text:p>19.43%</text:p>
          </table:table-cell>
          <table:table-cell office:value-type="percentage" office:value="0.188571428571429" calcext:value-type="percentage">
            <text:p>18.86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338509316770186" calcext:value-type="percentage">
            <text:p>33.85%</text:p>
          </table:table-cell>
          <table:table-cell office:value-type="percentage" office:value="0.332298136645963" calcext:value-type="percentage">
            <text:p>33.23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2" office:value-type="percentage" office:value="0.201863354037267" calcext:value-type="percentage">
            <text:p>20.19%</text:p>
          </table:table-cell>
          <table:table-cell office:value-type="percentage" office:value="0.195652173913043" calcext:value-type="percentage">
            <text:p>19.57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346801346801347" calcext:value-type="percentage">
            <text:p>34.68%</text:p>
          </table:table-cell>
          <table:table-cell office:value-type="percentage" office:value="0.34006734006734" calcext:value-type="percentage">
            <text:p>34.01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2" office:value-type="percentage" office:value="0.205387205387205" calcext:value-type="percentage">
            <text:p>20.54%</text:p>
          </table:table-cell>
          <table:table-cell office:value-type="percentage" office:value="0.198653198653199" calcext:value-type="percentage">
            <text:p>19.87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351851851851852" calcext:value-type="percentage">
            <text:p>35.19%</text:p>
          </table:table-cell>
          <table:table-cell office:value-type="percentage" office:value="0.344444444444444" calcext:value-type="percentage">
            <text:p>34.44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2" office:value-type="percentage" office:value="0.203703703703704" calcext:value-type="percentage">
            <text:p>20.37%</text:p>
          </table:table-cell>
          <table:table-cell office:value-type="percentage" office:value="0.196296296296296" calcext:value-type="percentage">
            <text:p>19.63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10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EGA</text:p>
          </table:table-cell>
          <table:table-cell table:style-name="ce1" office:value-type="string" calcext:value-type="string">
            <text:p>GrnWkEGA</text:p>
          </table:table-cell>
          <table:table-cell table:style-name="ce1" office:value-type="string" calcext:value-type="string">
            <text:p>DnrWkEGA</text:p>
          </table:table-cell>
          <table:table-cell table:style-name="ce4" office:value-type="string" calcext:value-type="string">
            <text:p>StrEGA</text:p>
          </table:table-cell>
          <table:table-cell table:style-name="ce1" office:value-type="string" calcext:value-type="string">
            <text:p>StrEGA(AB)</text:p>
          </table:table-cell>
          <table:table-cell table:style-name="ce1" office:value-type="string" calcext:value-type="string">
            <text:p>GrnStrEGA</text:p>
          </table:table-cell>
          <table:table-cell table:style-name="ce14" office:value-type="string" calcext:value-type="string">
            <text:p>DnrStrEGA</text:p>
          </table:table-cell>
          <table:table-cell table:style-name="ce18" office:value-type="string" calcext:value-type="string" table:number-columns-spanned="6" table:number-rows-spanned="1">
            <text:p>{Green,Denier} + {Weak,Strong} + EconomicGrowthAccount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18540669856459" calcext:value-type="percentage">
            <text:p>1.85%</text:p>
          </table:table-cell>
          <table:table-cell office:value-type="percentage" office:value="0.017643540669857" calcext:value-type="percentage">
            <text:p>1.76%</text:p>
          </table:table-cell>
          <table:table-cell office:value-type="percentage" office:value="0.000299043062201" calcext:value-type="percentage">
            <text:p>0.03%</text:p>
          </table:table-cell>
          <table:table-cell table:number-columns-repeated="2" office:value-type="percentage" office:value="0.011662679425837" calcext:value-type="percentage">
            <text:p>1.17%</text:p>
          </table:table-cell>
          <table:table-cell office:value-type="percentage" office:value="0.011064593301435" calcext:value-type="percentage">
            <text:p>1.1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022388059701493" calcext:value-type="percentage">
            <text:p>2.24%</text:p>
          </table:table-cell>
          <table:table-cell office:value-type="percentage" office:value="0.021558872305141" calcext:value-type="percentage">
            <text:p>2.16%</text:p>
          </table:table-cell>
          <table:table-cell office:value-type="percentage" office:value="0.000414593698176" calcext:value-type="percentage">
            <text:p>0.04%</text:p>
          </table:table-cell>
          <table:table-cell table:number-columns-repeated="2" office:value-type="percentage" office:value="0.014510779436153" calcext:value-type="percentage">
            <text:p>1.45%</text:p>
          </table:table-cell>
          <table:table-cell office:value-type="percentage" office:value="0.014096185737977" calcext:value-type="percentage">
            <text:p>1.4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025824175824176" calcext:value-type="percentage">
            <text:p>2.58%</text:p>
          </table:table-cell>
          <table:table-cell office:value-type="percentage" office:value="0.025274725274725" calcext:value-type="percentage">
            <text:p>2.53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18131868131868" calcext:value-type="percentage">
            <text:p>1.81%</text:p>
          </table:table-cell>
          <table:table-cell office:value-type="percentage" office:value="0.017582417582418" calcext:value-type="percentage">
            <text:p>1.7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028671328671329" calcext:value-type="percentage">
            <text:p>2.87%</text:p>
          </table:table-cell>
          <table:table-cell office:value-type="percentage" office:value="0.027972027972028" calcext:value-type="percentage">
            <text:p>2.8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1958041958042" calcext:value-type="percentage">
            <text:p>1.96%</text:p>
          </table:table-cell>
          <table:table-cell office:value-type="percentage" office:value="0.018881118881119" calcext:value-type="percentage">
            <text:p>1.89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033447684391081" calcext:value-type="percentage">
            <text:p>3.34%</text:p>
          </table:table-cell>
          <table:table-cell office:value-type="percentage" office:value="0.032590051457976" calcext:value-type="percentage">
            <text:p>3.26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23156089193825" calcext:value-type="percentage">
            <text:p>2.32%</text:p>
          </table:table-cell>
          <table:table-cell office:value-type="percentage" office:value="0.022298456260721" calcext:value-type="percentage">
            <text:p>2.23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3368091762252" calcext:value-type="percentage">
            <text:p>3.34%</text:p>
          </table:table-cell>
          <table:table-cell office:value-type="percentage" office:value="0.032325338894682" calcext:value-type="percentage">
            <text:p>3.23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23983315954119" calcext:value-type="percentage">
            <text:p>2.40%</text:p>
          </table:table-cell>
          <table:table-cell office:value-type="percentage" office:value="0.022940563086549" calcext:value-type="percentage">
            <text:p>2.29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table:number-columns-repeated="2" office:value-type="percentage" office:value="0.03627569528416" calcext:value-type="percentage">
            <text:p>3.63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5392986698912" calcext:value-type="percentage">
            <text:p>2.54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table:number-columns-repeated="2" office:value-type="percentage" office:value="0.038461538461539" calcext:value-type="percentage">
            <text:p>3.85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6098901098901" calcext:value-type="percentage">
            <text:p>2.6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table:number-columns-repeated="2" office:value-type="percentage" office:value="0.040123456790124" calcext:value-type="percentage">
            <text:p>4.01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9320987654321" calcext:value-type="percentage">
            <text:p>2.93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table:number-columns-repeated="2" office:value-type="percentage" office:value="0.043782837127846" calcext:value-type="percentage">
            <text:p>4.38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1523642732049" calcext:value-type="percentage">
            <text:p>3.15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percentage" office:value="0.048543689320388" calcext:value-type="percentage">
            <text:p>4.85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495145631068" calcext:value-type="percentage">
            <text:p>3.5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percentage" office:value="0.046808510638298" calcext:value-type="percentage">
            <text:p>4.68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4042553191489" calcext:value-type="percentage">
            <text:p>3.4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table:number-columns-repeated="2" office:value-type="percentage" office:value="0.049763033175356" calcext:value-type="percentage">
            <text:p>4.98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5545023696683" calcext:value-type="percentage">
            <text:p>3.55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percentage" office:value="0.05440414507772" calcext:value-type="percentage">
            <text:p>5.44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8860103626943" calcext:value-type="percentage">
            <text:p>3.89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percentage" office:value="0.06" calcext:value-type="percentage">
            <text:p>6.00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42857142857143" calcext:value-type="percentage">
            <text:p>4.29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percentage" office:value="0.062111801242236" calcext:value-type="percentage">
            <text:p>6.21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46583850931677" calcext:value-type="percentage">
            <text:p>4.6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table:number-columns-repeated="2" office:value-type="percentage" office:value="0.067340067340067" calcext:value-type="percentage">
            <text:p>6.73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50505050505051" calcext:value-type="percentage">
            <text:p>5.05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percentage" office:value="0.07037037037037" calcext:value-type="percentage">
            <text:p>7.04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55555555555556" calcext:value-type="percentage">
            <text:p>5.5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table:number-columns-repeated="8"/>
          <table:table-cell table:style-name="Default"/>
          <table:table-cell table:number-columns-repeated="10"/>
        </table:table-row>
        <table:table-row table:style-name="ro2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0"/>
        </table:table-row>
      </table:table>
      <table:table table:name="INFERENCE" table:style-name="ta1">
        <table:shapes>
          <draw:frame draw:z-index="0" draw:style-name="gr1" draw:text-style-name="P1" svg:width="16.01cm" svg:height="8.999cm" svg:x="20.451cm" svg:y="0.6cm">
            <draw:object draw:notify-on-update-of-ranges="INFERENCE.A2:INFERENCE.A21 INFERENCE.B1:INFERENCE.B1 INFERENCE.B2:INFERENCE.B21 INFERENCE.C1:INFERENCE.C1 INFERENCE.C2:INFERENCE.C21 INFERENCE.D1:INFERENCE.D1 INFERENCE.D2:INFERENCE.D21 INFERENCE.E1:INFERENCE.E1 INFERENCE.E2:INFERENCE.E21 INFERENCE.F1:INFERENCE.F1 INFERENCE.F2:INFERENCE.F21 INFERENCE.G1:INFERENCE.G1 INFERENCE.G2:INFERENCE.G21 INFERENCE.H1:INFERENCE.H1 INFERENCE.H2:INFERENCE.H2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INFERENCE.A25:INFERENCE.A44 INFERENCE.B24:INFERENCE.B24 INFERENCE.B25:INFERENCE.B44 INFERENCE.C24:INFERENCE.C24 INFERENCE.C25:INFERENCE.C44 INFERENCE.D24:INFERENCE.D24 INFERENCE.D25:INFERENCE.D44 INFERENCE.E24:INFERENCE.E24 INFERENCE.E25:INFERENCE.E44 INFERENCE.F24:INFERENCE.F24 INFERENCE.F25:INFERENCE.F44 INFERENCE.G24:INFERENCE.G24 INFERENCE.G25:INFERENCE.G44 INFERENCE.H24:INFERENCE.H24 INFERENCE.H25:INFERENCE.H4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5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IGA1</text:p>
          </table:table-cell>
          <table:table-cell table:style-name="ce1" office:value-type="string" calcext:value-type="string">
            <text:p>GrnWkIGA1</text:p>
          </table:table-cell>
          <table:table-cell table:style-name="ce1" office:value-type="string" calcext:value-type="string">
            <text:p>DnrWkIGA1</text:p>
          </table:table-cell>
          <table:table-cell table:style-name="ce4" office:value-type="string" calcext:value-type="string">
            <text:p>StrIGA1</text:p>
          </table:table-cell>
          <table:table-cell table:style-name="ce1" office:value-type="string" calcext:value-type="string">
            <text:p>GrnStrIGA1</text:p>
          </table:table-cell>
          <table:table-cell table:style-name="ce1" office:value-type="string" calcext:value-type="string">
            <text:p>DnrStrIGA1</text:p>
          </table:table-cell>
          <table:table-cell table:style-name="ce14"/>
          <table:table-cell table:style-name="ce15" office:value-type="string" calcext:value-type="string" table:number-columns-spanned="6" table:number-rows-spanned="1">
            <text:p>{Green,<text:span text:style-name="T1">Denier</text:span>} + {Weak,Strong} + InferredGreenAccount1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287978468899521" calcext:value-type="percentage">
            <text:p>28.80%</text:p>
          </table:table-cell>
          <table:table-cell office:value-type="percentage" office:value="0.267942583732057" calcext:value-type="percentage">
            <text:p>26.79%</text:p>
          </table:table-cell>
          <table:table-cell office:value-type="percentage" office:value="0.016447368421053" calcext:value-type="percentage">
            <text:p>1.64%</text:p>
          </table:table-cell>
          <table:table-cell office:value-type="percentage" office:value="0.134569377990431" calcext:value-type="percentage">
            <text:p>13.46%</text:p>
          </table:table-cell>
          <table:table-cell office:value-type="percentage" office:value="0.126196172248804" calcext:value-type="percentage">
            <text:p>12.62%</text:p>
          </table:table-cell>
          <table:table-cell office:value-type="percentage" office:value="0.00627990430622" calcext:value-type="percentage">
            <text:p>0.63%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3383" calcext:value-type="percentage">
            <text:p>33.83%</text:p>
          </table:table-cell>
          <table:table-cell office:value-type="percentage" office:value="0.3155" calcext:value-type="percentage">
            <text:p>31.55%</text:p>
          </table:table-cell>
          <table:table-cell office:value-type="percentage" office:value="0.0191" calcext:value-type="percentage">
            <text:p>1.91%</text:p>
          </table:table-cell>
          <table:table-cell office:value-type="percentage" office:value="0.1584" calcext:value-type="percentage">
            <text:p>15.84%</text:p>
          </table:table-cell>
          <table:table-cell office:value-type="percentage" office:value="0.1488" calcext:value-type="percentage">
            <text:p>14.88%</text:p>
          </table:table-cell>
          <table:table-cell office:value-type="percentage" office:value="0.0075" calcext:value-type="percentage">
            <text:p>0.75%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375824175824176" calcext:value-type="percentage">
            <text:p>37.58%</text:p>
          </table:table-cell>
          <table:table-cell office:value-type="percentage" office:value="0.348901098901099" calcext:value-type="percentage">
            <text:p>34.89%</text:p>
          </table:table-cell>
          <table:table-cell office:value-type="percentage" office:value="0.022527472527473" calcext:value-type="percentage">
            <text:p>2.25%</text:p>
          </table:table-cell>
          <table:table-cell office:value-type="percentage" office:value="0.182967032967033" calcext:value-type="percentage">
            <text:p>18.30%</text:p>
          </table:table-cell>
          <table:table-cell office:value-type="percentage" office:value="0.171978021978022" calcext:value-type="percentage">
            <text:p>17.20%</text:p>
          </table:table-cell>
          <table:table-cell office:value-type="percentage" office:value="0.008791208791209" calcext:value-type="percentage">
            <text:p>0.88%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404895104895105" calcext:value-type="percentage">
            <text:p>40.49%</text:p>
          </table:table-cell>
          <table:table-cell office:value-type="percentage" office:value="0.376923076923077" calcext:value-type="percentage">
            <text:p>37.69%</text:p>
          </table:table-cell>
          <table:table-cell office:value-type="percentage" office:value="0.023076923076923" calcext:value-type="percentage">
            <text:p>2.31%</text:p>
          </table:table-cell>
          <table:table-cell office:value-type="percentage" office:value="0.203496503496503" calcext:value-type="percentage">
            <text:p>20.35%</text:p>
          </table:table-cell>
          <table:table-cell office:value-type="percentage" office:value="0.191608391608392" calcext:value-type="percentage">
            <text:p>19.16%</text:p>
          </table:table-cell>
          <table:table-cell office:value-type="percentage" office:value="0.009090909090909" calcext:value-type="percentage">
            <text:p>0.91%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431389365351629" calcext:value-type="percentage">
            <text:p>43.14%</text:p>
          </table:table-cell>
          <table:table-cell office:value-type="percentage" office:value="0.399656946826758" calcext:value-type="percentage">
            <text:p>39.97%</text:p>
          </table:table-cell>
          <table:table-cell office:value-type="percentage" office:value="0.025728987993139" calcext:value-type="percentage">
            <text:p>2.57%</text:p>
          </table:table-cell>
          <table:table-cell office:value-type="percentage" office:value="0.222984562607204" calcext:value-type="percentage">
            <text:p>22.30%</text:p>
          </table:table-cell>
          <table:table-cell office:value-type="percentage" office:value="0.210120068610635" calcext:value-type="percentage">
            <text:p>21.01%</text:p>
          </table:table-cell>
          <table:table-cell office:value-type="percentage" office:value="0.009433962264151" calcext:value-type="percentage">
            <text:p>0.94%</text:p>
          </table:table-cell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457768508863399" calcext:value-type="percentage">
            <text:p>45.78%</text:p>
          </table:table-cell>
          <table:table-cell office:value-type="percentage" office:value="0.424400417101147" calcext:value-type="percentage">
            <text:p>42.44%</text:p>
          </table:table-cell>
          <table:table-cell office:value-type="percentage" office:value="0.028154327424401" calcext:value-type="percentage">
            <text:p>2.82%</text:p>
          </table:table-cell>
          <table:table-cell office:value-type="percentage" office:value="0.237747653806048" calcext:value-type="percentage">
            <text:p>23.77%</text:p>
          </table:table-cell>
          <table:table-cell office:value-type="percentage" office:value="0.225234619395203" calcext:value-type="percentage">
            <text:p>22.52%</text:p>
          </table:table-cell>
          <table:table-cell office:value-type="percentage" office:value="0.009384775808133" calcext:value-type="percentage">
            <text:p>0.94%</text:p>
          </table:table-cell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475211608222491" calcext:value-type="percentage">
            <text:p>47.52%</text:p>
          </table:table-cell>
          <table:table-cell office:value-type="percentage" office:value="0.442563482466747" calcext:value-type="percentage">
            <text:p>44.26%</text:p>
          </table:table-cell>
          <table:table-cell office:value-type="percentage" office:value="0.026602176541717" calcext:value-type="percentage">
            <text:p>2.66%</text:p>
          </table:table-cell>
          <table:table-cell office:value-type="percentage" office:value="0.252720677146312" calcext:value-type="percentage">
            <text:p>25.27%</text:p>
          </table:table-cell>
          <table:table-cell office:value-type="percentage" office:value="0.238210399032648" calcext:value-type="percentage">
            <text:p>23.82%</text:p>
          </table:table-cell>
          <table:table-cell office:value-type="percentage" office:value="0.010882708585248" calcext:value-type="percentage">
            <text:p>1.09%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494505494505494" calcext:value-type="percentage">
            <text:p>49.45%</text:p>
          </table:table-cell>
          <table:table-cell office:value-type="percentage" office:value="0.460164835164835" calcext:value-type="percentage">
            <text:p>46.02%</text:p>
          </table:table-cell>
          <table:table-cell office:value-type="percentage" office:value="0.027472527472528" calcext:value-type="percentage">
            <text:p>2.75%</text:p>
          </table:table-cell>
          <table:table-cell office:value-type="percentage" office:value="0.267857142857143" calcext:value-type="percentage">
            <text:p>26.79%</text:p>
          </table:table-cell>
          <table:table-cell office:value-type="percentage" office:value="0.252747252747253" calcext:value-type="percentage">
            <text:p>25.27%</text:p>
          </table:table-cell>
          <table:table-cell office:value-type="percentage" office:value="0.010989010989011" calcext:value-type="percentage">
            <text:p>1.10%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512345679012346" calcext:value-type="percentage">
            <text:p>51.23%</text:p>
          </table:table-cell>
          <table:table-cell office:value-type="percentage" office:value="0.475308641975309" calcext:value-type="percentage">
            <text:p>47.53%</text:p>
          </table:table-cell>
          <table:table-cell office:value-type="percentage" office:value="0.029320987654321" calcext:value-type="percentage">
            <text:p>2.93%</text:p>
          </table:table-cell>
          <table:table-cell office:value-type="percentage" office:value="0.287037037037037" calcext:value-type="percentage">
            <text:p>28.70%</text:p>
          </table:table-cell>
          <table:table-cell office:value-type="percentage" office:value="0.270061728395062" calcext:value-type="percentage">
            <text:p>27.01%</text:p>
          </table:table-cell>
          <table:table-cell office:value-type="percentage" office:value="0.012345679012346" calcext:value-type="percentage">
            <text:p>1.23%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528896672504378" calcext:value-type="percentage">
            <text:p>52.89%</text:p>
          </table:table-cell>
          <table:table-cell office:value-type="percentage" office:value="0.492119089316988" calcext:value-type="percentage">
            <text:p>49.21%</text:p>
          </table:table-cell>
          <table:table-cell office:value-type="percentage" office:value="0.029772329246935" calcext:value-type="percentage">
            <text:p>2.98%</text:p>
          </table:table-cell>
          <table:table-cell office:value-type="percentage" office:value="0.299474605954466" calcext:value-type="percentage">
            <text:p>29.95%</text:p>
          </table:table-cell>
          <table:table-cell office:value-type="percentage" office:value="0.281961471103327" calcext:value-type="percentage">
            <text:p>28.20%</text:p>
          </table:table-cell>
          <table:table-cell office:value-type="percentage" office:value="0.012259194395797" calcext:value-type="percentage">
            <text:p>1.23%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532038834951456" calcext:value-type="percentage">
            <text:p>53.20%</text:p>
          </table:table-cell>
          <table:table-cell office:value-type="percentage" office:value="0.497087378640777" calcext:value-type="percentage">
            <text:p>49.71%</text:p>
          </table:table-cell>
          <table:table-cell office:value-type="percentage" office:value="0.029126213592233" calcext:value-type="percentage">
            <text:p>2.91%</text:p>
          </table:table-cell>
          <table:table-cell office:value-type="percentage" office:value="0.304854368932039" calcext:value-type="percentage">
            <text:p>30.49%</text:p>
          </table:table-cell>
          <table:table-cell office:value-type="percentage" office:value="0.289320388349515" calcext:value-type="percentage">
            <text:p>28.93%</text:p>
          </table:table-cell>
          <table:table-cell office:value-type="percentage" office:value="0.009708737864078" calcext:value-type="percentage">
            <text:p>0.97%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54468085106383" calcext:value-type="percentage">
            <text:p>54.47%</text:p>
          </table:table-cell>
          <table:table-cell office:value-type="percentage" office:value="0.508510638297872" calcext:value-type="percentage">
            <text:p>50.85%</text:p>
          </table:table-cell>
          <table:table-cell office:value-type="percentage" office:value="0.029787234042553" calcext:value-type="percentage">
            <text:p>2.98%</text:p>
          </table:table-cell>
          <table:table-cell office:value-type="percentage" office:value="0.323404255319149" calcext:value-type="percentage">
            <text:p>32.34%</text:p>
          </table:table-cell>
          <table:table-cell office:value-type="percentage" office:value="0.306382978723404" calcext:value-type="percentage">
            <text:p>30.64%</text:p>
          </table:table-cell>
          <table:table-cell office:value-type="percentage" office:value="0.010638297872341" calcext:value-type="percentage">
            <text:p>1.06%</text:p>
          </table:table-cell>
          <table:table-cell table:number-columns-repeated="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556872037914692" calcext:value-type="percentage">
            <text:p>55.69%</text:p>
          </table:table-cell>
          <table:table-cell office:value-type="percentage" office:value="0.523696682464455" calcext:value-type="percentage">
            <text:p>52.37%</text:p>
          </table:table-cell>
          <table:table-cell office:value-type="percentage" office:value="0.028436018957346" calcext:value-type="percentage">
            <text:p>2.84%</text:p>
          </table:table-cell>
          <table:table-cell office:value-type="percentage" office:value="0.336492890995261" calcext:value-type="percentage">
            <text:p>33.65%</text:p>
          </table:table-cell>
          <table:table-cell office:value-type="percentage" office:value="0.322274881516588" calcext:value-type="percentage">
            <text:p>32.23%</text:p>
          </table:table-cell>
          <table:table-cell office:value-type="percentage" office:value="0.009478672985782" calcext:value-type="percentage">
            <text:p>0.95%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559585492227979" calcext:value-type="percentage">
            <text:p>55.96%</text:p>
          </table:table-cell>
          <table:table-cell office:value-type="percentage" office:value="0.528497409326425" calcext:value-type="percentage">
            <text:p>52.85%</text:p>
          </table:table-cell>
          <table:table-cell office:value-type="percentage" office:value="0.025906735751295" calcext:value-type="percentage">
            <text:p>2.59%</text:p>
          </table:table-cell>
          <table:table-cell office:value-type="percentage" office:value="0.339378238341969" calcext:value-type="percentage">
            <text:p>33.94%</text:p>
          </table:table-cell>
          <table:table-cell office:value-type="percentage" office:value="0.326424870466321" calcext:value-type="percentage">
            <text:p>32.64%</text:p>
          </table:table-cell>
          <table:table-cell office:value-type="percentage" office:value="0.007772020725389" calcext:value-type="percentage">
            <text:p>0.78%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554285714285714" calcext:value-type="percentage">
            <text:p>55.43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028571428571429" calcext:value-type="percentage">
            <text:p>2.86%</text:p>
          </table:table-cell>
          <table:table-cell office:value-type="percentage" office:value="0.331428571428571" calcext:value-type="percentage">
            <text:p>33.14%</text:p>
          </table:table-cell>
          <table:table-cell office:value-type="percentage" office:value="0.317142857142857" calcext:value-type="percentage">
            <text:p>31.71%</text:p>
          </table:table-cell>
          <table:table-cell office:value-type="percentage" office:value="0.008571428571429" calcext:value-type="percentage">
            <text:p>0.86%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559006211180124" calcext:value-type="percentage">
            <text:p>55.90%</text:p>
          </table:table-cell>
          <table:table-cell office:value-type="percentage" office:value="0.521739130434783" calcext:value-type="percentage">
            <text:p>52.17%</text:p>
          </table:table-cell>
          <table:table-cell office:value-type="percentage" office:value="0.031055900621118" calcext:value-type="percentage">
            <text:p>3.11%</text:p>
          </table:table-cell>
          <table:table-cell office:value-type="percentage" office:value="0.332298136645963" calcext:value-type="percentage">
            <text:p>33.23%</text:p>
          </table:table-cell>
          <table:table-cell office:value-type="percentage" office:value="0.316770186335404" calcext:value-type="percentage">
            <text:p>31.68%</text:p>
          </table:table-cell>
          <table:table-cell office:value-type="percentage" office:value="0.009316770186335" calcext:value-type="percentage">
            <text:p>0.93%</text:p>
          </table:table-cell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565656565656566" calcext:value-type="percentage">
            <text:p>56.57%</text:p>
          </table:table-cell>
          <table:table-cell office:value-type="percentage" office:value="0.528619528619528" calcext:value-type="percentage">
            <text:p>52.86%</text:p>
          </table:table-cell>
          <table:table-cell office:value-type="percentage" office:value="0.03030303030303" calcext:value-type="percentage">
            <text:p>3.03%</text:p>
          </table:table-cell>
          <table:table-cell office:value-type="percentage" office:value="0.326599326599327" calcext:value-type="percentage">
            <text:p>32.66%</text:p>
          </table:table-cell>
          <table:table-cell office:value-type="percentage" office:value="0.313131313131313" calcext:value-type="percentage">
            <text:p>31.31%</text:p>
          </table:table-cell>
          <table:table-cell office:value-type="percentage" office:value="0.006734006734007" calcext:value-type="percentage">
            <text:p>0.67%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562962962962963" calcext:value-type="percentage">
            <text:p>56.30%</text:p>
          </table:table-cell>
          <table:table-cell office:value-type="percentage" office:value="0.525925925925926" calcext:value-type="percentage">
            <text:p>52.59%</text:p>
          </table:table-cell>
          <table:table-cell office:value-type="percentage" office:value="0.02962962962963" calcext:value-type="percentage">
            <text:p>2.96%</text:p>
          </table:table-cell>
          <table:table-cell office:value-type="percentage" office:value="0.32962962962963" calcext:value-type="percentage">
            <text:p>32.96%</text:p>
          </table:table-cell>
          <table:table-cell office:value-type="percentage" office:value="0.314814814814815" calcext:value-type="percentage">
            <text:p>31.48%</text:p>
          </table:table-cell>
          <table:table-cell office:value-type="percentage" office:value="0.007407407407407" calcext:value-type="percentage">
            <text:p>0.74%</text:p>
          </table:table-cell>
          <table:table-cell table:number-columns-repeated="10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IGA2</text:p>
          </table:table-cell>
          <table:table-cell table:style-name="ce1" office:value-type="string" calcext:value-type="string">
            <text:p>GrnWkIGA2</text:p>
          </table:table-cell>
          <table:table-cell table:style-name="ce1" office:value-type="string" calcext:value-type="string">
            <text:p>DnrWkIGA2</text:p>
          </table:table-cell>
          <table:table-cell table:style-name="ce4" office:value-type="string" calcext:value-type="string">
            <text:p>StrIGA2</text:p>
          </table:table-cell>
          <table:table-cell table:style-name="ce1" office:value-type="string" calcext:value-type="string">
            <text:p>GrnStrIGA2</text:p>
          </table:table-cell>
          <table:table-cell table:style-name="ce1" office:value-type="string" calcext:value-type="string">
            <text:p>DnrStrIGA2</text:p>
          </table:table-cell>
          <table:table-cell table:style-name="ce14"/>
          <table:table-cell table:style-name="ce15" office:value-type="string" calcext:value-type="string" table:number-columns-spanned="6" table:number-rows-spanned="1">
            <text:p>{Green,<text:span text:style-name="T1">Denier</text:span>} + {Weak,Strong} + InferredGreenAccount2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33433014354067" calcext:value-type="percentage">
            <text:p>33.43%</text:p>
          </table:table-cell>
          <table:table-cell office:value-type="percentage" office:value="0.312200956937799" calcext:value-type="percentage">
            <text:p>31.22%</text:p>
          </table:table-cell>
          <table:table-cell office:value-type="percentage" office:value="0.017942583732058" calcext:value-type="percentage">
            <text:p>1.79%</text:p>
          </table:table-cell>
          <table:table-cell office:value-type="percentage" office:value="0.154306220095694" calcext:value-type="percentage">
            <text:p>15.43%</text:p>
          </table:table-cell>
          <table:table-cell office:value-type="percentage" office:value="0.145633971291866" calcext:value-type="percentage">
            <text:p>14.56%</text:p>
          </table:table-cell>
          <table:table-cell office:value-type="percentage" office:value="0.00627990430622" calcext:value-type="percentage">
            <text:p>0.63%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389303482587065" calcext:value-type="percentage">
            <text:p>38.93%</text:p>
          </table:table-cell>
          <table:table-cell office:value-type="percentage" office:value="0.363598673300166" calcext:value-type="percentage">
            <text:p>36.36%</text:p>
          </table:table-cell>
          <table:table-cell office:value-type="percentage" office:value="0.021144278606965" calcext:value-type="percentage">
            <text:p>2.11%</text:p>
          </table:table-cell>
          <table:table-cell office:value-type="percentage" office:value="0.182006633499171" calcext:value-type="percentage">
            <text:p>18.20%</text:p>
          </table:table-cell>
          <table:table-cell office:value-type="percentage" office:value="0.172056384742952" calcext:value-type="percentage">
            <text:p>17.21%</text:p>
          </table:table-cell>
          <table:table-cell office:value-type="percentage" office:value="0.007462686567164" calcext:value-type="percentage">
            <text:p>0.75%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424725274725275" calcext:value-type="percentage">
            <text:p>42.47%</text:p>
          </table:table-cell>
          <table:table-cell office:value-type="percentage" office:value="0.396153846153846" calcext:value-type="percentage">
            <text:p>39.62%</text:p>
          </table:table-cell>
          <table:table-cell office:value-type="percentage" office:value="0.023626373626374" calcext:value-type="percentage">
            <text:p>2.36%</text:p>
          </table:table-cell>
          <table:table-cell office:value-type="percentage" office:value="0.208791208791209" calcext:value-type="percentage">
            <text:p>20.88%</text:p>
          </table:table-cell>
          <table:table-cell office:value-type="percentage" office:value="0.197252747252747" calcext:value-type="percentage">
            <text:p>19.73%</text:p>
          </table:table-cell>
          <table:table-cell office:value-type="percentage" office:value="0.008791208791209" calcext:value-type="percentage">
            <text:p>0.88%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455944055944056" calcext:value-type="percentage">
            <text:p>45.59%</text:p>
          </table:table-cell>
          <table:table-cell office:value-type="percentage" office:value="0.426573426573427" calcext:value-type="percentage">
            <text:p>42.66%</text:p>
          </table:table-cell>
          <table:table-cell office:value-type="percentage" office:value="0.023776223776224" calcext:value-type="percentage">
            <text:p>2.38%</text:p>
          </table:table-cell>
          <table:table-cell office:value-type="percentage" office:value="0.23006993006993" calcext:value-type="percentage">
            <text:p>23.01%</text:p>
          </table:table-cell>
          <table:table-cell office:value-type="percentage" office:value="0.217482517482517" calcext:value-type="percentage">
            <text:p>21.75%</text:p>
          </table:table-cell>
          <table:table-cell office:value-type="percentage" office:value="0.009090909090909" calcext:value-type="percentage">
            <text:p>0.91%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487993138936535" calcext:value-type="percentage">
            <text:p>48.80%</text:p>
          </table:table-cell>
          <table:table-cell office:value-type="percentage" office:value="0.455403087478559" calcext:value-type="percentage">
            <text:p>45.54%</text:p>
          </table:table-cell>
          <table:table-cell office:value-type="percentage" office:value="0.025728987993139" calcext:value-type="percentage">
            <text:p>2.57%</text:p>
          </table:table-cell>
          <table:table-cell office:value-type="percentage" office:value="0.253001715265866" calcext:value-type="percentage">
            <text:p>25.30%</text:p>
          </table:table-cell>
          <table:table-cell office:value-type="percentage" office:value="0.239279588336192" calcext:value-type="percentage">
            <text:p>23.93%</text:p>
          </table:table-cell>
          <table:table-cell office:value-type="percentage" office:value="0.009433962264151" calcext:value-type="percentage">
            <text:p>0.94%</text:p>
          </table:table-cell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520333680917623" calcext:value-type="percentage">
            <text:p>52.03%</text:p>
          </table:table-cell>
          <table:table-cell office:value-type="percentage" office:value="0.4859228362878" calcext:value-type="percentage">
            <text:p>48.59%</text:p>
          </table:table-cell>
          <table:table-cell office:value-type="percentage" office:value="0.028154327424401" calcext:value-type="percentage">
            <text:p>2.82%</text:p>
          </table:table-cell>
          <table:table-cell office:value-type="percentage" office:value="0.269030239833159" calcext:value-type="percentage">
            <text:p>26.90%</text:p>
          </table:table-cell>
          <table:table-cell office:value-type="percentage" office:value="0.255474452554744" calcext:value-type="percentage">
            <text:p>25.55%</text:p>
          </table:table-cell>
          <table:table-cell office:value-type="percentage" office:value="0.009384775808133" calcext:value-type="percentage">
            <text:p>0.94%</text:p>
          </table:table-cell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534461910519952" calcext:value-type="percentage">
            <text:p>53.45%</text:p>
          </table:table-cell>
          <table:table-cell office:value-type="percentage" office:value="0.501813784764208" calcext:value-type="percentage">
            <text:p>50.18%</text:p>
          </table:table-cell>
          <table:table-cell office:value-type="percentage" office:value="0.026602176541717" calcext:value-type="percentage">
            <text:p>2.66%</text:p>
          </table:table-cell>
          <table:table-cell office:value-type="percentage" office:value="0.280532043530834" calcext:value-type="percentage">
            <text:p>28.05%</text:p>
          </table:table-cell>
          <table:table-cell office:value-type="percentage" office:value="0.26602176541717" calcext:value-type="percentage">
            <text:p>26.60%</text:p>
          </table:table-cell>
          <table:table-cell office:value-type="percentage" office:value="0.010882708585248" calcext:value-type="percentage">
            <text:p>1.09%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556318681318681" calcext:value-type="percentage">
            <text:p>55.63%</text:p>
          </table:table-cell>
          <table:table-cell office:value-type="percentage" office:value="0.521978021978022" calcext:value-type="percentage">
            <text:p>52.20%</text:p>
          </table:table-cell>
          <table:table-cell office:value-type="percentage" office:value="0.027472527472528" calcext:value-type="percentage">
            <text:p>2.75%</text:p>
          </table:table-cell>
          <table:table-cell office:value-type="percentage" office:value="0.298076923076923" calcext:value-type="percentage">
            <text:p>29.81%</text:p>
          </table:table-cell>
          <table:table-cell office:value-type="percentage" office:value="0.282967032967033" calcext:value-type="percentage">
            <text:p>28.30%</text:p>
          </table:table-cell>
          <table:table-cell office:value-type="percentage" office:value="0.010989010989011" calcext:value-type="percentage">
            <text:p>1.10%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57716049382716" calcext:value-type="percentage">
            <text:p>57.72%</text:p>
          </table:table-cell>
          <table:table-cell office:value-type="percentage" office:value="0.540123456790124" calcext:value-type="percentage">
            <text:p>54.01%</text:p>
          </table:table-cell>
          <table:table-cell office:value-type="percentage" office:value="0.029320987654321" calcext:value-type="percentage">
            <text:p>2.93%</text:p>
          </table:table-cell>
          <table:table-cell office:value-type="percentage" office:value="0.316358024691358" calcext:value-type="percentage">
            <text:p>31.64%</text:p>
          </table:table-cell>
          <table:table-cell office:value-type="percentage" office:value="0.299382716049383" calcext:value-type="percentage">
            <text:p>29.94%</text:p>
          </table:table-cell>
          <table:table-cell office:value-type="percentage" office:value="0.012345679012346" calcext:value-type="percentage">
            <text:p>1.23%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590192644483362" calcext:value-type="percentage">
            <text:p>59.02%</text:p>
          </table:table-cell>
          <table:table-cell office:value-type="percentage" office:value="0.553415061295972" calcext:value-type="percentage">
            <text:p>55.34%</text:p>
          </table:table-cell>
          <table:table-cell office:value-type="percentage" office:value="0.029772329246935" calcext:value-type="percentage">
            <text:p>2.98%</text:p>
          </table:table-cell>
          <table:table-cell office:value-type="percentage" office:value="0.330998248686515" calcext:value-type="percentage">
            <text:p>33.10%</text:p>
          </table:table-cell>
          <table:table-cell office:value-type="percentage" office:value="0.313485113835376" calcext:value-type="percentage">
            <text:p>31.35%</text:p>
          </table:table-cell>
          <table:table-cell office:value-type="percentage" office:value="0.012259194395797" calcext:value-type="percentage">
            <text:p>1.23%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594174757281553" calcext:value-type="percentage">
            <text:p>59.42%</text:p>
          </table:table-cell>
          <table:table-cell office:value-type="percentage" office:value="0.559223300970874" calcext:value-type="percentage">
            <text:p>55.92%</text:p>
          </table:table-cell>
          <table:table-cell office:value-type="percentage" office:value="0.029126213592233" calcext:value-type="percentage">
            <text:p>2.91%</text:p>
          </table:table-cell>
          <table:table-cell office:value-type="percentage" office:value="0.339805825242718" calcext:value-type="percentage">
            <text:p>33.98%</text:p>
          </table:table-cell>
          <table:table-cell office:value-type="percentage" office:value="0.324271844660194" calcext:value-type="percentage">
            <text:p>32.43%</text:p>
          </table:table-cell>
          <table:table-cell office:value-type="percentage" office:value="0.009708737864078" calcext:value-type="percentage">
            <text:p>0.97%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63829787234043" calcext:value-type="percentage">
            <text:p>56.38%</text:p>
          </table:table-cell>
          <table:table-cell office:value-type="percentage" office:value="0.029787234042553" calcext:value-type="percentage">
            <text:p>2.98%</text:p>
          </table:table-cell>
          <table:table-cell office:value-type="percentage" office:value="0.351063829787234" calcext:value-type="percentage">
            <text:p>35.11%</text:p>
          </table:table-cell>
          <table:table-cell office:value-type="percentage" office:value="0.334042553191489" calcext:value-type="percentage">
            <text:p>33.40%</text:p>
          </table:table-cell>
          <table:table-cell office:value-type="percentage" office:value="0.010638297872341" calcext:value-type="percentage">
            <text:p>1.06%</text:p>
          </table:table-cell>
          <table:table-cell table:number-columns-repeated="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609004739336493" calcext:value-type="percentage">
            <text:p>60.90%</text:p>
          </table:table-cell>
          <table:table-cell office:value-type="percentage" office:value="0.575829383886256" calcext:value-type="percentage">
            <text:p>57.58%</text:p>
          </table:table-cell>
          <table:table-cell office:value-type="percentage" office:value="0.028436018957346" calcext:value-type="percentage">
            <text:p>2.84%</text:p>
          </table:table-cell>
          <table:table-cell office:value-type="percentage" office:value="0.367298578199052" calcext:value-type="percentage">
            <text:p>36.73%</text:p>
          </table:table-cell>
          <table:table-cell office:value-type="percentage" office:value="0.353080568720379" calcext:value-type="percentage">
            <text:p>35.31%</text:p>
          </table:table-cell>
          <table:table-cell office:value-type="percentage" office:value="0.009478672985782" calcext:value-type="percentage">
            <text:p>0.95%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61139896373057" calcext:value-type="percentage">
            <text:p>61.14%</text:p>
          </table:table-cell>
          <table:table-cell office:value-type="percentage" office:value="0.580310880829016" calcext:value-type="percentage">
            <text:p>58.03%</text:p>
          </table:table-cell>
          <table:table-cell office:value-type="percentage" office:value="0.025906735751295" calcext:value-type="percentage">
            <text:p>2.59%</text:p>
          </table:table-cell>
          <table:table-cell office:value-type="percentage" office:value="0.373056994818653" calcext:value-type="percentage">
            <text:p>37.31%</text:p>
          </table:table-cell>
          <table:table-cell office:value-type="percentage" office:value="0.360103626943005" calcext:value-type="percentage">
            <text:p>36.01%</text:p>
          </table:table-cell>
          <table:table-cell office:value-type="percentage" office:value="0.007772020725389" calcext:value-type="percentage">
            <text:p>0.78%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602857142857143" calcext:value-type="percentage">
            <text:p>60.29%</text:p>
          </table:table-cell>
          <table:table-cell office:value-type="percentage" office:value="0.568571428571429" calcext:value-type="percentage">
            <text:p>56.86%</text:p>
          </table:table-cell>
          <table:table-cell office:value-type="percentage" office:value="0.028571428571429" calcext:value-type="percentage">
            <text:p>2.86%</text:p>
          </table:table-cell>
          <table:table-cell office:value-type="percentage" office:value="0.362857142857143" calcext:value-type="percentage">
            <text:p>36.29%</text:p>
          </table:table-cell>
          <table:table-cell office:value-type="percentage" office:value="0.348571428571429" calcext:value-type="percentage">
            <text:p>34.86%</text:p>
          </table:table-cell>
          <table:table-cell office:value-type="percentage" office:value="0.008571428571429" calcext:value-type="percentage">
            <text:p>0.86%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602484472049689" calcext:value-type="percentage">
            <text:p>60.25%</text:p>
          </table:table-cell>
          <table:table-cell office:value-type="percentage" office:value="0.565217391304348" calcext:value-type="percentage">
            <text:p>56.52%</text:p>
          </table:table-cell>
          <table:table-cell office:value-type="percentage" office:value="0.031055900621118" calcext:value-type="percentage">
            <text:p>3.11%</text:p>
          </table:table-cell>
          <table:table-cell office:value-type="percentage" office:value="0.366459627329192" calcext:value-type="percentage">
            <text:p>36.65%</text:p>
          </table:table-cell>
          <table:table-cell office:value-type="percentage" office:value="0.350931677018633" calcext:value-type="percentage">
            <text:p>35.09%</text:p>
          </table:table-cell>
          <table:table-cell office:value-type="percentage" office:value="0.009316770186335" calcext:value-type="percentage">
            <text:p>0.93%</text:p>
          </table:table-cell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609427609427609" calcext:value-type="percentage">
            <text:p>60.94%</text:p>
          </table:table-cell>
          <table:table-cell office:value-type="percentage" office:value="0.572390572390572" calcext:value-type="percentage">
            <text:p>57.24%</text:p>
          </table:table-cell>
          <table:table-cell office:value-type="percentage" office:value="0.03030303030303" calcext:value-type="percentage">
            <text:p>3.03%</text:p>
          </table:table-cell>
          <table:table-cell office:value-type="percentage" office:value="0.36026936026936" calcext:value-type="percentage">
            <text:p>36.03%</text:p>
          </table:table-cell>
          <table:table-cell office:value-type="percentage" office:value="0.346801346801347" calcext:value-type="percentage">
            <text:p>34.68%</text:p>
          </table:table-cell>
          <table:table-cell office:value-type="percentage" office:value="0.006734006734007" calcext:value-type="percentage">
            <text:p>0.67%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607407407407407" calcext:value-type="percentage">
            <text:p>60.74%</text:p>
          </table:table-cell>
          <table:table-cell office:value-type="percentage" office:value="0.57037037037037" calcext:value-type="percentage">
            <text:p>57.04%</text:p>
          </table:table-cell>
          <table:table-cell office:value-type="percentage" office:value="0.02962962962963" calcext:value-type="percentage">
            <text:p>2.96%</text:p>
          </table:table-cell>
          <table:table-cell office:value-type="percentage" office:value="0.366666666666667" calcext:value-type="percentage">
            <text:p>36.67%</text:p>
          </table:table-cell>
          <table:table-cell office:value-type="percentage" office:value="0.351851851851852" calcext:value-type="percentage">
            <text:p>35.19%</text:p>
          </table:table-cell>
          <table:table-cell office:value-type="percentage" office:value="0.007407407407407" calcext:value-type="percentage">
            <text:p>0.74%</text:p>
          </table:table-cell>
          <table:table-cell table:number-columns-repeated="10"/>
        </table:table-row>
        <table:table-row table:style-name="ro2">
          <table:table-cell table:number-columns-repeated="8"/>
          <table:table-cell table:style-name="Default"/>
          <table:table-cell table:number-columns-repeated="9"/>
        </table:table-row>
        <table:table-row table:style-name="ro2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00-00-00</text:date>, <text:time style:data-style-name="N2" text:time-value="15:57:29.3316556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02T11:34:12.039945955</meta:creation-date>
    <dc:date>2020-12-08T16:55:09.895191875</dc:date>
    <meta:editing-duration>P1DT15H27M8S</meta:editing-duration>
    <meta:editing-cycles>160</meta:editing-cycles>
    <meta:generator>LibreOffice/6.4.6.2$Linux_X86_64 LibreOffice_project/40$Build-2</meta:generator>
    <meta:document-statistic meta:table-count="4" meta:cell-count="1354" meta:object-count="8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04cm" svg:y="2.458cm" style:legend-expansion="high" chart:style-name="ch2"/>
        <chart:plot-area chart:style-name="ch3" table:cell-range-address="CAUSE.A1:CAUSE.I21" chart:data-source-has-labels="both" svg:x="0.32cm" svg:y="0.18cm" svg:width="11.364cm" svg:height="8.64cm">
          <chartooo:coordinate-region svg:x="1.735cm" svg:y="0.379cm" svg:width="8.85cm" svg:height="7.794cm"/>
          <chart:axis chart:dimension="x" chart:name="primary-x" chart:style-name="ch4" chartooo:axis-type="auto">
            <chartooo:date-scale/>
            <chart:categories table:cell-range-address="CAUSE.A2:CAUSE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:CAUSE.B21" chart:label-cell-address="CAUSE.B1:CAUSE.B1" chart:class="chart:line">
            <chart:data-point chart:repeated="20"/>
          </chart:series>
          <chart:series chart:attached-axis="primary-y" chart:style-name="ch9" chart:values-cell-range-address="CAUSE.C2:CAUSE.C21" chart:label-cell-address="CAUSE.C1:CAUSE.C1" chart:class="chart:line">
            <chart:data-point chart:repeated="20"/>
          </chart:series>
          <chart:series chart:attached-axis="primary-y" chart:style-name="ch10" chart:values-cell-range-address="CAUSE.D2:CAUSE.D21" chart:label-cell-address="CAUSE.D1:CAUSE.D1" chart:class="chart:line">
            <chart:data-point chart:repeated="20"/>
          </chart:series>
          <chart:series chart:attached-axis="primary-y" chart:style-name="ch11" chart:values-cell-range-address="CAUSE.E2:CAUSE.E21" chart:label-cell-address="CAUSE.E1:CAUSE.E1" chart:class="chart:line">
            <chart:data-point chart:repeated="20"/>
          </chart:series>
          <chart:series chart:attached-axis="primary-y" chart:style-name="ch12" chart:values-cell-range-address="CAUSE.F2:CAUSE.F21" chart:label-cell-address="CAUSE.F1:CAUSE.F1" chart:class="chart:line">
            <chart:data-point chart:repeated="20"/>
          </chart:series>
          <chart:series chart:attached-axis="primary-y" chart:style-name="ch13" chart:values-cell-range-address="CAUSE.G2:CAUSE.G21" chart:label-cell-address="CAUSE.G1:CAUSE.G1" chart:class="chart:line">
            <chart:data-point chart:repeated="20"/>
          </chart:series>
          <chart:series chart:attached-axis="primary-y" chart:style-name="ch14" chart:values-cell-range-address="CAUSE.H2:CAUSE.H21" chart:label-cell-address="CAUSE.H1:CAUSE.H1" chart:class="chart:line">
            <chart:data-point chart:repeated="20"/>
          </chart:series>
          <chart:series chart:attached-axis="primary-y" chart:style-name="ch15" chart:values-cell-range-address="CAUSE.I2:CAUSE.I21" chart:label-cell-address="CAUSE.I1:CAUSE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:CAUSE.B1</svg:desc>
                </draw:g>
              </table:table-cell>
              <table:table-cell office:value-type="string">
                <text:p>WkHCA</text:p>
                <draw:g>
                  <svg:desc>CAUSE.C1:CAUSE.C1</svg:desc>
                </draw:g>
              </table:table-cell>
              <table:table-cell office:value-type="string">
                <text:p>GrnWkHCA</text:p>
                <draw:g>
                  <svg:desc>CAUSE.D1:CAUSE.D1</svg:desc>
                </draw:g>
              </table:table-cell>
              <table:table-cell office:value-type="string">
                <text:p>DnrWkHCA</text:p>
                <draw:g>
                  <svg:desc>CAUSE.E1:CAUSE.E1</svg:desc>
                </draw:g>
              </table:table-cell>
              <table:table-cell office:value-type="string">
                <text:p>StrHCA</text:p>
                <draw:g>
                  <svg:desc>CAUSE.F1:CAUSE.F1</svg:desc>
                </draw:g>
              </table:table-cell>
              <table:table-cell office:value-type="string">
                <text:p>StrHCA(AB)</text:p>
                <draw:g>
                  <svg:desc>CAUSE.G1:CAUSE.G1</svg:desc>
                </draw:g>
              </table:table-cell>
              <table:table-cell office:value-type="string">
                <text:p>GrnStrHCA</text:p>
                <draw:g>
                  <svg:desc>CAUSE.H1:CAUSE.H1</svg:desc>
                </draw:g>
              </table:table-cell>
              <table:table-cell office:value-type="string">
                <text:p>DnrStrHCA</text:p>
                <draw:g>
                  <svg:desc>CAUSE.I1:CAUSE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2:CAUSE.A21</svg:desc>
                </draw:g>
              </table:table-cell>
              <table:table-cell office:value-type="float" office:value="NaN">
                <text:p>NaN</text:p>
                <draw:g>
                  <svg:desc>CAUSE.B2:CAUSE.B21</svg:desc>
                </draw:g>
              </table:table-cell>
              <table:table-cell office:value-type="float" office:value="NaN">
                <text:p>NaN</text:p>
                <draw:g>
                  <svg:desc>CAUSE.C2:CAUSE.C21</svg:desc>
                </draw:g>
              </table:table-cell>
              <table:table-cell office:value-type="float" office:value="NaN">
                <text:p>NaN</text:p>
                <draw:g>
                  <svg:desc>CAUSE.D2:CAUSE.D21</svg:desc>
                </draw:g>
              </table:table-cell>
              <table:table-cell office:value-type="float" office:value="NaN">
                <text:p>NaN</text:p>
                <draw:g>
                  <svg:desc>CAUSE.E2:CAUSE.E21</svg:desc>
                </draw:g>
              </table:table-cell>
              <table:table-cell office:value-type="float" office:value="NaN">
                <text:p>NaN</text:p>
                <draw:g>
                  <svg:desc>CAUSE.F2:CAUSE.F21</svg:desc>
                </draw:g>
              </table:table-cell>
              <table:table-cell office:value-type="float" office:value="NaN">
                <text:p>NaN</text:p>
                <draw:g>
                  <svg:desc>CAUSE.G2:CAUSE.G21</svg:desc>
                </draw:g>
              </table:table-cell>
              <table:table-cell office:value-type="float" office:value="NaN">
                <text:p>NaN</text:p>
                <draw:g>
                  <svg:desc>CAUSE.H2:CAUSE.H21</svg:desc>
                </draw:g>
              </table:table-cell>
              <table:table-cell office:value-type="float" office:value="NaN">
                <text:p>NaN</text:p>
                <draw:g>
                  <svg:desc>CAUSE.I2:CAUSE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3133971291866">
                <text:p>0.083133971291866</text:p>
              </table:table-cell>
              <table:table-cell office:value-type="float" office:value="0.074760765550239">
                <text:p>0.074760765550239</text:p>
              </table:table-cell>
              <table:table-cell office:value-type="float" office:value="0.007775119617225">
                <text:p>0.007775119617225</text:p>
              </table:table-cell>
              <table:table-cell office:value-type="float" office:value="0.02482057416268">
                <text:p>0.02482057416268</text:p>
              </table:table-cell>
              <table:table-cell office:value-type="float" office:value="0.023923444976077">
                <text:p>0.023923444976077</text:p>
              </table:table-cell>
              <table:table-cell office:value-type="float" office:value="0.022129186602871">
                <text:p>0.022129186602871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97844112769486">
                <text:p>0.097844112769486</text:p>
              </table:table-cell>
              <table:table-cell office:value-type="float" office:value="0.089137645107794">
                <text:p>0.089137645107794</text:p>
              </table:table-cell>
              <table:table-cell office:value-type="float" office:value="0.00787728026534">
                <text:p>0.00787728026534</text:p>
              </table:table-cell>
              <table:table-cell office:value-type="float" office:value="0.029436152570481">
                <text:p>0.029436152570481</text:p>
              </table:table-cell>
              <table:table-cell office:value-type="float" office:value="0.028606965174129">
                <text:p>0.028606965174129</text:p>
              </table:table-cell>
              <table:table-cell office:value-type="float" office:value="0.026948590381426">
                <text:p>0.026948590381426</text:p>
              </table:table-cell>
              <table:table-cell office:value-type="float" office:value="0.002072968490879">
                <text:p>0.0020729684908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36263736263736">
                <text:p>0.036263736263736</text:p>
              </table:table-cell>
              <table:table-cell office:value-type="float" office:value="0.034065934065934">
                <text:p>0.034065934065934</text:p>
              </table:table-cell>
              <table:table-cell office:value-type="float" office:value="0.002747252747253">
                <text:p>0.0027472527472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4265734265734">
                <text:p>0.134265734265734</text:p>
              </table:table-cell>
              <table:table-cell office:value-type="float" office:value="0.121678321678322">
                <text:p>0.121678321678322</text:p>
              </table:table-cell>
              <table:table-cell office:value-type="float" office:value="0.011188811188811">
                <text:p>0.011188811188811</text:p>
              </table:table-cell>
              <table:table-cell office:value-type="float" office:value="0.041258741258741">
                <text:p>0.041258741258741</text:p>
              </table:table-cell>
              <table:table-cell office:value-type="float" office:value="0.03986013986014">
                <text:p>0.03986013986014</text:p>
              </table:table-cell>
              <table:table-cell office:value-type="float" office:value="0.037762237762238">
                <text:p>0.037762237762238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49228130360206">
                <text:p>0.149228130360206</text:p>
              </table:table-cell>
              <table:table-cell office:value-type="float" office:value="0.133790737564323">
                <text:p>0.133790737564323</text:p>
              </table:table-cell>
              <table:table-cell office:value-type="float" office:value="0.013722126929674">
                <text:p>0.013722126929674</text:p>
              </table:table-cell>
              <table:table-cell office:value-type="float" office:value="0.047169811320755">
                <text:p>0.047169811320755</text:p>
              </table:table-cell>
              <table:table-cell office:value-type="float" office:value="0.045454545454546">
                <text:p>0.045454545454546</text:p>
              </table:table-cell>
              <table:table-cell office:value-type="float" office:value="0.042881646655232">
                <text:p>0.042881646655232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55370177267987">
                <text:p>0.155370177267987</text:p>
              </table:table-cell>
              <table:table-cell office:value-type="float" office:value="0.137643378519291">
                <text:p>0.137643378519291</text:p>
              </table:table-cell>
              <table:table-cell office:value-type="float" office:value="0.015641293013556">
                <text:p>0.015641293013556</text:p>
              </table:table-cell>
              <table:table-cell office:value-type="float" office:value="0.049009384775808">
                <text:p>0.049009384775808</text:p>
              </table:table-cell>
              <table:table-cell office:value-type="float" office:value="0.046923879040667">
                <text:p>0.046923879040667</text:p>
              </table:table-cell>
              <table:table-cell office:value-type="float" office:value="0.043795620437956">
                <text:p>0.043795620437956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64449818621524">
                <text:p>0.16444981862152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015719467956469">
                <text:p>0.015719467956469</text:p>
              </table:table-cell>
              <table:table-cell office:value-type="float" office:value="0.053204353083434">
                <text:p>0.053204353083434</text:p>
              </table:table-cell>
              <table:table-cell office:value-type="float" office:value="0.050785973397824">
                <text:p>0.050785973397824</text:p>
              </table:table-cell>
              <table:table-cell office:value-type="float" office:value="0.047158403869408">
                <text:p>0.047158403869408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66208791208791">
                <text:p>0.166208791208791</text:p>
              </table:table-cell>
              <table:table-cell office:value-type="float" office:value="0.146978021978022">
                <text:p>0.146978021978022</text:p>
              </table:table-cell>
              <table:table-cell office:value-type="float" office:value="0.016483516483517">
                <text:p>0.016483516483517</text:p>
              </table:table-cell>
              <table:table-cell office:value-type="float" office:value="0.057692307692308">
                <text:p>0.057692307692308</text:p>
              </table:table-cell>
              <table:table-cell office:value-type="float" office:value="0.054945054945055">
                <text:p>0.054945054945055</text:p>
              </table:table-cell>
              <table:table-cell office:value-type="float" office:value="0.050824175824176">
                <text:p>0.050824175824176</text:p>
              </table:table-cell>
              <table:table-cell office:value-type="float" office:value="0.005494505494506">
                <text:p>0.0054945054945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174382716049383">
                <text:p>0.174382716049383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061728395061728">
                <text:p>0.061728395061728</text:p>
              </table:table-cell>
              <table:table-cell office:value-type="float" office:value="0.058641975308642">
                <text:p>0.058641975308642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06172839506173">
                <text:p>0.00617283950617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189141856392294">
                <text:p>0.189141856392294</text:p>
              </table:table-cell>
              <table:table-cell office:value-type="float" office:value="0.1646234676007">
                <text:p>0.1646234676007</text:p>
              </table:table-cell>
              <table:table-cell office:value-type="float" office:value="0.021015761821366">
                <text:p>0.021015761821366</text:p>
              </table:table-cell>
              <table:table-cell office:value-type="float" office:value="0.066549912434326">
                <text:p>0.066549912434326</text:p>
              </table:table-cell>
              <table:table-cell office:value-type="float" office:value="0.063047285464098">
                <text:p>0.063047285464098</text:p>
              </table:table-cell>
              <table:table-cell office:value-type="float" office:value="0.057793345008757">
                <text:p>0.057793345008757</text:p>
              </table:table-cell>
              <table:table-cell office:value-type="float" office:value="0.007005253940455">
                <text:p>0.0070052539404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66990291262136">
                <text:p>0.166990291262136</text:p>
              </table:table-cell>
              <table:table-cell office:value-type="float" office:value="0.021359223300971">
                <text:p>0.021359223300971</text:p>
              </table:table-cell>
              <table:table-cell office:value-type="float" office:value="0.067961165048544">
                <text:p>0.067961165048544</text:p>
              </table:table-cell>
              <table:table-cell office:value-type="float" office:value="0.064077669902913">
                <text:p>0.064077669902913</text:p>
              </table:table-cell>
              <table:table-cell office:value-type="float" office:value="0.060194174757282">
                <text:p>0.060194174757282</text:p>
              </table:table-cell>
              <table:table-cell office:value-type="float" office:value="0.005825242718447">
                <text:p>0.0058252427184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191489361702128">
                <text:p>0.191489361702128</text:p>
              </table:table-cell>
              <table:table-cell office:value-type="float" office:value="0.165957446808511">
                <text:p>0.165957446808511</text:p>
              </table:table-cell>
              <table:table-cell office:value-type="float" office:value="0.021276595744681">
                <text:p>0.021276595744681</text:p>
              </table:table-cell>
              <table:table-cell office:value-type="float" office:value="0.072340425531915">
                <text:p>0.072340425531915</text:p>
              </table:table-cell>
              <table:table-cell office:value-type="float" office:value="0.068085106382979">
                <text:p>0.068085106382979</text:p>
              </table:table-cell>
              <table:table-cell office:value-type="float" office:value="0.063829787234043">
                <text:p>0.063829787234043</text:p>
              </table:table-cell>
              <table:table-cell office:value-type="float" office:value="0.006382978723404">
                <text:p>0.0063829787234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08530805687204">
                <text:p>0.208530805687204</text:p>
              </table:table-cell>
              <table:table-cell office:value-type="float" office:value="0.182464454976303">
                <text:p>0.182464454976303</text:p>
              </table:table-cell>
              <table:table-cell office:value-type="float" office:value="0.02132701421801">
                <text:p>0.02132701421801</text:p>
              </table:table-cell>
              <table:table-cell office:value-type="float" office:value="0.078199052132702">
                <text:p>0.078199052132702</text:p>
              </table:table-cell>
              <table:table-cell office:value-type="float" office:value="0.073459715639811">
                <text:p>0.073459715639811</text:p>
              </table:table-cell>
              <table:table-cell office:value-type="float" office:value="0.071090047393365">
                <text:p>0.071090047393365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09844559585492">
                <text:p>0.209844559585492</text:p>
              </table:table-cell>
              <table:table-cell office:value-type="float" office:value="0.186528497409326">
                <text:p>0.186528497409326</text:p>
              </table:table-cell>
              <table:table-cell office:value-type="float" office:value="0.018134715025907">
                <text:p>0.018134715025907</text:p>
              </table:table-cell>
              <table:table-cell office:value-type="float" office:value="0.080310880829016">
                <text:p>0.080310880829016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22857142857143">
                <text:p>0.222857142857143</text:p>
              </table:table-cell>
              <table:table-cell office:value-type="float" office:value="0.197142857142857">
                <text:p>0.197142857142857</text:p>
              </table:table-cell>
              <table:table-cell office:value-type="float" office:value="0.02">
                <text:p>0.02</text:p>
              </table:table-cell>
              <table:table-cell office:value-type="float" office:value="0.088571428571429">
                <text:p>0.088571428571429</text:p>
              </table:table-cell>
              <table:table-cell office:value-type="float" office:value="0.082857142857143">
                <text:p>0.082857142857143</text:p>
              </table:table-cell>
              <table:table-cell office:value-type="float" office:value="0.082857142857143">
                <text:p>0.082857142857143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2360248447205">
                <text:p>0.22360248447205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21739130434783">
                <text:p>0.021739130434783</text:p>
              </table:table-cell>
              <table:table-cell office:value-type="float" office:value="0.090062111801242">
                <text:p>0.090062111801242</text:p>
              </table:table-cell>
              <table:table-cell office:value-type="float" office:value="0.083850931677019">
                <text:p>0.083850931677019</text:p>
              </table:table-cell>
              <table:table-cell office:value-type="float" office:value="0.083850931677019">
                <text:p>0.083850931677019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28956228956229">
                <text:p>0.228956228956229</text:p>
              </table:table-cell>
              <table:table-cell office:value-type="float" office:value="0.202020202020202">
                <text:p>0.202020202020202</text:p>
              </table:table-cell>
              <table:table-cell office:value-type="float" office:value="0.02020202020202">
                <text:p>0.02020202020202</text:p>
              </table:table-cell>
              <table:table-cell office:value-type="float" office:value="0.084175084175084">
                <text:p>0.084175084175084</text:p>
              </table:table-cell>
              <table:table-cell office:value-type="float" office:value="0.077441077441078">
                <text:p>0.077441077441078</text:p>
              </table:table-cell>
              <table:table-cell office:value-type="float" office:value="0.080808080808081">
                <text:p>0.080808080808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25925925925926">
                <text:p>0.225925925925926</text:p>
              </table:table-cell>
              <table:table-cell office:value-type="float" office:value="0.2">
                <text:p>0.2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085185185185185">
                <text:p>0.085185185185185</text:p>
              </table:table-cell>
              <table:table-cell office:value-type="float" office:value="0.077777777777778">
                <text:p>0.077777777777778</text:p>
              </table:table-cell>
              <table:table-cell office:value-type="float" office:value="0.081481481481482">
                <text:p>0.08148148148148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04cm" svg:y="2.458cm" style:legend-expansion="high" chart:style-name="ch2"/>
        <chart:plot-area chart:style-name="ch3" table:cell-range-address="CAUSE.A24:CAUSE.I44" chart:data-source-has-labels="both" svg:x="0.32cm" svg:y="0.18cm" svg:width="11.364cm" svg:height="8.64cm">
          <chartooo:coordinate-region svg:x="1.735cm" svg:y="0.38cm" svg:width="8.85cm" svg:height="7.793cm"/>
          <chart:axis chart:dimension="x" chart:name="primary-x" chart:style-name="ch4" chartooo:axis-type="auto">
            <chartooo:date-scale/>
            <chart:categories table:cell-range-address="CAUSE.A25:CAUSE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5:CAUSE.B44" chart:label-cell-address="CAUSE.B24:CAUSE.B24" chart:class="chart:line">
            <chart:data-point chart:repeated="20"/>
          </chart:series>
          <chart:series chart:attached-axis="primary-y" chart:style-name="ch9" chart:values-cell-range-address="CAUSE.C25:CAUSE.C44" chart:label-cell-address="CAUSE.C24:CAUSE.C24" chart:class="chart:line">
            <chart:data-point chart:repeated="20"/>
          </chart:series>
          <chart:series chart:attached-axis="primary-y" chart:style-name="ch10" chart:values-cell-range-address="CAUSE.D25:CAUSE.D44" chart:label-cell-address="CAUSE.D24:CAUSE.D24" chart:class="chart:line">
            <chart:data-point chart:repeated="20"/>
          </chart:series>
          <chart:series chart:attached-axis="primary-y" chart:style-name="ch11" chart:values-cell-range-address="CAUSE.E25:CAUSE.E44" chart:label-cell-address="CAUSE.E24:CAUSE.E24" chart:class="chart:line">
            <chart:data-point chart:repeated="20"/>
          </chart:series>
          <chart:series chart:attached-axis="primary-y" chart:style-name="ch12" chart:values-cell-range-address="CAUSE.F25:CAUSE.F44" chart:label-cell-address="CAUSE.F24:CAUSE.F24" chart:class="chart:line">
            <chart:data-point chart:repeated="20"/>
          </chart:series>
          <chart:series chart:attached-axis="primary-y" chart:style-name="ch13" chart:values-cell-range-address="CAUSE.G25:CAUSE.G44" chart:label-cell-address="CAUSE.G24:CAUSE.G24" chart:class="chart:line">
            <chart:data-point chart:repeated="20"/>
          </chart:series>
          <chart:series chart:attached-axis="primary-y" chart:style-name="ch14" chart:values-cell-range-address="CAUSE.H25:CAUSE.H44" chart:label-cell-address="CAUSE.H24:CAUSE.H24" chart:class="chart:line">
            <chart:data-point chart:repeated="20"/>
          </chart:series>
          <chart:series chart:attached-axis="primary-y" chart:style-name="ch15" chart:values-cell-range-address="CAUSE.I25:CAUSE.I44" chart:label-cell-address="CAUSE.I24:CAUSE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24:CAUSE.B24</svg:desc>
                </draw:g>
              </table:table-cell>
              <table:table-cell office:value-type="string">
                <text:p>WkNCA</text:p>
                <draw:g>
                  <svg:desc>CAUSE.C24:CAUSE.C24</svg:desc>
                </draw:g>
              </table:table-cell>
              <table:table-cell office:value-type="string">
                <text:p>GrnWkNCA</text:p>
                <draw:g>
                  <svg:desc>CAUSE.D24:CAUSE.D24</svg:desc>
                </draw:g>
              </table:table-cell>
              <table:table-cell office:value-type="string">
                <text:p>DnrWkNCA</text:p>
                <draw:g>
                  <svg:desc>CAUSE.E24:CAUSE.E24</svg:desc>
                </draw:g>
              </table:table-cell>
              <table:table-cell office:value-type="string">
                <text:p>StrNCA</text:p>
                <draw:g>
                  <svg:desc>CAUSE.F24:CAUSE.F24</svg:desc>
                </draw:g>
              </table:table-cell>
              <table:table-cell office:value-type="string">
                <text:p>StrNCA(AB)</text:p>
                <draw:g>
                  <svg:desc>CAUSE.G24:CAUSE.G24</svg:desc>
                </draw:g>
              </table:table-cell>
              <table:table-cell office:value-type="string">
                <text:p>GrnStrNCA</text:p>
                <draw:g>
                  <svg:desc>CAUSE.H24:CAUSE.H24</svg:desc>
                </draw:g>
              </table:table-cell>
              <table:table-cell office:value-type="string">
                <text:p>DnrStrNCA</text:p>
                <draw:g>
                  <svg:desc>CAUSE.I24:CAUSE.I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25:CAUSE.A44</svg:desc>
                </draw:g>
              </table:table-cell>
              <table:table-cell office:value-type="float" office:value="NaN">
                <text:p>NaN</text:p>
                <draw:g>
                  <svg:desc>CAUSE.B25:CAUSE.B44</svg:desc>
                </draw:g>
              </table:table-cell>
              <table:table-cell office:value-type="float" office:value="NaN">
                <text:p>NaN</text:p>
                <draw:g>
                  <svg:desc>CAUSE.C25:CAUSE.C44</svg:desc>
                </draw:g>
              </table:table-cell>
              <table:table-cell office:value-type="float" office:value="NaN">
                <text:p>NaN</text:p>
                <draw:g>
                  <svg:desc>CAUSE.D25:CAUSE.D44</svg:desc>
                </draw:g>
              </table:table-cell>
              <table:table-cell office:value-type="float" office:value="NaN">
                <text:p>NaN</text:p>
                <draw:g>
                  <svg:desc>CAUSE.E25:CAUSE.E44</svg:desc>
                </draw:g>
              </table:table-cell>
              <table:table-cell office:value-type="float" office:value="NaN">
                <text:p>NaN</text:p>
                <draw:g>
                  <svg:desc>CAUSE.F25:CAUSE.F44</svg:desc>
                </draw:g>
              </table:table-cell>
              <table:table-cell office:value-type="float" office:value="NaN">
                <text:p>NaN</text:p>
                <draw:g>
                  <svg:desc>CAUSE.G25:CAUSE.G44</svg:desc>
                </draw:g>
              </table:table-cell>
              <table:table-cell office:value-type="float" office:value="NaN">
                <text:p>NaN</text:p>
                <draw:g>
                  <svg:desc>CAUSE.H25:CAUSE.H44</svg:desc>
                </draw:g>
              </table:table-cell>
              <table:table-cell office:value-type="float" office:value="NaN">
                <text:p>NaN</text:p>
                <draw:g>
                  <svg:desc>CAUSE.I25:CAUSE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8516746411483">
                <text:p>0.088516746411483</text:p>
              </table:table-cell>
              <table:table-cell office:value-type="float" office:value="0.084629186602871">
                <text:p>0.084629186602871</text:p>
              </table:table-cell>
              <table:table-cell office:value-type="float" office:value="0.00299043062201">
                <text:p>0.00299043062201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04892205638474">
                <text:p>0.104892205638474</text:p>
              </table:table-cell>
              <table:table-cell office:value-type="float" office:value="0.099917081260365">
                <text:p>0.099917081260365</text:p>
              </table:table-cell>
              <table:table-cell office:value-type="float" office:value="0.003731343283582">
                <text:p>0.003731343283582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13186813186813">
                <text:p>0.113186813186813</text:p>
              </table:table-cell>
              <table:table-cell office:value-type="float" office:value="0.003846153846154">
                <text:p>0.003846153846154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1468531468531">
                <text:p>0.131468531468531</text:p>
              </table:table-cell>
              <table:table-cell office:value-type="float" office:value="0.125874125874126">
                <text:p>0.125874125874126</text:p>
              </table:table-cell>
              <table:table-cell office:value-type="float" office:value="0.004195804195804">
                <text:p>0.004195804195804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50943396226415">
                <text:p>0.150943396226415</text:p>
              </table:table-cell>
              <table:table-cell office:value-type="float" office:value="0.144939965694683">
                <text:p>0.144939965694683</text:p>
              </table:table-cell>
              <table:table-cell office:value-type="float" office:value="0.004288164665523">
                <text:p>0.004288164665523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75182481751825">
                <text:p>0.175182481751825</text:p>
              </table:table-cell>
              <table:table-cell office:value-type="float" office:value="0.168925964546402">
                <text:p>0.168925964546402</text:p>
              </table:table-cell>
              <table:table-cell office:value-type="float" office:value="0.005213764337852">
                <text:p>0.005213764337852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81378476420798">
                <text:p>0.181378476420798</text:p>
              </table:table-cell>
              <table:table-cell office:value-type="float" office:value="0.175332527206772">
                <text:p>0.175332527206772</text:p>
              </table:table-cell>
              <table:table-cell office:value-type="float" office:value="0.006045949214027">
                <text:p>0.006045949214027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190934065934066">
                <text:p>0.190934065934066</text:p>
              </table:table-cell>
              <table:table-cell office:value-type="float" office:value="0.005494505494506">
                <text:p>0.005494505494506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20216049382716">
                <text:p>0.20216049382716</text:p>
              </table:table-cell>
              <table:table-cell office:value-type="float" office:value="0.006172839506173">
                <text:p>0.006172839506173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17162872154116">
                <text:p>0.217162872154116</text:p>
              </table:table-cell>
              <table:table-cell office:value-type="float" office:value="0.21015761821366">
                <text:p>0.21015761821366</text:p>
              </table:table-cell>
              <table:table-cell office:value-type="float" office:value="0.007005253940455">
                <text:p>0.007005253940455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29126213592233">
                <text:p>0.229126213592233</text:p>
              </table:table-cell>
              <table:table-cell office:value-type="float" office:value="0.221359223300971">
                <text:p>0.221359223300971</text:p>
              </table:table-cell>
              <table:table-cell office:value-type="float" office:value="0.007766990291262">
                <text:p>0.00776699029126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29787234042553">
                <text:p>0.229787234042553</text:p>
              </table:table-cell>
              <table:table-cell office:value-type="float" office:value="0.223404255319149">
                <text:p>0.223404255319149</text:p>
              </table:table-cell>
              <table:table-cell office:value-type="float" office:value="0.006382978723404">
                <text:p>0.00638297872340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3696682464455">
                <text:p>0.23696682464455</text:p>
              </table:table-cell>
              <table:table-cell office:value-type="float" office:value="0.232227488151659">
                <text:p>0.232227488151659</text:p>
              </table:table-cell>
              <table:table-cell office:value-type="float" office:value="0.004739336492891">
                <text:p>0.004739336492891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38341968911917">
                <text:p>0.238341968911917</text:p>
              </table:table-cell>
              <table:table-cell office:value-type="float" office:value="0.233160621761658">
                <text:p>0.233160621761658</text:p>
              </table:table-cell>
              <table:table-cell office:value-type="float" office:value="0.005181347150259">
                <text:p>0.005181347150259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42857142857143">
                <text:p>0.242857142857143</text:p>
              </table:table-cell>
              <table:table-cell office:value-type="float" office:value="0.237142857142857">
                <text:p>0.237142857142857</text:p>
              </table:table-cell>
              <table:table-cell office:value-type="float" office:value="0.005714285714286">
                <text:p>0.005714285714286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48447204968944">
                <text:p>0.248447204968944</text:p>
              </table:table-cell>
              <table:table-cell office:value-type="float" office:value="0.24223602484472">
                <text:p>0.24223602484472</text:p>
              </table:table-cell>
              <table:table-cell office:value-type="float" office:value="0.006211180124224">
                <text:p>0.006211180124224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249158249158249">
                <text:p>0.249158249158249</text:p>
              </table:table-cell>
              <table:table-cell office:value-type="float" office:value="0.006734006734007">
                <text:p>0.00673400673400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007407407407407">
                <text:p>0.007407407407407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CNSRV-CO2'.A1:'CNSRV-CO2'.I21" chart:data-source-has-labels="both" svg:x="0.32cm" svg:y="0.18cm" svg:width="11.375cm" svg:height="8.64cm">
          <chartooo:coordinate-region svg:x="1.735cm" svg:y="0.38cm" svg:width="8.861cm" svg:height="7.793cm"/>
          <chart:axis chart:dimension="x" chart:name="primary-x" chart:style-name="ch4" chartooo:axis-type="auto">
            <chartooo:date-scale/>
            <chart:categories table:cell-range-address="'CNSRV-CO2'.A2:'CNSRV-CO2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CNSRV-CO2'.B2:'CNSRV-CO2'.B21" chart:label-cell-address="'CNSRV-CO2'.B1:'CNSRV-CO2'.B1" chart:class="chart:line">
            <chart:data-point chart:repeated="20"/>
          </chart:series>
          <chart:series chart:attached-axis="primary-y" chart:style-name="ch9" chart:values-cell-range-address="'CNSRV-CO2'.C2:'CNSRV-CO2'.C21" chart:label-cell-address="'CNSRV-CO2'.C1:'CNSRV-CO2'.C1" chart:class="chart:line">
            <chart:data-point chart:repeated="20"/>
          </chart:series>
          <chart:series chart:attached-axis="primary-y" chart:style-name="ch10" chart:values-cell-range-address="'CNSRV-CO2'.D2:'CNSRV-CO2'.D21" chart:label-cell-address="'CNSRV-CO2'.D1:'CNSRV-CO2'.D1" chart:class="chart:line">
            <chart:data-point chart:repeated="20"/>
          </chart:series>
          <chart:series chart:attached-axis="primary-y" chart:style-name="ch11" chart:values-cell-range-address="'CNSRV-CO2'.E2:'CNSRV-CO2'.E21" chart:label-cell-address="'CNSRV-CO2'.E1:'CNSRV-CO2'.E1" chart:class="chart:line">
            <chart:data-point chart:repeated="20"/>
          </chart:series>
          <chart:series chart:attached-axis="primary-y" chart:style-name="ch12" chart:values-cell-range-address="'CNSRV-CO2'.F2:'CNSRV-CO2'.F21" chart:label-cell-address="'CNSRV-CO2'.F1:'CNSRV-CO2'.F1" chart:class="chart:line">
            <chart:data-point chart:repeated="20"/>
          </chart:series>
          <chart:series chart:attached-axis="primary-y" chart:style-name="ch13" chart:values-cell-range-address="'CNSRV-CO2'.G2:'CNSRV-CO2'.G21" chart:label-cell-address="'CNSRV-CO2'.G1:'CNSRV-CO2'.G1" chart:class="chart:line">
            <chart:data-point chart:repeated="20"/>
          </chart:series>
          <chart:series chart:attached-axis="primary-y" chart:style-name="ch14" chart:values-cell-range-address="'CNSRV-CO2'.H2:'CNSRV-CO2'.H21" chart:label-cell-address="'CNSRV-CO2'.H1:'CNSRV-CO2'.H1" chart:class="chart:line">
            <chart:data-point chart:repeated="20"/>
          </chart:series>
          <chart:series chart:attached-axis="primary-y" chart:style-name="ch15" chart:values-cell-range-address="'CNSRV-CO2'.I2:'CNSRV-CO2'.I21" chart:label-cell-address="'CNSRV-CO2'.I1:'CNSRV-CO2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CNSRV-CO2'.B1:'CNSRV-CO2'.B1</svg:desc>
                </draw:g>
              </table:table-cell>
              <table:table-cell office:value-type="string">
                <text:p>WkECA</text:p>
                <draw:g>
                  <svg:desc>'CNSRV-CO2'.C1:'CNSRV-CO2'.C1</svg:desc>
                </draw:g>
              </table:table-cell>
              <table:table-cell office:value-type="string">
                <text:p>GrnWkECA</text:p>
                <draw:g>
                  <svg:desc>'CNSRV-CO2'.D1:'CNSRV-CO2'.D1</svg:desc>
                </draw:g>
              </table:table-cell>
              <table:table-cell office:value-type="string">
                <text:p>DnrWkECA</text:p>
                <draw:g>
                  <svg:desc>'CNSRV-CO2'.E1:'CNSRV-CO2'.E1</svg:desc>
                </draw:g>
              </table:table-cell>
              <table:table-cell office:value-type="string">
                <text:p>StrECA</text:p>
                <draw:g>
                  <svg:desc>'CNSRV-CO2'.F1:'CNSRV-CO2'.F1</svg:desc>
                </draw:g>
              </table:table-cell>
              <table:table-cell office:value-type="string">
                <text:p>StrECA(AB)</text:p>
                <draw:g>
                  <svg:desc>'CNSRV-CO2'.G1:'CNSRV-CO2'.G1</svg:desc>
                </draw:g>
              </table:table-cell>
              <table:table-cell office:value-type="string">
                <text:p>GrnStrECA</text:p>
                <draw:g>
                  <svg:desc>'CNSRV-CO2'.H1:'CNSRV-CO2'.H1</svg:desc>
                </draw:g>
              </table:table-cell>
              <table:table-cell office:value-type="string">
                <text:p>DnrStrECA</text:p>
                <draw:g>
                  <svg:desc>'CNSRV-CO2'.I1:'CNSRV-CO2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NSRV-CO2'.A2:'CNSRV-CO2'.A21</svg:desc>
                </draw:g>
              </table:table-cell>
              <table:table-cell office:value-type="float" office:value="NaN">
                <text:p>NaN</text:p>
                <draw:g>
                  <svg:desc>'CNSRV-CO2'.B2:'CNSRV-CO2'.B21</svg:desc>
                </draw:g>
              </table:table-cell>
              <table:table-cell office:value-type="float" office:value="NaN">
                <text:p>NaN</text:p>
                <draw:g>
                  <svg:desc>'CNSRV-CO2'.C2:'CNSRV-CO2'.C21</svg:desc>
                </draw:g>
              </table:table-cell>
              <table:table-cell office:value-type="float" office:value="NaN">
                <text:p>NaN</text:p>
                <draw:g>
                  <svg:desc>'CNSRV-CO2'.D2:'CNSRV-CO2'.D21</svg:desc>
                </draw:g>
              </table:table-cell>
              <table:table-cell office:value-type="float" office:value="NaN">
                <text:p>NaN</text:p>
                <draw:g>
                  <svg:desc>'CNSRV-CO2'.E2:'CNSRV-CO2'.E21</svg:desc>
                </draw:g>
              </table:table-cell>
              <table:table-cell office:value-type="float" office:value="NaN">
                <text:p>NaN</text:p>
                <draw:g>
                  <svg:desc>'CNSRV-CO2'.F2:'CNSRV-CO2'.F21</svg:desc>
                </draw:g>
              </table:table-cell>
              <table:table-cell office:value-type="float" office:value="NaN">
                <text:p>NaN</text:p>
                <draw:g>
                  <svg:desc>'CNSRV-CO2'.G2:'CNSRV-CO2'.G21</svg:desc>
                </draw:g>
              </table:table-cell>
              <table:table-cell office:value-type="float" office:value="NaN">
                <text:p>NaN</text:p>
                <draw:g>
                  <svg:desc>'CNSRV-CO2'.H2:'CNSRV-CO2'.H21</svg:desc>
                </draw:g>
              </table:table-cell>
              <table:table-cell office:value-type="float" office:value="NaN">
                <text:p>NaN</text:p>
                <draw:g>
                  <svg:desc>'CNSRV-CO2'.I2:'CNSRV-CO2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00478468899522">
                <text:p>0.100478468899522</text:p>
              </table:table-cell>
              <table:table-cell office:value-type="float" office:value="0.092703349282297">
                <text:p>0.092703349282297</text:p>
              </table:table-cell>
              <table:table-cell office:value-type="float" office:value="0.00627990430622">
                <text:p>0.00627990430622</text:p>
              </table:table-cell>
              <table:table-cell office:value-type="float" office:value="0.034090909090909">
                <text:p>0.034090909090909</text:p>
              </table:table-cell>
              <table:table-cell office:value-type="float" office:value="0.026016746411483">
                <text:p>0.026016746411483</text:p>
              </table:table-cell>
              <table:table-cell office:value-type="float" office:value="0.031997607655502">
                <text:p>0.031997607655502</text:p>
              </table:table-cell>
              <table:table-cell office:value-type="float" office:value="0.001794258373206">
                <text:p>0.0017942583732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22719734660033">
                <text:p>0.122719734660033</text:p>
              </table:table-cell>
              <table:table-cell office:value-type="float" office:value="0.11318407960199">
                <text:p>0.11318407960199</text:p>
              </table:table-cell>
              <table:table-cell office:value-type="float" office:value="0.00787728026534">
                <text:p>0.00787728026534</text:p>
              </table:table-cell>
              <table:table-cell office:value-type="float" office:value="0.041873963515755">
                <text:p>0.041873963515755</text:p>
              </table:table-cell>
              <table:table-cell office:value-type="float" office:value="0.031094527363184">
                <text:p>0.031094527363184</text:p>
              </table:table-cell>
              <table:table-cell office:value-type="float" office:value="0.038971807628524">
                <text:p>0.038971807628524</text:p>
              </table:table-cell>
              <table:table-cell office:value-type="float" office:value="0.002487562189055">
                <text:p>0.0024875621890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3956043956044">
                <text:p>0.13956043956044</text:p>
              </table:table-cell>
              <table:table-cell office:value-type="float" office:value="0.127472527472527">
                <text:p>0.127472527472527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51098901098901">
                <text:p>0.051098901098901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47252747252747">
                <text:p>0.047252747252747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40559440559441">
                <text:p>0.140559440559441</text:p>
              </table:table-cell>
              <table:table-cell office:value-type="float" office:value="0.010489510489511">
                <text:p>0.010489510489511</text:p>
              </table:table-cell>
              <table:table-cell office:value-type="float" office:value="0.062237762237762">
                <text:p>0.062237762237762</text:p>
              </table:table-cell>
              <table:table-cell office:value-type="float" office:value="0.044755244755245">
                <text:p>0.044755244755245</text:p>
              </table:table-cell>
              <table:table-cell office:value-type="float" office:value="0.057342657342657">
                <text:p>0.057342657342657</text:p>
              </table:table-cell>
              <table:table-cell office:value-type="float" office:value="0.004195804195804">
                <text:p>0.0041958041958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66380789022298">
                <text:p>0.166380789022298</text:p>
              </table:table-cell>
              <table:table-cell office:value-type="float" office:value="0.15180102915952">
                <text:p>0.15180102915952</text:p>
              </table:table-cell>
              <table:table-cell office:value-type="float" office:value="0.01114922813036">
                <text:p>0.01114922813036</text:p>
              </table:table-cell>
              <table:table-cell office:value-type="float" office:value="0.07032590051458">
                <text:p>0.07032590051458</text:p>
              </table:table-cell>
              <table:table-cell office:value-type="float" office:value="0.049742710120069">
                <text:p>0.049742710120069</text:p>
              </table:table-cell>
              <table:table-cell office:value-type="float" office:value="0.065180102915952">
                <text:p>0.065180102915952</text:p>
              </table:table-cell>
              <table:table-cell office:value-type="float" office:value="0.004288164665523">
                <text:p>0.0042881646655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80396246089677">
                <text:p>0.180396246089677</text:p>
              </table:table-cell>
              <table:table-cell office:value-type="float" office:value="0.164754953076121">
                <text:p>0.164754953076121</text:p>
              </table:table-cell>
              <table:table-cell office:value-type="float" office:value="0.012513034410845">
                <text:p>0.012513034410845</text:p>
              </table:table-cell>
              <table:table-cell office:value-type="float" office:value="0.074035453597497">
                <text:p>0.074035453597497</text:p>
              </table:table-cell>
              <table:table-cell office:value-type="float" office:value="0.05318039624609">
                <text:p>0.05318039624609</text:p>
              </table:table-cell>
              <table:table-cell office:value-type="float" office:value="0.068821689259646">
                <text:p>0.068821689259646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98307134220073">
                <text:p>0.198307134220073</text:p>
              </table:table-cell>
              <table:table-cell office:value-type="float" office:value="0.182587666263603">
                <text:p>0.182587666263603</text:p>
              </table:table-cell>
              <table:table-cell office:value-type="float" office:value="0.012091898428053">
                <text:p>0.012091898428053</text:p>
              </table:table-cell>
              <table:table-cell office:value-type="float" office:value="0.082224909310762">
                <text:p>0.082224909310762</text:p>
              </table:table-cell>
              <table:table-cell office:value-type="float" office:value="0.058041112454655">
                <text:p>0.058041112454655</text:p>
              </table:table-cell>
              <table:table-cell office:value-type="float" office:value="0.076178960096735">
                <text:p>0.076178960096735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11538461538461">
                <text:p>0.211538461538461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83791208791209">
                <text:p>0.083791208791209</text:p>
              </table:table-cell>
              <table:table-cell office:value-type="float" office:value="0.056318681318681">
                <text:p>0.056318681318681</text:p>
              </table:table-cell>
              <table:table-cell office:value-type="float" office:value="0.078296703296703">
                <text:p>0.078296703296703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14506172839506">
                <text:p>0.214506172839506</text:p>
              </table:table-cell>
              <table:table-cell office:value-type="float" office:value="0.199074074074074">
                <text:p>0.199074074074074</text:p>
              </table:table-cell>
              <table:table-cell office:value-type="float" office:value="0.010802469135803">
                <text:p>0.010802469135803</text:p>
              </table:table-cell>
              <table:table-cell office:value-type="float" office:value="0.084876543209877">
                <text:p>0.084876543209877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78703703703704">
                <text:p>0.07870370370370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29422066549912">
                <text:p>0.229422066549912</text:p>
              </table:table-cell>
              <table:table-cell office:value-type="float" office:value="0.215411558669002">
                <text:p>0.215411558669002</text:p>
              </table:table-cell>
              <table:table-cell office:value-type="float" office:value="0.008756567425569">
                <text:p>0.008756567425569</text:p>
              </table:table-cell>
              <table:table-cell office:value-type="float" office:value="0.089316987740806">
                <text:p>0.089316987740806</text:p>
              </table:table-cell>
              <table:table-cell office:value-type="float" office:value="0.057793345008757">
                <text:p>0.057793345008757</text:p>
              </table:table-cell>
              <table:table-cell office:value-type="float" office:value="0.084063047285464">
                <text:p>0.084063047285464</text:p>
              </table:table-cell>
              <table:table-cell office:value-type="float" office:value="0.003502626970228">
                <text:p>0.0035026269702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36893203883495">
                <text:p>0.236893203883495</text:p>
              </table:table-cell>
              <table:table-cell office:value-type="float" office:value="0.223300970873786">
                <text:p>0.223300970873786</text:p>
              </table:table-cell>
              <table:table-cell office:value-type="float" office:value="0.009708737864078">
                <text:p>0.009708737864078</text:p>
              </table:table-cell>
              <table:table-cell office:value-type="float" office:value="0.095145631067961">
                <text:p>0.095145631067961</text:p>
              </table:table-cell>
              <table:table-cell office:value-type="float" office:value="0.060194174757282">
                <text:p>0.060194174757282</text:p>
              </table:table-cell>
              <table:table-cell office:value-type="float" office:value="0.089320388349515">
                <text:p>0.089320388349515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48936170212766">
                <text:p>0.248936170212766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010638297872341">
                <text:p>0.010638297872341</text:p>
              </table:table-cell>
              <table:table-cell office:value-type="float" office:value="0.102127659574468">
                <text:p>0.102127659574468</text:p>
              </table:table-cell>
              <table:table-cell office:value-type="float" office:value="0.061702127659575">
                <text:p>0.061702127659575</text:p>
              </table:table-cell>
              <table:table-cell office:value-type="float" office:value="0.095744680851064">
                <text:p>0.0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48815165876777">
                <text:p>0.248815165876777</text:p>
              </table:table-cell>
              <table:table-cell office:value-type="float" office:value="0.234597156398104">
                <text:p>0.234597156398104</text:p>
              </table:table-cell>
              <table:table-cell office:value-type="float" office:value="0.011848341232228">
                <text:p>0.011848341232228</text:p>
              </table:table-cell>
              <table:table-cell office:value-type="float" office:value="0.106635071090047">
                <text:p>0.106635071090047</text:p>
              </table:table-cell>
              <table:table-cell office:value-type="float" office:value="0.06872037914692">
                <text:p>0.06872037914692</text:p>
              </table:table-cell>
              <table:table-cell office:value-type="float" office:value="0.101895734597156">
                <text:p>0.101895734597156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56476683937824">
                <text:p>0.256476683937824</text:p>
              </table:table-cell>
              <table:table-cell office:value-type="float" office:value="0.240932642487047">
                <text:p>0.240932642487047</text:p>
              </table:table-cell>
              <table:table-cell office:value-type="float" office:value="0.012953367875648">
                <text:p>0.012953367875648</text:p>
              </table:table-cell>
              <table:table-cell office:value-type="float" office:value="0.11139896373057">
                <text:p>0.11139896373057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106217616580311">
                <text:p>0.106217616580311</text:p>
              </table:table-cell>
              <table:table-cell office:value-type="float" office:value="0.005181347150259">
                <text:p>0.0051813471502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65714285714286">
                <text:p>0.265714285714286</text:p>
              </table:table-cell>
              <table:table-cell office:value-type="float" office:value="0.248571428571429">
                <text:p>0.248571428571429</text:p>
              </table:table-cell>
              <table:table-cell office:value-type="float" office:value="0.014285714285714">
                <text:p>0.014285714285714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077142857142857">
                <text:p>0.077142857142857</text:p>
              </table:table-cell>
              <table:table-cell office:value-type="float" office:value="0.108571428571429">
                <text:p>0.108571428571429</text:p>
              </table:table-cell>
              <table:table-cell office:value-type="float" office:value="0.005714285714286">
                <text:p>0.005714285714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73291925465838">
                <text:p>0.273291925465838</text:p>
              </table:table-cell>
              <table:table-cell office:value-type="float" office:value="0.254658385093168">
                <text:p>0.254658385093168</text:p>
              </table:table-cell>
              <table:table-cell office:value-type="float" office:value="0.015527950310559">
                <text:p>0.015527950310559</text:p>
              </table:table-cell>
              <table:table-cell office:value-type="float" office:value="0.114906832298137">
                <text:p>0.114906832298137</text:p>
              </table:table-cell>
              <table:table-cell office:value-type="float" office:value="0.077639751552795">
                <text:p>0.077639751552795</text:p>
              </table:table-cell>
              <table:table-cell office:value-type="float" office:value="0.108695652173913">
                <text:p>0.108695652173913</text:p>
              </table:table-cell>
              <table:table-cell office:value-type="float" office:value="0.006211180124224">
                <text:p>0.0062111801242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76094276094276">
                <text:p>0.276094276094276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016835016835017">
                <text:p>0.016835016835017</text:p>
              </table:table-cell>
              <table:table-cell office:value-type="float" office:value="0.114478114478115">
                <text:p>0.114478114478115</text:p>
              </table:table-cell>
              <table:table-cell office:value-type="float" office:value="0.077441077441078">
                <text:p>0.077441077441078</text:p>
              </table:table-cell>
              <table:table-cell office:value-type="float" office:value="0.107744107744108">
                <text:p>0.107744107744108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74074074074074">
                <text:p>0.274074074074074</text:p>
              </table:table-cell>
              <table:table-cell office:value-type="float" office:value="0.251851851851852">
                <text:p>0.251851851851852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118518518518519">
                <text:p>0.118518518518519</text:p>
              </table:table-cell>
              <table:table-cell office:value-type="float" office:value="0.077777777777778">
                <text:p>0.07777777777777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1.803cm" svg:y="2.458cm" style:legend-expansion="high" chart:style-name="ch2"/>
        <chart:plot-area chart:style-name="ch3" table:cell-range-address="'CNSRV-CO2'.A24:'CNSRV-CO2'.I44" chart:data-source-has-labels="both" svg:x="0.32cm" svg:y="0.18cm" svg:width="11.163cm" svg:height="8.64cm">
          <chartooo:coordinate-region svg:x="1.55cm" svg:y="0.379cm" svg:width="8.834cm" svg:height="7.794cm"/>
          <chart:axis chart:dimension="x" chart:name="primary-x" chart:style-name="ch4" chartooo:axis-type="auto">
            <chartooo:date-scale/>
            <chart:categories table:cell-range-address="'CNSRV-CO2'.A25:'CNSRV-CO2'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CNSRV-CO2'.B25:'CNSRV-CO2'.B44" chart:label-cell-address="'CNSRV-CO2'.B24:'CNSRV-CO2'.B24" chart:class="chart:line">
            <chart:data-point chart:repeated="20"/>
          </chart:series>
          <chart:series chart:attached-axis="primary-y" chart:style-name="ch9" chart:values-cell-range-address="'CNSRV-CO2'.C25:'CNSRV-CO2'.C44" chart:label-cell-address="'CNSRV-CO2'.C24:'CNSRV-CO2'.C24" chart:class="chart:line">
            <chart:data-point chart:repeated="20"/>
          </chart:series>
          <chart:series chart:attached-axis="primary-y" chart:style-name="ch10" chart:values-cell-range-address="'CNSRV-CO2'.D25:'CNSRV-CO2'.D44" chart:label-cell-address="'CNSRV-CO2'.D24:'CNSRV-CO2'.D24" chart:class="chart:line">
            <chart:data-point chart:repeated="20"/>
          </chart:series>
          <chart:series chart:attached-axis="primary-y" chart:style-name="ch11" chart:values-cell-range-address="'CNSRV-CO2'.E25:'CNSRV-CO2'.E44" chart:label-cell-address="'CNSRV-CO2'.E24:'CNSRV-CO2'.E24" chart:class="chart:line">
            <chart:data-point chart:repeated="20"/>
          </chart:series>
          <chart:series chart:attached-axis="primary-y" chart:style-name="ch12" chart:values-cell-range-address="'CNSRV-CO2'.F25:'CNSRV-CO2'.F44" chart:label-cell-address="'CNSRV-CO2'.F24:'CNSRV-CO2'.F24" chart:class="chart:line">
            <chart:data-point chart:repeated="20"/>
          </chart:series>
          <chart:series chart:attached-axis="primary-y" chart:style-name="ch13" chart:values-cell-range-address="'CNSRV-CO2'.G25:'CNSRV-CO2'.G44" chart:label-cell-address="'CNSRV-CO2'.G24:'CNSRV-CO2'.G24" chart:class="chart:line">
            <chart:data-point chart:repeated="20"/>
          </chart:series>
          <chart:series chart:attached-axis="primary-y" chart:style-name="ch14" chart:values-cell-range-address="'CNSRV-CO2'.H25:'CNSRV-CO2'.H44" chart:label-cell-address="'CNSRV-CO2'.H24:'CNSRV-CO2'.H24" chart:class="chart:line">
            <chart:data-point chart:repeated="20"/>
          </chart:series>
          <chart:series chart:attached-axis="primary-y" chart:style-name="ch15" chart:values-cell-range-address="'CNSRV-CO2'.I25:'CNSRV-CO2'.I44" chart:label-cell-address="'CNSRV-CO2'.I24:'CNSRV-CO2'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CNSRV-CO2'.B24:'CNSRV-CO2'.B24</svg:desc>
                </draw:g>
              </table:table-cell>
              <table:table-cell office:value-type="string">
                <text:p>WkCO2A</text:p>
                <draw:g>
                  <svg:desc>'CNSRV-CO2'.C24:'CNSRV-CO2'.C24</svg:desc>
                </draw:g>
              </table:table-cell>
              <table:table-cell office:value-type="string">
                <text:p>GrnWkCO2A</text:p>
                <draw:g>
                  <svg:desc>'CNSRV-CO2'.D24:'CNSRV-CO2'.D24</svg:desc>
                </draw:g>
              </table:table-cell>
              <table:table-cell office:value-type="string">
                <text:p>DnrWkCO2A</text:p>
                <draw:g>
                  <svg:desc>'CNSRV-CO2'.E24:'CNSRV-CO2'.E24</svg:desc>
                </draw:g>
              </table:table-cell>
              <table:table-cell office:value-type="string">
                <text:p>StrCO2A</text:p>
                <draw:g>
                  <svg:desc>'CNSRV-CO2'.F24:'CNSRV-CO2'.F24</svg:desc>
                </draw:g>
              </table:table-cell>
              <table:table-cell office:value-type="string">
                <text:p>StrCO2A(AB)</text:p>
                <draw:g>
                  <svg:desc>'CNSRV-CO2'.G24:'CNSRV-CO2'.G24</svg:desc>
                </draw:g>
              </table:table-cell>
              <table:table-cell office:value-type="string">
                <text:p>GrnStrCO2A</text:p>
                <draw:g>
                  <svg:desc>'CNSRV-CO2'.H24:'CNSRV-CO2'.H24</svg:desc>
                </draw:g>
              </table:table-cell>
              <table:table-cell office:value-type="string">
                <text:p>DnrStrCO2A</text:p>
                <draw:g>
                  <svg:desc>'CNSRV-CO2'.I24:'CNSRV-CO2'.I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NSRV-CO2'.A25:'CNSRV-CO2'.A44</svg:desc>
                </draw:g>
              </table:table-cell>
              <table:table-cell office:value-type="float" office:value="NaN">
                <text:p>NaN</text:p>
                <draw:g>
                  <svg:desc>'CNSRV-CO2'.B25:'CNSRV-CO2'.B44</svg:desc>
                </draw:g>
              </table:table-cell>
              <table:table-cell office:value-type="float" office:value="NaN">
                <text:p>NaN</text:p>
                <draw:g>
                  <svg:desc>'CNSRV-CO2'.C25:'CNSRV-CO2'.C44</svg:desc>
                </draw:g>
              </table:table-cell>
              <table:table-cell office:value-type="float" office:value="NaN">
                <text:p>NaN</text:p>
                <draw:g>
                  <svg:desc>'CNSRV-CO2'.D25:'CNSRV-CO2'.D44</svg:desc>
                </draw:g>
              </table:table-cell>
              <table:table-cell office:value-type="float" office:value="NaN">
                <text:p>NaN</text:p>
                <draw:g>
                  <svg:desc>'CNSRV-CO2'.E25:'CNSRV-CO2'.E44</svg:desc>
                </draw:g>
              </table:table-cell>
              <table:table-cell office:value-type="float" office:value="NaN">
                <text:p>NaN</text:p>
                <draw:g>
                  <svg:desc>'CNSRV-CO2'.F25:'CNSRV-CO2'.F44</svg:desc>
                </draw:g>
              </table:table-cell>
              <table:table-cell office:value-type="float" office:value="NaN">
                <text:p>NaN</text:p>
                <draw:g>
                  <svg:desc>'CNSRV-CO2'.G25:'CNSRV-CO2'.G44</svg:desc>
                </draw:g>
              </table:table-cell>
              <table:table-cell office:value-type="float" office:value="NaN">
                <text:p>NaN</text:p>
                <draw:g>
                  <svg:desc>'CNSRV-CO2'.H25:'CNSRV-CO2'.H44</svg:desc>
                </draw:g>
              </table:table-cell>
              <table:table-cell office:value-type="float" office:value="NaN">
                <text:p>NaN</text:p>
                <draw:g>
                  <svg:desc>'CNSRV-CO2'.I25:'CNSRV-CO2'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19736842105263">
                <text:p>0.019736842105263</text:p>
              </table:table-cell>
              <table:table-cell office:value-type="float" office:value="0.016746411483254">
                <text:p>0.016746411483254</text:p>
              </table:table-cell>
              <table:table-cell office:value-type="float" office:value="0.002392344497608">
                <text:p>0.002392344497608</text:p>
              </table:table-cell>
              <table:table-cell office:value-type="float" office:value="0.007177033492823">
                <text:p>0.007177033492823</text:p>
              </table:table-cell>
              <table:table-cell office:value-type="float" office:value="0.006877990430622">
                <text:p>0.006877990430622</text:p>
              </table:table-cell>
              <table:table-cell office:value-type="float" office:value="0.005382775119617">
                <text:p>0.005382775119617</text:p>
              </table:table-cell>
              <table:table-cell office:value-type="float" office:value="0.001196172248804">
                <text:p>0.0011961722488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24875621890547">
                <text:p>0.024875621890547</text:p>
              </table:table-cell>
              <table:table-cell office:value-type="float" office:value="0.021144278606965">
                <text:p>0.021144278606965</text:p>
              </table:table-cell>
              <table:table-cell office:value-type="float" office:value="0.003316749585406">
                <text:p>0.003316749585406</text:p>
              </table:table-cell>
              <table:table-cell office:value-type="float" office:value="0.009121061359867">
                <text:p>0.009121061359867</text:p>
              </table:table-cell>
              <table:table-cell office:value-type="float" office:value="0.008706467661692">
                <text:p>0.008706467661692</text:p>
              </table:table-cell>
              <table:table-cell office:value-type="float" office:value="0.007048092868988">
                <text:p>0.007048092868988</text:p>
              </table:table-cell>
              <table:table-cell office:value-type="float" office:value="0.001658374792703">
                <text:p>0.00165837479270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028021978021978">
                <text:p>0.028021978021978</text:p>
              </table:table-cell>
              <table:table-cell office:value-type="float" office:value="0.023076923076923">
                <text:p>0.023076923076923</text:p>
              </table:table-cell>
              <table:table-cell office:value-type="float" office:value="0.004395604395604">
                <text:p>0.004395604395604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09340659340659">
                <text:p>0.009340659340659</text:p>
              </table:table-cell>
              <table:table-cell office:value-type="float" office:value="0.007142857142857">
                <text:p>0.007142857142857</text:p>
              </table:table-cell>
              <table:table-cell office:value-type="float" office:value="0.002197802197802">
                <text:p>0.00219780219780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034265734265734">
                <text:p>0.034265734265734</text:p>
              </table:table-cell>
              <table:table-cell office:value-type="float" office:value="0.027972027972028">
                <text:p>0.027972027972028</text:p>
              </table:table-cell>
              <table:table-cell office:value-type="float" office:value="0.005594405594406">
                <text:p>0.005594405594406</text:p>
              </table:table-cell>
              <table:table-cell office:value-type="float" office:value="0.012587412587413">
                <text:p>0.012587412587413</text:p>
              </table:table-cell>
              <table:table-cell office:value-type="float" office:value="0.011888111888112">
                <text:p>0.011888111888112</text:p>
              </table:table-cell>
              <table:table-cell office:value-type="float" office:value="0.009090909090909">
                <text:p>0.009090909090909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38593481989708">
                <text:p>0.038593481989708</text:p>
              </table:table-cell>
              <table:table-cell office:value-type="float" office:value="0.031732418524871">
                <text:p>0.031732418524871</text:p>
              </table:table-cell>
              <table:table-cell office:value-type="float" office:value="0.006003430531732">
                <text:p>0.006003430531732</text:p>
              </table:table-cell>
              <table:table-cell office:value-type="float" office:value="0.013722126929674">
                <text:p>0.013722126929674</text:p>
              </table:table-cell>
              <table:table-cell office:value-type="float" office:value="0.01286449399657">
                <text:p>0.01286449399657</text:p>
              </table:table-cell>
              <table:table-cell office:value-type="float" office:value="0.010291595197256">
                <text:p>0.010291595197256</text:p>
              </table:table-cell>
              <table:table-cell office:value-type="float" office:value="0.002572898799314">
                <text:p>0.0025728987993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42752867570386">
                <text:p>0.042752867570386</text:p>
              </table:table-cell>
              <table:table-cell office:value-type="float" office:value="0.035453597497393">
                <text:p>0.035453597497393</text:p>
              </table:table-cell>
              <table:table-cell office:value-type="float" office:value="0.006256517205422">
                <text:p>0.006256517205422</text:p>
              </table:table-cell>
              <table:table-cell office:value-type="float" office:value="0.015641293013556">
                <text:p>0.015641293013556</text:p>
              </table:table-cell>
              <table:table-cell office:value-type="float" office:value="0.014598540145985">
                <text:p>0.014598540145985</text:p>
              </table:table-cell>
              <table:table-cell office:value-type="float" office:value="0.011470281543274">
                <text:p>0.011470281543274</text:p>
              </table:table-cell>
              <table:table-cell office:value-type="float" office:value="0.003128258602711">
                <text:p>0.0031282586027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45949214026602">
                <text:p>0.045949214026602</text:p>
              </table:table-cell>
              <table:table-cell office:value-type="float" office:value="0.039903264812576">
                <text:p>0.039903264812576</text:p>
              </table:table-cell>
              <table:table-cell office:value-type="float" office:value="0.004836759371221">
                <text:p>0.004836759371221</text:p>
              </table:table-cell>
              <table:table-cell office:value-type="float" office:value="0.016928657799275">
                <text:p>0.016928657799275</text:p>
              </table:table-cell>
              <table:table-cell office:value-type="float" office:value="0.016928657799275">
                <text:p>0.016928657799275</text:p>
              </table:table-cell>
              <table:table-cell office:value-type="float" office:value="0.012091898428053">
                <text:p>0.012091898428053</text:p>
              </table:table-cell>
              <table:table-cell office:value-type="float" office:value="0.003627569528416">
                <text:p>0.0036275695284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50824175824176">
                <text:p>0.050824175824176</text:p>
              </table:table-cell>
              <table:table-cell office:value-type="float" office:value="0.04532967032967">
                <text:p>0.04532967032967</text:p>
              </table:table-cell>
              <table:table-cell office:value-type="float" office:value="0.004120879120879">
                <text:p>0.004120879120879</text:p>
              </table:table-cell>
              <table:table-cell office:value-type="float" office:value="0.017857142857143">
                <text:p>0.017857142857143</text:p>
              </table:table-cell>
              <table:table-cell office:value-type="float" office:value="0.017857142857143">
                <text:p>0.017857142857143</text:p>
              </table:table-cell>
              <table:table-cell office:value-type="float" office:value="0.013736263736264">
                <text:p>0.013736263736264</text:p>
              </table:table-cell>
              <table:table-cell office:value-type="float" office:value="0.002747252747253">
                <text:p>0.00274725274725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4783950617284">
                <text:p>0.04783950617284</text:p>
              </table:table-cell>
              <table:table-cell office:value-type="float" office:value="0.00462962962963">
                <text:p>0.00462962962963</text:p>
              </table:table-cell>
              <table:table-cell office:value-type="float" office:value="0.020061728395062">
                <text:p>0.020061728395062</text:p>
              </table:table-cell>
              <table:table-cell office:value-type="float" office:value="0.020061728395062">
                <text:p>0.020061728395062</text:p>
              </table:table-cell>
              <table:table-cell office:value-type="float" office:value="0.015432098765432">
                <text:p>0.015432098765432</text:p>
              </table:table-cell>
              <table:table-cell office:value-type="float" office:value="0.003086419753086">
                <text:p>0.00308641975308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52539404553415">
                <text:p>0.052539404553415</text:p>
              </table:table-cell>
              <table:table-cell office:value-type="float" office:value="0.04553415061296">
                <text:p>0.04553415061296</text:p>
              </table:table-cell>
              <table:table-cell office:value-type="float" office:value="0.005253940455342">
                <text:p>0.005253940455342</text:p>
              </table:table-cell>
              <table:table-cell office:value-type="float" office:value="0.017513134851138">
                <text:p>0.017513134851138</text:p>
              </table:table-cell>
              <table:table-cell office:value-type="float" office:value="0.017513134851138">
                <text:p>0.017513134851138</text:p>
              </table:table-cell>
              <table:table-cell office:value-type="float" office:value="0.012259194395797">
                <text:p>0.012259194395797</text:p>
              </table:table-cell>
              <table:table-cell office:value-type="float" office:value="0.003502626970228">
                <text:p>0.0035026269702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58252427184466">
                <text:p>0.058252427184466</text:p>
              </table:table-cell>
              <table:table-cell office:value-type="float" office:value="0.050485436893204">
                <text:p>0.050485436893204</text:p>
              </table:table-cell>
              <table:table-cell office:value-type="float" office:value="0.005825242718447">
                <text:p>0.005825242718447</text:p>
              </table:table-cell>
              <table:table-cell office:value-type="float" office:value="0.019417475728155">
                <text:p>0.019417475728155</text:p>
              </table:table-cell>
              <table:table-cell office:value-type="float" office:value="0.019417475728155">
                <text:p>0.019417475728155</text:p>
              </table:table-cell>
              <table:table-cell office:value-type="float" office:value="0.013592233009709">
                <text:p>0.013592233009709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61702127659575">
                <text:p>0.061702127659575</text:p>
              </table:table-cell>
              <table:table-cell office:value-type="float" office:value="0.053191489361702">
                <text:p>0.053191489361702</text:p>
              </table:table-cell>
              <table:table-cell office:value-type="float" office:value="0.006382978723404">
                <text:p>0.006382978723404</text:p>
              </table:table-cell>
              <table:table-cell office:value-type="float" office:value="0.019148936170213">
                <text:p>0.019148936170213</text:p>
              </table:table-cell>
              <table:table-cell office:value-type="float" office:value="0.019148936170213">
                <text:p>0.019148936170213</text:p>
              </table:table-cell>
              <table:table-cell office:value-type="float" office:value="0.012765957446809">
                <text:p>0.012765957446809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61611374407583">
                <text:p>0.061611374407583</text:p>
              </table:table-cell>
              <table:table-cell office:value-type="float" office:value="0.056872037914692">
                <text:p>0.056872037914692</text:p>
              </table:table-cell>
              <table:table-cell office:value-type="float" office:value="0.004739336492891">
                <text:p>0.004739336492891</text:p>
              </table:table-cell>
              <table:table-cell office:value-type="float" office:value="0.018957345971564">
                <text:p>0.018957345971564</text:p>
              </table:table-cell>
              <table:table-cell office:value-type="float" office:value="0.018957345971564">
                <text:p>0.018957345971564</text:p>
              </table:table-cell>
              <table:table-cell office:value-type="float" office:value="0.014218009478673">
                <text:p>0.014218009478673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67357512953368">
                <text:p>0.067357512953368</text:p>
              </table:table-cell>
              <table:table-cell office:value-type="float" office:value="0.062176165803109">
                <text:p>0.062176165803109</text:p>
              </table:table-cell>
              <table:table-cell office:value-type="float" office:value="0.005181347150259">
                <text:p>0.005181347150259</text:p>
              </table:table-cell>
              <table:table-cell office:value-type="float" office:value="0.020725388601036">
                <text:p>0.020725388601036</text:p>
              </table:table-cell>
              <table:table-cell office:value-type="float" office:value="0.020725388601036">
                <text:p>0.020725388601036</text:p>
              </table:table-cell>
              <table:table-cell office:value-type="float" office:value="0.015544041450777">
                <text:p>0.015544041450777</text:p>
              </table:table-cell>
              <table:table-cell office:value-type="float" office:value="0.005181347150259">
                <text:p>0.0051813471502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68571428571429">
                <text:p>0.068571428571429</text:p>
              </table:table-cell>
              <table:table-cell office:value-type="float" office:value="0.062857142857143">
                <text:p>0.062857142857143</text:p>
              </table:table-cell>
              <table:table-cell office:value-type="float" office:value="0.005714285714286">
                <text:p>0.005714285714286</text:p>
              </table:table-cell>
              <table:table-cell office:value-type="float" office:value="0.022857142857143">
                <text:p>0.022857142857143</text:p>
              </table:table-cell>
              <table:table-cell office:value-type="float" office:value="0.022857142857143">
                <text:p>0.022857142857143</text:p>
              </table:table-cell>
              <table:table-cell office:value-type="float" office:value="0.017142857142857">
                <text:p>0.017142857142857</text:p>
              </table:table-cell>
              <table:table-cell office:value-type="float" office:value="0.005714285714286">
                <text:p>0.005714285714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71428571428572">
                <text:p>0.071428571428572</text:p>
              </table:table-cell>
              <table:table-cell office:value-type="float" office:value="0.065217391304348">
                <text:p>0.065217391304348</text:p>
              </table:table-cell>
              <table:table-cell office:value-type="float" office:value="0.006211180124224">
                <text:p>0.006211180124224</text:p>
              </table:table-cell>
              <table:table-cell office:value-type="float" office:value="0.021739130434783">
                <text:p>0.021739130434783</text:p>
              </table:table-cell>
              <table:table-cell office:value-type="float" office:value="0.021739130434783">
                <text:p>0.021739130434783</text:p>
              </table:table-cell>
              <table:table-cell office:value-type="float" office:value="0.015527950310559">
                <text:p>0.015527950310559</text:p>
              </table:table-cell>
              <table:table-cell office:value-type="float" office:value="0.006211180124224">
                <text:p>0.0062111801242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74074074074074">
                <text:p>0.074074074074074</text:p>
              </table:table-cell>
              <table:table-cell office:value-type="float" office:value="0.070707070707071">
                <text:p>0.070707070707071</text:p>
              </table:table-cell>
              <table:table-cell office:value-type="float" office:value="0.003367003367003">
                <text:p>0.003367003367003</text:p>
              </table:table-cell>
              <table:table-cell office:value-type="float" office:value="0.02020202020202">
                <text:p>0.02020202020202</text:p>
              </table:table-cell>
              <table:table-cell office:value-type="float" office:value="0.02020202020202">
                <text:p>0.02020202020202</text:p>
              </table:table-cell>
              <table:table-cell office:value-type="float" office:value="0.016835016835017">
                <text:p>0.016835016835017</text:p>
              </table:table-cell>
              <table:table-cell office:value-type="float" office:value="0.003367003367003">
                <text:p>0.0033670033670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7037037037037">
                <text:p>0.07037037037037</text:p>
              </table:table-cell>
              <table:table-cell office:value-type="float" office:value="0.066666666666667">
                <text:p>0.066666666666667</text:p>
              </table:table-cell>
              <table:table-cell office:value-type="float" office:value="0.003703703703704">
                <text:p>0.003703703703704</text:p>
              </table:table-cell>
              <table:table-cell office:value-type="float" office:value="0.022222222222222">
                <text:p>0.022222222222222</text:p>
              </table:table-cell>
              <table:table-cell office:value-type="float" office:value="0.022222222222222">
                <text:p>0.022222222222222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003703703703704">
                <text:p>0.0037037037037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ENV-ECON'.A1:'ENV-ECON'.I21" chart:data-source-has-labels="both" svg:x="0.32cm" svg:y="0.18cm" svg:width="11.375cm" svg:height="8.64cm">
          <chartooo:coordinate-region svg:x="1.735cm" svg:y="0.379cm" svg:width="8.861cm" svg:height="7.794cm"/>
          <chart:axis chart:dimension="x" chart:name="primary-x" chart:style-name="ch4" chartooo:axis-type="auto">
            <chartooo:date-scale/>
            <chart:categories table:cell-range-address="'ENV-ECON'.A2:'ENV-ECON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ENV-ECON'.B2:'ENV-ECON'.B21" chart:label-cell-address="'ENV-ECON'.B1:'ENV-ECON'.B1" chart:class="chart:line">
            <chart:data-point chart:repeated="20"/>
          </chart:series>
          <chart:series chart:attached-axis="primary-y" chart:style-name="ch9" chart:values-cell-range-address="'ENV-ECON'.C2:'ENV-ECON'.C21" chart:label-cell-address="'ENV-ECON'.C1:'ENV-ECON'.C1" chart:class="chart:line">
            <chart:data-point chart:repeated="20"/>
          </chart:series>
          <chart:series chart:attached-axis="primary-y" chart:style-name="ch10" chart:values-cell-range-address="'ENV-ECON'.D2:'ENV-ECON'.D21" chart:label-cell-address="'ENV-ECON'.D1:'ENV-ECON'.D1" chart:class="chart:line">
            <chart:data-point chart:repeated="20"/>
          </chart:series>
          <chart:series chart:attached-axis="primary-y" chart:style-name="ch11" chart:values-cell-range-address="'ENV-ECON'.E2:'ENV-ECON'.E21" chart:label-cell-address="'ENV-ECON'.E1:'ENV-ECON'.E1" chart:class="chart:line">
            <chart:data-point chart:repeated="20"/>
          </chart:series>
          <chart:series chart:attached-axis="primary-y" chart:style-name="ch12" chart:values-cell-range-address="'ENV-ECON'.F2:'ENV-ECON'.F21" chart:label-cell-address="'ENV-ECON'.F1:'ENV-ECON'.F1" chart:class="chart:line">
            <chart:data-point chart:repeated="20"/>
          </chart:series>
          <chart:series chart:attached-axis="primary-y" chart:style-name="ch13" chart:values-cell-range-address="'ENV-ECON'.G2:'ENV-ECON'.G21" chart:label-cell-address="'ENV-ECON'.G1:'ENV-ECON'.G1" chart:class="chart:line">
            <chart:data-point chart:repeated="20"/>
          </chart:series>
          <chart:series chart:attached-axis="primary-y" chart:style-name="ch14" chart:values-cell-range-address="'ENV-ECON'.H2:'ENV-ECON'.H21" chart:label-cell-address="'ENV-ECON'.H1:'ENV-ECON'.H1" chart:class="chart:line">
            <chart:data-point chart:repeated="20"/>
          </chart:series>
          <chart:series chart:attached-axis="primary-y" chart:style-name="ch15" chart:values-cell-range-address="'ENV-ECON'.I2:'ENV-ECON'.I21" chart:label-cell-address="'ENV-ECON'.I1:'ENV-ECON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ENV-ECON'.B1:'ENV-ECON'.B1</svg:desc>
                </draw:g>
              </table:table-cell>
              <table:table-cell office:value-type="string">
                <text:p>WkPEA</text:p>
                <draw:g>
                  <svg:desc>'ENV-ECON'.C1:'ENV-ECON'.C1</svg:desc>
                </draw:g>
              </table:table-cell>
              <table:table-cell office:value-type="string">
                <text:p>GrnWkPEA</text:p>
                <draw:g>
                  <svg:desc>'ENV-ECON'.D1:'ENV-ECON'.D1</svg:desc>
                </draw:g>
              </table:table-cell>
              <table:table-cell office:value-type="string">
                <text:p>DnrWkPEA</text:p>
                <draw:g>
                  <svg:desc>'ENV-ECON'.E1:'ENV-ECON'.E1</svg:desc>
                </draw:g>
              </table:table-cell>
              <table:table-cell office:value-type="string">
                <text:p>StrPEA</text:p>
                <draw:g>
                  <svg:desc>'ENV-ECON'.F1:'ENV-ECON'.F1</svg:desc>
                </draw:g>
              </table:table-cell>
              <table:table-cell office:value-type="string">
                <text:p>StrPEA(AB)</text:p>
                <draw:g>
                  <svg:desc>'ENV-ECON'.G1:'ENV-ECON'.G1</svg:desc>
                </draw:g>
              </table:table-cell>
              <table:table-cell office:value-type="string">
                <text:p>GrnStrPEA</text:p>
                <draw:g>
                  <svg:desc>'ENV-ECON'.H1:'ENV-ECON'.H1</svg:desc>
                </draw:g>
              </table:table-cell>
              <table:table-cell office:value-type="string">
                <text:p>DnrStrPEA</text:p>
                <draw:g>
                  <svg:desc>'ENV-ECON'.I1:'ENV-ECON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NV-ECON'.A2:'ENV-ECON'.A21</svg:desc>
                </draw:g>
              </table:table-cell>
              <table:table-cell office:value-type="float" office:value="NaN">
                <text:p>NaN</text:p>
                <draw:g>
                  <svg:desc>'ENV-ECON'.B2:'ENV-ECON'.B21</svg:desc>
                </draw:g>
              </table:table-cell>
              <table:table-cell office:value-type="float" office:value="NaN">
                <text:p>NaN</text:p>
                <draw:g>
                  <svg:desc>'ENV-ECON'.C2:'ENV-ECON'.C21</svg:desc>
                </draw:g>
              </table:table-cell>
              <table:table-cell office:value-type="float" office:value="NaN">
                <text:p>NaN</text:p>
                <draw:g>
                  <svg:desc>'ENV-ECON'.D2:'ENV-ECON'.D21</svg:desc>
                </draw:g>
              </table:table-cell>
              <table:table-cell office:value-type="float" office:value="NaN">
                <text:p>NaN</text:p>
                <draw:g>
                  <svg:desc>'ENV-ECON'.E2:'ENV-ECON'.E21</svg:desc>
                </draw:g>
              </table:table-cell>
              <table:table-cell office:value-type="float" office:value="NaN">
                <text:p>NaN</text:p>
                <draw:g>
                  <svg:desc>'ENV-ECON'.F2:'ENV-ECON'.F21</svg:desc>
                </draw:g>
              </table:table-cell>
              <table:table-cell office:value-type="float" office:value="NaN">
                <text:p>NaN</text:p>
                <draw:g>
                  <svg:desc>'ENV-ECON'.G2:'ENV-ECON'.G21</svg:desc>
                </draw:g>
              </table:table-cell>
              <table:table-cell office:value-type="float" office:value="NaN">
                <text:p>NaN</text:p>
                <draw:g>
                  <svg:desc>'ENV-ECON'.H2:'ENV-ECON'.H21</svg:desc>
                </draw:g>
              </table:table-cell>
              <table:table-cell office:value-type="float" office:value="NaN">
                <text:p>NaN</text:p>
                <draw:g>
                  <svg:desc>'ENV-ECON'.I2:'ENV-ECON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41447368421053">
                <text:p>0.141447368421053</text:p>
              </table:table-cell>
              <table:table-cell office:value-type="float" office:value="0.135765550239234">
                <text:p>0.135765550239234</text:p>
              </table:table-cell>
              <table:table-cell office:value-type="float" office:value="0.003588516746411">
                <text:p>0.003588516746411</text:p>
              </table:table-cell>
              <table:table-cell office:value-type="float" office:value="0.081937799043062">
                <text:p>0.081937799043062</text:p>
              </table:table-cell>
              <table:table-cell office:value-type="float" office:value="0.079246411483254">
                <text:p>0.079246411483254</text:p>
              </table:table-cell>
              <table:table-cell office:value-type="float" office:value="0.07805023923445">
                <text:p>0.07805023923445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6832504145937">
                <text:p>0.16832504145937</text:p>
              </table:table-cell>
              <table:table-cell office:value-type="float" office:value="0.161276948590381">
                <text:p>0.161276948590381</text:p>
              </table:table-cell>
              <table:table-cell office:value-type="float" office:value="0.004975124378109">
                <text:p>0.004975124378109</text:p>
              </table:table-cell>
              <table:table-cell office:value-type="float" office:value="0.095356550580431">
                <text:p>0.095356550580431</text:p>
              </table:table-cell>
              <table:table-cell office:value-type="float" office:value="0.093283582089552">
                <text:p>0.093283582089552</text:p>
              </table:table-cell>
              <table:table-cell office:value-type="float" office:value="0.090796019900498">
                <text:p>0.090796019900498</text:p>
              </table:table-cell>
              <table:table-cell office:value-type="float" office:value="0.003316749585406">
                <text:p>0.0033167495854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87362637362637">
                <text:p>0.187362637362637</text:p>
              </table:table-cell>
              <table:table-cell office:value-type="float" office:value="0.180769230769231">
                <text:p>0.180769230769231</text:p>
              </table:table-cell>
              <table:table-cell office:value-type="float" office:value="0.004395604395604">
                <text:p>0.004395604395604</text:p>
              </table:table-cell>
              <table:table-cell office:value-type="float" office:value="0.107692307692308">
                <text:p>0.107692307692308</text:p>
              </table:table-cell>
              <table:table-cell office:value-type="float" office:value="0.105494505494506">
                <text:p>0.105494505494506</text:p>
              </table:table-cell>
              <table:table-cell office:value-type="float" office:value="0.103296703296703">
                <text:p>0.103296703296703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200699300699301">
                <text:p>0.200699300699301</text:p>
              </table:table-cell>
              <table:table-cell office:value-type="float" office:value="0.195804195804196">
                <text:p>0.195804195804196</text:p>
              </table:table-cell>
              <table:table-cell office:value-type="float" office:value="0.002797202797203">
                <text:p>0.002797202797203</text:p>
              </table:table-cell>
              <table:table-cell office:value-type="float" office:value="0.116783216783217">
                <text:p>0.116783216783217</text:p>
              </table:table-cell>
              <table:table-cell office:value-type="float" office:value="0.115384615384615">
                <text:p>0.115384615384615</text:p>
              </table:table-cell>
              <table:table-cell office:value-type="float" office:value="0.112587412587413">
                <text:p>0.112587412587413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216981132075472">
                <text:p>0.216981132075472</text:p>
              </table:table-cell>
              <table:table-cell office:value-type="float" office:value="0.210977701543739">
                <text:p>0.210977701543739</text:p>
              </table:table-cell>
              <table:table-cell office:value-type="float" office:value="0.003430531732419">
                <text:p>0.003430531732419</text:p>
              </table:table-cell>
              <table:table-cell office:value-type="float" office:value="0.126929674099485">
                <text:p>0.126929674099485</text:p>
              </table:table-cell>
              <table:table-cell office:value-type="float" office:value="0.125214408233276">
                <text:p>0.125214408233276</text:p>
              </table:table-cell>
              <table:table-cell office:value-type="float" office:value="0.121783876500858">
                <text:p>0.121783876500858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24400417101147">
                <text:p>0.24400417101147</text:p>
              </table:table-cell>
              <table:table-cell office:value-type="float" office:value="0.238790406673618">
                <text:p>0.238790406673618</text:p>
              </table:table-cell>
              <table:table-cell office:value-type="float" office:value="0.003128258602711">
                <text:p>0.003128258602711</text:p>
              </table:table-cell>
              <table:table-cell office:value-type="float" office:value="0.140771637122002">
                <text:p>0.140771637122002</text:p>
              </table:table-cell>
              <table:table-cell office:value-type="float" office:value="0.138686131386861">
                <text:p>0.138686131386861</text:p>
              </table:table-cell>
              <table:table-cell office:value-type="float" office:value="0.13660062565172">
                <text:p>0.13660062565172</text:p>
              </table:table-cell>
              <table:table-cell office:value-type="float" office:value="0.003128258602711">
                <text:p>0.0031282586027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252720677146312">
                <text:p>0.252720677146312</text:p>
              </table:table-cell>
              <table:table-cell office:value-type="float" office:value="0.246674727932285">
                <text:p>0.246674727932285</text:p>
              </table:table-cell>
              <table:table-cell office:value-type="float" office:value="0.003627569528416">
                <text:p>0.003627569528416</text:p>
              </table:table-cell>
              <table:table-cell office:value-type="float" office:value="0.148730350665054">
                <text:p>0.14873035066505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143893591293833">
                <text:p>0.143893591293833</text:p>
              </table:table-cell>
              <table:table-cell office:value-type="float" office:value="0.003627569528416">
                <text:p>0.0036275695284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0.260989010989011">
                <text:p>0.260989010989011</text:p>
              </table:table-cell>
              <table:table-cell office:value-type="float" office:value="0.004120879120879">
                <text:p>0.004120879120879</text:p>
              </table:table-cell>
              <table:table-cell office:value-type="float" office:value="0.160714285714286">
                <text:p>0.160714285714286</text:p>
              </table:table-cell>
              <table:table-cell office:value-type="float" office:value="0.157967032967033">
                <text:p>0.157967032967033</text:p>
              </table:table-cell>
              <table:table-cell office:value-type="float" office:value="0.15521978021978">
                <text:p>0.15521978021978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283950617283951">
                <text:p>0.283950617283951</text:p>
              </table:table-cell>
              <table:table-cell office:value-type="float" office:value="0.00462962962963">
                <text:p>0.00462962962963</text:p>
              </table:table-cell>
              <table:table-cell office:value-type="float" office:value="0.179012345679012">
                <text:p>0.179012345679012</text:p>
              </table:table-cell>
              <table:table-cell office:value-type="float" office:value="0.177469135802469">
                <text:p>0.177469135802469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304728546409807">
                <text:p>0.304728546409807</text:p>
              </table:table-cell>
              <table:table-cell office:value-type="float" office:value="0.297723292469352">
                <text:p>0.297723292469352</text:p>
              </table:table-cell>
              <table:table-cell office:value-type="float" office:value="0.005253940455342">
                <text:p>0.005253940455342</text:p>
              </table:table-cell>
              <table:table-cell office:value-type="float" office:value="0.190893169877408">
                <text:p>0.190893169877408</text:p>
              </table:table-cell>
              <table:table-cell office:value-type="float" office:value="0.190893169877408">
                <text:p>0.190893169877408</text:p>
              </table:table-cell>
              <table:table-cell office:value-type="float" office:value="0.183887915936953">
                <text:p>0.183887915936953</text:p>
              </table:table-cell>
              <table:table-cell office:value-type="float" office:value="0.005253940455342">
                <text:p>0.00525394045534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30873786407767">
                <text:p>0.30873786407767</text:p>
              </table:table-cell>
              <table:table-cell office:value-type="float" office:value="0.302912621359223">
                <text:p>0.302912621359223</text:p>
              </table:table-cell>
              <table:table-cell office:value-type="float" office:value="0.003883495145631">
                <text:p>0.003883495145631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86407766990291">
                <text:p>0.186407766990291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323404255319149">
                <text:p>0.323404255319149</text:p>
              </table:table-cell>
              <table:table-cell office:value-type="float" office:value="0.317021276595745">
                <text:p>0.317021276595745</text:p>
              </table:table-cell>
              <table:table-cell office:value-type="float" office:value="0.004255319148936">
                <text:p>0.004255319148936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195744680851064">
                <text:p>0.1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336492890995261">
                <text:p>0.336492890995261</text:p>
              </table:table-cell>
              <table:table-cell office:value-type="float" office:value="0.33175355450237">
                <text:p>0.33175355450237</text:p>
              </table:table-cell>
              <table:table-cell office:value-type="float" office:value="0.002369668246446">
                <text:p>0.002369668246446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1421800947867">
                <text:p>0.201421800947867</text:p>
              </table:table-cell>
              <table:table-cell office:value-type="float" office:value="0.002369668246446">
                <text:p>0.0023696682464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339378238341969">
                <text:p>0.339378238341969</text:p>
              </table:table-cell>
              <table:table-cell office:value-type="float" office:value="0.33419689119171">
                <text:p>0.33419689119171</text:p>
              </table:table-cell>
              <table:table-cell office:value-type="float" office:value="0.00259067357513">
                <text:p>0.0025906735751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2072538860104">
                <text:p>0.202072538860104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322857142857143">
                <text:p>0.322857142857143</text:p>
              </table:table-cell>
              <table:table-cell office:value-type="float" office:value="0.002857142857143">
                <text:p>0.002857142857143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88571428571429">
                <text:p>0.188571428571429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338509316770186">
                <text:p>0.338509316770186</text:p>
              </table:table-cell>
              <table:table-cell office:value-type="float" office:value="0.332298136645963">
                <text:p>0.332298136645963</text:p>
              </table:table-cell>
              <table:table-cell office:value-type="float" office:value="0.003105590062112">
                <text:p>0.003105590062112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346801346801347">
                <text:p>0.346801346801347</text:p>
              </table:table-cell>
              <table:table-cell office:value-type="float" office:value="0.34006734006734">
                <text:p>0.34006734006734</text:p>
              </table:table-cell>
              <table:table-cell office:value-type="float" office:value="0.003367003367003">
                <text:p>0.003367003367003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198653198653199">
                <text:p>0.198653198653199</text:p>
              </table:table-cell>
              <table:table-cell office:value-type="float" office:value="0.003367003367003">
                <text:p>0.0033670033670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344444444444444">
                <text:p>0.344444444444444</text:p>
              </table:table-cell>
              <table:table-cell office:value-type="float" office:value="0.003703703703704">
                <text:p>0.0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196296296296296">
                <text:p>0.196296296296296</text:p>
              </table:table-cell>
              <table:table-cell office:value-type="float" office:value="0.003703703703704">
                <text:p>0.0037037037037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1.988cm" svg:y="2.458cm" style:legend-expansion="high" chart:style-name="ch2"/>
        <chart:plot-area chart:style-name="ch3" table:cell-range-address="'ENV-ECON'.A24:'ENV-ECON'.I44" chart:data-source-has-labels="both" svg:x="0.32cm" svg:y="0.18cm" svg:width="11.348cm" svg:height="8.64cm">
          <chartooo:coordinate-region svg:x="1.55cm" svg:y="0.379cm" svg:width="9.019cm" svg:height="7.794cm"/>
          <chart:axis chart:dimension="x" chart:name="primary-x" chart:style-name="ch4" chartooo:axis-type="auto">
            <chartooo:date-scale/>
            <chart:categories table:cell-range-address="'ENV-ECON'.A25:'ENV-ECON'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ENV-ECON'.B25:'ENV-ECON'.B44" chart:label-cell-address="'ENV-ECON'.B24:'ENV-ECON'.B24" chart:class="chart:line">
            <chart:data-point chart:repeated="20"/>
          </chart:series>
          <chart:series chart:attached-axis="primary-y" chart:style-name="ch9" chart:values-cell-range-address="'ENV-ECON'.C25:'ENV-ECON'.C44" chart:label-cell-address="'ENV-ECON'.C24:'ENV-ECON'.C24" chart:class="chart:line">
            <chart:data-point chart:repeated="20"/>
          </chart:series>
          <chart:series chart:attached-axis="primary-y" chart:style-name="ch10" chart:values-cell-range-address="'ENV-ECON'.D25:'ENV-ECON'.D44" chart:label-cell-address="'ENV-ECON'.D24:'ENV-ECON'.D24" chart:class="chart:line">
            <chart:data-point chart:repeated="20"/>
          </chart:series>
          <chart:series chart:attached-axis="primary-y" chart:style-name="ch11" chart:values-cell-range-address="'ENV-ECON'.E25:'ENV-ECON'.E44" chart:label-cell-address="'ENV-ECON'.E24:'ENV-ECON'.E24" chart:class="chart:line">
            <chart:data-point chart:repeated="20"/>
          </chart:series>
          <chart:series chart:attached-axis="primary-y" chart:style-name="ch12" chart:values-cell-range-address="'ENV-ECON'.F25:'ENV-ECON'.F44" chart:label-cell-address="'ENV-ECON'.F24:'ENV-ECON'.F24" chart:class="chart:line">
            <chart:data-point chart:repeated="20"/>
          </chart:series>
          <chart:series chart:attached-axis="primary-y" chart:style-name="ch13" chart:values-cell-range-address="'ENV-ECON'.G25:'ENV-ECON'.G44" chart:label-cell-address="'ENV-ECON'.G24:'ENV-ECON'.G24" chart:class="chart:line">
            <chart:data-point chart:repeated="20"/>
          </chart:series>
          <chart:series chart:attached-axis="primary-y" chart:style-name="ch14" chart:values-cell-range-address="'ENV-ECON'.H25:'ENV-ECON'.H44" chart:label-cell-address="'ENV-ECON'.H24:'ENV-ECON'.H24" chart:class="chart:line">
            <chart:data-point chart:repeated="20"/>
          </chart:series>
          <chart:series chart:attached-axis="primary-y" chart:style-name="ch15" chart:values-cell-range-address="'ENV-ECON'.I25:'ENV-ECON'.I44" chart:label-cell-address="'ENV-ECON'.I24:'ENV-ECON'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ENV-ECON'.B24:'ENV-ECON'.B24</svg:desc>
                </draw:g>
              </table:table-cell>
              <table:table-cell office:value-type="string">
                <text:p>WkEGA</text:p>
                <draw:g>
                  <svg:desc>'ENV-ECON'.C24:'ENV-ECON'.C24</svg:desc>
                </draw:g>
              </table:table-cell>
              <table:table-cell office:value-type="string">
                <text:p>GrnWkEGA</text:p>
                <draw:g>
                  <svg:desc>'ENV-ECON'.D24:'ENV-ECON'.D24</svg:desc>
                </draw:g>
              </table:table-cell>
              <table:table-cell office:value-type="string">
                <text:p>DnrWkEGA</text:p>
                <draw:g>
                  <svg:desc>'ENV-ECON'.E24:'ENV-ECON'.E24</svg:desc>
                </draw:g>
              </table:table-cell>
              <table:table-cell office:value-type="string">
                <text:p>StrEGA</text:p>
                <draw:g>
                  <svg:desc>'ENV-ECON'.F24:'ENV-ECON'.F24</svg:desc>
                </draw:g>
              </table:table-cell>
              <table:table-cell office:value-type="string">
                <text:p>StrEGA(AB)</text:p>
                <draw:g>
                  <svg:desc>'ENV-ECON'.G24:'ENV-ECON'.G24</svg:desc>
                </draw:g>
              </table:table-cell>
              <table:table-cell office:value-type="string">
                <text:p>GrnStrEGA</text:p>
                <draw:g>
                  <svg:desc>'ENV-ECON'.H24:'ENV-ECON'.H24</svg:desc>
                </draw:g>
              </table:table-cell>
              <table:table-cell office:value-type="string">
                <text:p>DnrStrEGA</text:p>
                <draw:g>
                  <svg:desc>'ENV-ECON'.I24:'ENV-ECON'.I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NV-ECON'.A25:'ENV-ECON'.A44</svg:desc>
                </draw:g>
              </table:table-cell>
              <table:table-cell office:value-type="float" office:value="NaN">
                <text:p>NaN</text:p>
                <draw:g>
                  <svg:desc>'ENV-ECON'.B25:'ENV-ECON'.B44</svg:desc>
                </draw:g>
              </table:table-cell>
              <table:table-cell office:value-type="float" office:value="NaN">
                <text:p>NaN</text:p>
                <draw:g>
                  <svg:desc>'ENV-ECON'.C25:'ENV-ECON'.C44</svg:desc>
                </draw:g>
              </table:table-cell>
              <table:table-cell office:value-type="float" office:value="NaN">
                <text:p>NaN</text:p>
                <draw:g>
                  <svg:desc>'ENV-ECON'.D25:'ENV-ECON'.D44</svg:desc>
                </draw:g>
              </table:table-cell>
              <table:table-cell office:value-type="float" office:value="NaN">
                <text:p>NaN</text:p>
                <draw:g>
                  <svg:desc>'ENV-ECON'.E25:'ENV-ECON'.E44</svg:desc>
                </draw:g>
              </table:table-cell>
              <table:table-cell office:value-type="float" office:value="NaN">
                <text:p>NaN</text:p>
                <draw:g>
                  <svg:desc>'ENV-ECON'.F25:'ENV-ECON'.F44</svg:desc>
                </draw:g>
              </table:table-cell>
              <table:table-cell office:value-type="float" office:value="NaN">
                <text:p>NaN</text:p>
                <draw:g>
                  <svg:desc>'ENV-ECON'.G25:'ENV-ECON'.G44</svg:desc>
                </draw:g>
              </table:table-cell>
              <table:table-cell office:value-type="float" office:value="NaN">
                <text:p>NaN</text:p>
                <draw:g>
                  <svg:desc>'ENV-ECON'.H25:'ENV-ECON'.H44</svg:desc>
                </draw:g>
              </table:table-cell>
              <table:table-cell office:value-type="float" office:value="NaN">
                <text:p>NaN</text:p>
                <draw:g>
                  <svg:desc>'ENV-ECON'.I25:'ENV-ECON'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18540669856459">
                <text:p>0.018540669856459</text:p>
              </table:table-cell>
              <table:table-cell office:value-type="float" office:value="0.017643540669857">
                <text:p>0.017643540669857</text:p>
              </table:table-cell>
              <table:table-cell office:value-type="float" office:value="0.000299043062201">
                <text:p>0.000299043062201</text:p>
              </table:table-cell>
              <table:table-cell office:value-type="float" office:value="0.011662679425837">
                <text:p>0.011662679425837</text:p>
              </table:table-cell>
              <table:table-cell office:value-type="float" office:value="0.011662679425837">
                <text:p>0.011662679425837</text:p>
              </table:table-cell>
              <table:table-cell office:value-type="float" office:value="0.011064593301435">
                <text:p>0.011064593301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22388059701493">
                <text:p>0.022388059701493</text:p>
              </table:table-cell>
              <table:table-cell office:value-type="float" office:value="0.021558872305141">
                <text:p>0.021558872305141</text:p>
              </table:table-cell>
              <table:table-cell office:value-type="float" office:value="0.000414593698176">
                <text:p>0.000414593698176</text:p>
              </table:table-cell>
              <table:table-cell office:value-type="float" office:value="0.014510779436153">
                <text:p>0.014510779436153</text:p>
              </table:table-cell>
              <table:table-cell office:value-type="float" office:value="0.014510779436153">
                <text:p>0.014510779436153</text:p>
              </table:table-cell>
              <table:table-cell office:value-type="float" office:value="0.014096185737977">
                <text:p>0.014096185737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025824175824176">
                <text:p>0.025824175824176</text:p>
              </table:table-cell>
              <table:table-cell office:value-type="float" office:value="0.025274725274725">
                <text:p>0.025274725274725</text:p>
              </table:table-cell>
              <table:table-cell office:value-type="float" office:value="0">
                <text:p>0</text:p>
              </table:table-cell>
              <table:table-cell office:value-type="float" office:value="0.018131868131868">
                <text:p>0.018131868131868</text:p>
              </table:table-cell>
              <table:table-cell office:value-type="float" office:value="0.018131868131868">
                <text:p>0.018131868131868</text:p>
              </table:table-cell>
              <table:table-cell office:value-type="float" office:value="0.017582417582418">
                <text:p>0.017582417582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028671328671329">
                <text:p>0.028671328671329</text:p>
              </table:table-cell>
              <table:table-cell office:value-type="float" office:value="0.027972027972028">
                <text:p>0.027972027972028</text:p>
              </table:table-cell>
              <table:table-cell office:value-type="float" office:value="0">
                <text:p>0</text:p>
              </table:table-cell>
              <table:table-cell office:value-type="float" office:value="0.01958041958042">
                <text:p>0.01958041958042</text:p>
              </table:table-cell>
              <table:table-cell office:value-type="float" office:value="0.01958041958042">
                <text:p>0.01958041958042</text:p>
              </table:table-cell>
              <table:table-cell office:value-type="float" office:value="0.018881118881119">
                <text:p>0.018881118881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33447684391081">
                <text:p>0.033447684391081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">
                <text:p>0</text:p>
              </table:table-cell>
              <table:table-cell office:value-type="float" office:value="0.023156089193825">
                <text:p>0.023156089193825</text:p>
              </table:table-cell>
              <table:table-cell office:value-type="float" office:value="0.023156089193825">
                <text:p>0.023156089193825</text:p>
              </table:table-cell>
              <table:table-cell office:value-type="float" office:value="0.022298456260721">
                <text:p>0.022298456260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33368091762252">
                <text:p>0.033368091762252</text:p>
              </table:table-cell>
              <table:table-cell office:value-type="float" office:value="0.032325338894682">
                <text:p>0.032325338894682</text:p>
              </table:table-cell>
              <table:table-cell office:value-type="float" office:value="0">
                <text:p>0</text:p>
              </table:table-cell>
              <table:table-cell office:value-type="float" office:value="0.023983315954119">
                <text:p>0.023983315954119</text:p>
              </table:table-cell>
              <table:table-cell office:value-type="float" office:value="0.023983315954119">
                <text:p>0.023983315954119</text:p>
              </table:table-cell>
              <table:table-cell office:value-type="float" office:value="0.022940563086549">
                <text:p>0.022940563086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3627569528416">
                <text:p>0.03627569528416</text:p>
              </table:table-cell>
              <table:table-cell office:value-type="float" office:value="0.03627569528416">
                <text:p>0.03627569528416</text:p>
              </table:table-cell>
              <table:table-cell office:value-type="float" office:value="0">
                <text:p>0</text:p>
              </table:table-cell>
              <table:table-cell office:value-type="float" office:value="0.025392986698912">
                <text:p>0.025392986698912</text:p>
              </table:table-cell>
              <table:table-cell office:value-type="float" office:value="0.025392986698912">
                <text:p>0.025392986698912</text:p>
              </table:table-cell>
              <table:table-cell office:value-type="float" office:value="0.025392986698912">
                <text:p>0.025392986698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">
                <text:p>0</text:p>
              </table:table-cell>
              <table:table-cell office:value-type="float" office:value="0.026098901098901">
                <text:p>0.026098901098901</text:p>
              </table:table-cell>
              <table:table-cell office:value-type="float" office:value="0.026098901098901">
                <text:p>0.026098901098901</text:p>
              </table:table-cell>
              <table:table-cell office:value-type="float" office:value="0.026098901098901">
                <text:p>0.026098901098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40123456790124">
                <text:p>0.040123456790124</text:p>
              </table:table-cell>
              <table:table-cell office:value-type="float" office:value="0.040123456790124">
                <text:p>0.040123456790124</text:p>
              </table:table-cell>
              <table:table-cell office:value-type="float" office:value="0">
                <text:p>0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43782837127846">
                <text:p>0.043782837127846</text:p>
              </table:table-cell>
              <table:table-cell office:value-type="float" office:value="0.043782837127846">
                <text:p>0.043782837127846</text:p>
              </table:table-cell>
              <table:table-cell office:value-type="float" office:value="0">
                <text:p>0</text:p>
              </table:table-cell>
              <table:table-cell office:value-type="float" office:value="0.031523642732049">
                <text:p>0.031523642732049</text:p>
              </table:table-cell>
              <table:table-cell office:value-type="float" office:value="0.031523642732049">
                <text:p>0.031523642732049</text:p>
              </table:table-cell>
              <table:table-cell office:value-type="float" office:value="0.031523642732049">
                <text:p>0.031523642732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48543689320388">
                <text:p>0.048543689320388</text:p>
              </table:table-cell>
              <table:table-cell office:value-type="float" office:value="0.048543689320388">
                <text:p>0.048543689320388</text:p>
              </table:table-cell>
              <table:table-cell office:value-type="float" office:value="0">
                <text:p>0</text:p>
              </table:table-cell>
              <table:table-cell office:value-type="float" office:value="0.03495145631068">
                <text:p>0.03495145631068</text:p>
              </table:table-cell>
              <table:table-cell office:value-type="float" office:value="0.03495145631068">
                <text:p>0.03495145631068</text:p>
              </table:table-cell>
              <table:table-cell office:value-type="float" office:value="0.03495145631068">
                <text:p>0.03495145631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46808510638298">
                <text:p>0.046808510638298</text:p>
              </table:table-cell>
              <table:table-cell office:value-type="float" office:value="0.046808510638298">
                <text:p>0.046808510638298</text:p>
              </table:table-cell>
              <table:table-cell office:value-type="float" office:value="0">
                <text:p>0</text:p>
              </table:table-cell>
              <table:table-cell office:value-type="float" office:value="0.034042553191489">
                <text:p>0.034042553191489</text:p>
              </table:table-cell>
              <table:table-cell office:value-type="float" office:value="0.034042553191489">
                <text:p>0.034042553191489</text:p>
              </table:table-cell>
              <table:table-cell office:value-type="float" office:value="0.034042553191489">
                <text:p>0.034042553191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49763033175356">
                <text:p>0.049763033175356</text:p>
              </table:table-cell>
              <table:table-cell office:value-type="float" office:value="0.049763033175356">
                <text:p>0.049763033175356</text:p>
              </table:table-cell>
              <table:table-cell office:value-type="float" office:value="0">
                <text:p>0</text:p>
              </table:table-cell>
              <table:table-cell office:value-type="float" office:value="0.035545023696683">
                <text:p>0.035545023696683</text:p>
              </table:table-cell>
              <table:table-cell office:value-type="float" office:value="0.035545023696683">
                <text:p>0.035545023696683</text:p>
              </table:table-cell>
              <table:table-cell office:value-type="float" office:value="0.035545023696683">
                <text:p>0.035545023696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5440414507772">
                <text:p>0.05440414507772</text:p>
              </table:table-cell>
              <table:table-cell office:value-type="float" office:value="0.05440414507772">
                <text:p>0.05440414507772</text:p>
              </table:table-cell>
              <table:table-cell office:value-type="float" office:value="0">
                <text:p>0</text:p>
              </table:table-cell>
              <table:table-cell office:value-type="float" office:value="0.038860103626943">
                <text:p>0.038860103626943</text:p>
              </table:table-cell>
              <table:table-cell office:value-type="float" office:value="0.038860103626943">
                <text:p>0.038860103626943</text:p>
              </table:table-cell>
              <table:table-cell office:value-type="float" office:value="0.038860103626943">
                <text:p>0.038860103626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62111801242236">
                <text:p>0.062111801242236</text:p>
              </table:table-cell>
              <table:table-cell office:value-type="float" office:value="0.062111801242236">
                <text:p>0.062111801242236</text:p>
              </table:table-cell>
              <table:table-cell office:value-type="float" office:value="0">
                <text:p>0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67340067340067">
                <text:p>0.067340067340067</text:p>
              </table:table-cell>
              <table:table-cell office:value-type="float" office:value="0.067340067340067">
                <text:p>0.067340067340067</text:p>
              </table:table-cell>
              <table:table-cell office:value-type="float" office:value="0">
                <text:p>0</text:p>
              </table:table-cell>
              <table:table-cell office:value-type="float" office:value="0.050505050505051">
                <text:p>0.050505050505051</text:p>
              </table:table-cell>
              <table:table-cell office:value-type="float" office:value="0.050505050505051">
                <text:p>0.050505050505051</text:p>
              </table:table-cell>
              <table:table-cell office:value-type="float" office:value="0.050505050505051">
                <text:p>0.050505050505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7037037037037">
                <text:p>0.07037037037037</text:p>
              </table:table-cell>
              <table:table-cell office:value-type="float" office:value="0.07037037037037">
                <text:p>0.07037037037037</text:p>
              </table:table-cell>
              <table:table-cell office:value-type="float" office:value="0">
                <text:p>0</text:p>
              </table:table-cell>
              <table:table-cell office:value-type="float" office:value="0.055555555555556">
                <text:p>0.055555555555556</text:p>
              </table:table-cell>
              <table:table-cell office:value-type="float" office:value="0.055555555555556">
                <text:p>0.055555555555556</text:p>
              </table:table-cell>
              <table:table-cell office:value-type="float" office:value="0.055555555555556">
                <text:p>0.05555555555555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INFERENCE.A1:INFERENCE.H21" chart:data-source-has-labels="both" svg:x="0.32cm" svg:y="0.18cm" svg:width="11.375cm" svg:height="8.64cm">
          <chartooo:coordinate-region svg:x="1.735cm" svg:y="0.38cm" svg:width="8.861cm" svg:height="7.793cm"/>
          <chart:axis chart:dimension="x" chart:name="primary-x" chart:style-name="ch4" chartooo:axis-type="auto">
            <chartooo:date-scale/>
            <chart:categories table:cell-range-address="INFERENCE.A2:INFERENCE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INFERENCE.B2:INFERENCE.B21" chart:label-cell-address="INFERENCE.B1:INFERENCE.B1" chart:class="chart:line">
            <chart:data-point chart:repeated="20"/>
          </chart:series>
          <chart:series chart:attached-axis="primary-y" chart:style-name="ch9" chart:values-cell-range-address="INFERENCE.C2:INFERENCE.C21" chart:label-cell-address="INFERENCE.C1:INFERENCE.C1" chart:class="chart:line">
            <chart:data-point chart:repeated="20"/>
          </chart:series>
          <chart:series chart:attached-axis="primary-y" chart:style-name="ch10" chart:values-cell-range-address="INFERENCE.D2:INFERENCE.D21" chart:label-cell-address="INFERENCE.D1:INFERENCE.D1" chart:class="chart:line">
            <chart:data-point chart:repeated="20"/>
          </chart:series>
          <chart:series chart:attached-axis="primary-y" chart:style-name="ch11" chart:values-cell-range-address="INFERENCE.E2:INFERENCE.E21" chart:label-cell-address="INFERENCE.E1:INFERENCE.E1" chart:class="chart:line">
            <chart:data-point chart:repeated="20"/>
          </chart:series>
          <chart:series chart:attached-axis="primary-y" chart:style-name="ch12" chart:values-cell-range-address="INFERENCE.F2:INFERENCE.F21" chart:label-cell-address="INFERENCE.F1:INFERENCE.F1" chart:class="chart:line">
            <chart:data-point chart:repeated="20"/>
          </chart:series>
          <chart:series chart:attached-axis="primary-y" chart:style-name="ch13" chart:values-cell-range-address="INFERENCE.G2:INFERENCE.G21" chart:label-cell-address="INFERENCE.G1:INFERENCE.G1" chart:class="chart:line">
            <chart:data-point chart:repeated="20"/>
          </chart:series>
          <chart:series chart:attached-axis="primary-y" chart:style-name="ch14" chart:values-cell-range-address="INFERENCE.H2:INFERENCE.H21" chart:label-cell-address="INFERENCE.H1:INFERENCE.H1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INFERENCE.B1:INFERENCE.B1</svg:desc>
                </draw:g>
              </table:table-cell>
              <table:table-cell office:value-type="string">
                <text:p>WkIGA1</text:p>
                <draw:g>
                  <svg:desc>INFERENCE.C1:INFERENCE.C1</svg:desc>
                </draw:g>
              </table:table-cell>
              <table:table-cell office:value-type="string">
                <text:p>GrnWkIGA1</text:p>
                <draw:g>
                  <svg:desc>INFERENCE.D1:INFERENCE.D1</svg:desc>
                </draw:g>
              </table:table-cell>
              <table:table-cell office:value-type="string">
                <text:p>DnrWkIGA1</text:p>
                <draw:g>
                  <svg:desc>INFERENCE.E1:INFERENCE.E1</svg:desc>
                </draw:g>
              </table:table-cell>
              <table:table-cell office:value-type="string">
                <text:p>StrIGA1</text:p>
                <draw:g>
                  <svg:desc>INFERENCE.F1:INFERENCE.F1</svg:desc>
                </draw:g>
              </table:table-cell>
              <table:table-cell office:value-type="string">
                <text:p>GrnStrIGA1</text:p>
                <draw:g>
                  <svg:desc>INFERENCE.G1:INFERENCE.G1</svg:desc>
                </draw:g>
              </table:table-cell>
              <table:table-cell office:value-type="string">
                <text:p>DnrStrIGA1</text:p>
                <draw:g>
                  <svg:desc>INFERENCE.H1:INFERENCE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INFERENCE.A2:INFERENCE.A21</svg:desc>
                </draw:g>
              </table:table-cell>
              <table:table-cell office:value-type="float" office:value="NaN">
                <text:p>NaN</text:p>
                <draw:g>
                  <svg:desc>INFERENCE.B2:INFERENCE.B21</svg:desc>
                </draw:g>
              </table:table-cell>
              <table:table-cell office:value-type="float" office:value="NaN">
                <text:p>NaN</text:p>
                <draw:g>
                  <svg:desc>INFERENCE.C2:INFERENCE.C21</svg:desc>
                </draw:g>
              </table:table-cell>
              <table:table-cell office:value-type="float" office:value="NaN">
                <text:p>NaN</text:p>
                <draw:g>
                  <svg:desc>INFERENCE.D2:INFERENCE.D21</svg:desc>
                </draw:g>
              </table:table-cell>
              <table:table-cell office:value-type="float" office:value="NaN">
                <text:p>NaN</text:p>
                <draw:g>
                  <svg:desc>INFERENCE.E2:INFERENCE.E21</svg:desc>
                </draw:g>
              </table:table-cell>
              <table:table-cell office:value-type="float" office:value="NaN">
                <text:p>NaN</text:p>
                <draw:g>
                  <svg:desc>INFERENCE.F2:INFERENCE.F21</svg:desc>
                </draw:g>
              </table:table-cell>
              <table:table-cell office:value-type="float" office:value="NaN">
                <text:p>NaN</text:p>
                <draw:g>
                  <svg:desc>INFERENCE.G2:INFERENCE.G21</svg:desc>
                </draw:g>
              </table:table-cell>
              <table:table-cell office:value-type="float" office:value="NaN">
                <text:p>NaN</text:p>
                <draw:g>
                  <svg:desc>INFERENCE.H2:INFERENCE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287978468899521">
                <text:p>0.287978468899521</text:p>
              </table:table-cell>
              <table:table-cell office:value-type="float" office:value="0.267942583732057">
                <text:p>0.267942583732057</text:p>
              </table:table-cell>
              <table:table-cell office:value-type="float" office:value="0.016447368421053">
                <text:p>0.016447368421053</text:p>
              </table:table-cell>
              <table:table-cell office:value-type="float" office:value="0.134569377990431">
                <text:p>0.134569377990431</text:p>
              </table:table-cell>
              <table:table-cell office:value-type="float" office:value="0.126196172248804">
                <text:p>0.126196172248804</text:p>
              </table:table-cell>
              <table:table-cell office:value-type="float" office:value="0.00627990430622">
                <text:p>0.006279904306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3383">
                <text:p>0.3383</text:p>
              </table:table-cell>
              <table:table-cell office:value-type="float" office:value="0.3155">
                <text:p>0.3155</text:p>
              </table:table-cell>
              <table:table-cell office:value-type="float" office:value="0.0191">
                <text:p>0.0191</text:p>
              </table:table-cell>
              <table:table-cell office:value-type="float" office:value="0.1584">
                <text:p>0.1584</text:p>
              </table:table-cell>
              <table:table-cell office:value-type="float" office:value="0.1488">
                <text:p>0.1488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375824175824176">
                <text:p>0.375824175824176</text:p>
              </table:table-cell>
              <table:table-cell office:value-type="float" office:value="0.348901098901099">
                <text:p>0.348901098901099</text:p>
              </table:table-cell>
              <table:table-cell office:value-type="float" office:value="0.022527472527473">
                <text:p>0.022527472527473</text:p>
              </table:table-cell>
              <table:table-cell office:value-type="float" office:value="0.182967032967033">
                <text:p>0.182967032967033</text:p>
              </table:table-cell>
              <table:table-cell office:value-type="float" office:value="0.171978021978022">
                <text:p>0.171978021978022</text:p>
              </table:table-cell>
              <table:table-cell office:value-type="float" office:value="0.008791208791209">
                <text:p>0.0087912087912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404895104895105">
                <text:p>0.404895104895105</text:p>
              </table:table-cell>
              <table:table-cell office:value-type="float" office:value="0.376923076923077">
                <text:p>0.376923076923077</text:p>
              </table:table-cell>
              <table:table-cell office:value-type="float" office:value="0.023076923076923">
                <text:p>0.023076923076923</text:p>
              </table:table-cell>
              <table:table-cell office:value-type="float" office:value="0.203496503496503">
                <text:p>0.203496503496503</text:p>
              </table:table-cell>
              <table:table-cell office:value-type="float" office:value="0.191608391608392">
                <text:p>0.191608391608392</text:p>
              </table:table-cell>
              <table:table-cell office:value-type="float" office:value="0.009090909090909">
                <text:p>0.0090909090909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431389365351629">
                <text:p>0.431389365351629</text:p>
              </table:table-cell>
              <table:table-cell office:value-type="float" office:value="0.399656946826758">
                <text:p>0.399656946826758</text:p>
              </table:table-cell>
              <table:table-cell office:value-type="float" office:value="0.025728987993139">
                <text:p>0.025728987993139</text:p>
              </table:table-cell>
              <table:table-cell office:value-type="float" office:value="0.222984562607204">
                <text:p>0.222984562607204</text:p>
              </table:table-cell>
              <table:table-cell office:value-type="float" office:value="0.210120068610635">
                <text:p>0.210120068610635</text:p>
              </table:table-cell>
              <table:table-cell office:value-type="float" office:value="0.009433962264151">
                <text:p>0.0094339622641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457768508863399">
                <text:p>0.457768508863399</text:p>
              </table:table-cell>
              <table:table-cell office:value-type="float" office:value="0.424400417101147">
                <text:p>0.424400417101147</text:p>
              </table:table-cell>
              <table:table-cell office:value-type="float" office:value="0.028154327424401">
                <text:p>0.028154327424401</text:p>
              </table:table-cell>
              <table:table-cell office:value-type="float" office:value="0.237747653806048">
                <text:p>0.237747653806048</text:p>
              </table:table-cell>
              <table:table-cell office:value-type="float" office:value="0.225234619395203">
                <text:p>0.225234619395203</text:p>
              </table:table-cell>
              <table:table-cell office:value-type="float" office:value="0.009384775808133">
                <text:p>0.0093847758081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475211608222491">
                <text:p>0.475211608222491</text:p>
              </table:table-cell>
              <table:table-cell office:value-type="float" office:value="0.442563482466747">
                <text:p>0.442563482466747</text:p>
              </table:table-cell>
              <table:table-cell office:value-type="float" office:value="0.026602176541717">
                <text:p>0.026602176541717</text:p>
              </table:table-cell>
              <table:table-cell office:value-type="float" office:value="0.252720677146312">
                <text:p>0.252720677146312</text:p>
              </table:table-cell>
              <table:table-cell office:value-type="float" office:value="0.238210399032648">
                <text:p>0.238210399032648</text:p>
              </table:table-cell>
              <table:table-cell office:value-type="float" office:value="0.010882708585248">
                <text:p>0.0108827085852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494505494505494">
                <text:p>0.494505494505494</text:p>
              </table:table-cell>
              <table:table-cell office:value-type="float" office:value="0.460164835164835">
                <text:p>0.460164835164835</text:p>
              </table:table-cell>
              <table:table-cell office:value-type="float" office:value="0.027472527472528">
                <text:p>0.027472527472528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0.252747252747253">
                <text:p>0.252747252747253</text:p>
              </table:table-cell>
              <table:table-cell office:value-type="float" office:value="0.010989010989011">
                <text:p>0.0109890109890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512345679012346">
                <text:p>0.512345679012346</text:p>
              </table:table-cell>
              <table:table-cell office:value-type="float" office:value="0.475308641975309">
                <text:p>0.475308641975309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287037037037037">
                <text:p>0.287037037037037</text:p>
              </table:table-cell>
              <table:table-cell office:value-type="float" office:value="0.270061728395062">
                <text:p>0.270061728395062</text:p>
              </table:table-cell>
              <table:table-cell office:value-type="float" office:value="0.012345679012346">
                <text:p>0.0123456790123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528896672504378">
                <text:p>0.528896672504378</text:p>
              </table:table-cell>
              <table:table-cell office:value-type="float" office:value="0.492119089316988">
                <text:p>0.492119089316988</text:p>
              </table:table-cell>
              <table:table-cell office:value-type="float" office:value="0.029772329246935">
                <text:p>0.029772329246935</text:p>
              </table:table-cell>
              <table:table-cell office:value-type="float" office:value="0.299474605954466">
                <text:p>0.299474605954466</text:p>
              </table:table-cell>
              <table:table-cell office:value-type="float" office:value="0.281961471103327">
                <text:p>0.281961471103327</text:p>
              </table:table-cell>
              <table:table-cell office:value-type="float" office:value="0.012259194395797">
                <text:p>0.0122591943957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532038834951456">
                <text:p>0.532038834951456</text:p>
              </table:table-cell>
              <table:table-cell office:value-type="float" office:value="0.497087378640777">
                <text:p>0.497087378640777</text:p>
              </table:table-cell>
              <table:table-cell office:value-type="float" office:value="0.029126213592233">
                <text:p>0.029126213592233</text:p>
              </table:table-cell>
              <table:table-cell office:value-type="float" office:value="0.304854368932039">
                <text:p>0.304854368932039</text:p>
              </table:table-cell>
              <table:table-cell office:value-type="float" office:value="0.289320388349515">
                <text:p>0.289320388349515</text:p>
              </table:table-cell>
              <table:table-cell office:value-type="float" office:value="0.009708737864078">
                <text:p>0.0097087378640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54468085106383">
                <text:p>0.54468085106383</text:p>
              </table:table-cell>
              <table:table-cell office:value-type="float" office:value="0.508510638297872">
                <text:p>0.508510638297872</text:p>
              </table:table-cell>
              <table:table-cell office:value-type="float" office:value="0.029787234042553">
                <text:p>0.029787234042553</text:p>
              </table:table-cell>
              <table:table-cell office:value-type="float" office:value="0.323404255319149">
                <text:p>0.323404255319149</text:p>
              </table:table-cell>
              <table:table-cell office:value-type="float" office:value="0.306382978723404">
                <text:p>0.306382978723404</text:p>
              </table:table-cell>
              <table:table-cell office:value-type="float" office:value="0.010638297872341">
                <text:p>0.0106382978723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556872037914692">
                <text:p>0.556872037914692</text:p>
              </table:table-cell>
              <table:table-cell office:value-type="float" office:value="0.523696682464455">
                <text:p>0.523696682464455</text:p>
              </table:table-cell>
              <table:table-cell office:value-type="float" office:value="0.028436018957346">
                <text:p>0.028436018957346</text:p>
              </table:table-cell>
              <table:table-cell office:value-type="float" office:value="0.336492890995261">
                <text:p>0.336492890995261</text:p>
              </table:table-cell>
              <table:table-cell office:value-type="float" office:value="0.322274881516588">
                <text:p>0.322274881516588</text:p>
              </table:table-cell>
              <table:table-cell office:value-type="float" office:value="0.009478672985782">
                <text:p>0.0094786729857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559585492227979">
                <text:p>0.559585492227979</text:p>
              </table:table-cell>
              <table:table-cell office:value-type="float" office:value="0.528497409326425">
                <text:p>0.528497409326425</text:p>
              </table:table-cell>
              <table:table-cell office:value-type="float" office:value="0.025906735751295">
                <text:p>0.025906735751295</text:p>
              </table:table-cell>
              <table:table-cell office:value-type="float" office:value="0.339378238341969">
                <text:p>0.339378238341969</text:p>
              </table:table-cell>
              <table:table-cell office:value-type="float" office:value="0.326424870466321">
                <text:p>0.326424870466321</text:p>
              </table:table-cell>
              <table:table-cell office:value-type="float" office:value="0.007772020725389">
                <text:p>0.0077720207253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554285714285714">
                <text:p>0.554285714285714</text:p>
              </table:table-cell>
              <table:table-cell office:value-type="float" office:value="0.52">
                <text:p>0.52</text:p>
              </table:table-cell>
              <table:table-cell office:value-type="float" office:value="0.028571428571429">
                <text:p>0.028571428571429</text:p>
              </table:table-cell>
              <table:table-cell office:value-type="float" office:value="0.331428571428571">
                <text:p>0.331428571428571</text:p>
              </table:table-cell>
              <table:table-cell office:value-type="float" office:value="0.317142857142857">
                <text:p>0.317142857142857</text:p>
              </table:table-cell>
              <table:table-cell office:value-type="float" office:value="0.008571428571429">
                <text:p>0.0085714285714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559006211180124">
                <text:p>0.559006211180124</text:p>
              </table:table-cell>
              <table:table-cell office:value-type="float" office:value="0.521739130434783">
                <text:p>0.521739130434783</text:p>
              </table:table-cell>
              <table:table-cell office:value-type="float" office:value="0.031055900621118">
                <text:p>0.031055900621118</text:p>
              </table:table-cell>
              <table:table-cell office:value-type="float" office:value="0.332298136645963">
                <text:p>0.332298136645963</text:p>
              </table:table-cell>
              <table:table-cell office:value-type="float" office:value="0.316770186335404">
                <text:p>0.316770186335404</text:p>
              </table:table-cell>
              <table:table-cell office:value-type="float" office:value="0.009316770186335">
                <text:p>0.0093167701863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565656565656566">
                <text:p>0.565656565656566</text:p>
              </table:table-cell>
              <table:table-cell office:value-type="float" office:value="0.528619528619528">
                <text:p>0.528619528619528</text:p>
              </table:table-cell>
              <table:table-cell office:value-type="float" office:value="0.03030303030303">
                <text:p>0.03030303030303</text:p>
              </table:table-cell>
              <table:table-cell office:value-type="float" office:value="0.326599326599327">
                <text:p>0.326599326599327</text:p>
              </table:table-cell>
              <table:table-cell office:value-type="float" office:value="0.313131313131313">
                <text:p>0.313131313131313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562962962962963">
                <text:p>0.562962962962963</text:p>
              </table:table-cell>
              <table:table-cell office:value-type="float" office:value="0.525925925925926">
                <text:p>0.525925925925926</text:p>
              </table:table-cell>
              <table:table-cell office:value-type="float" office:value="0.02962962962963">
                <text:p>0.02962962962963</text:p>
              </table:table-cell>
              <table:table-cell office:value-type="float" office:value="0.32962962962963">
                <text:p>0.32962962962963</text:p>
              </table:table-cell>
              <table:table-cell office:value-type="float" office:value="0.314814814814815">
                <text:p>0.314814814814815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INFERENCE.A24:INFERENCE.H44" chart:data-source-has-labels="both" svg:x="0.32cm" svg:y="0.18cm" svg:width="11.375cm" svg:height="8.64cm">
          <chartooo:coordinate-region svg:x="1.735cm" svg:y="0.379cm" svg:width="8.861cm" svg:height="7.794cm"/>
          <chart:axis chart:dimension="x" chart:name="primary-x" chart:style-name="ch4" chartooo:axis-type="auto">
            <chartooo:date-scale/>
            <chart:categories table:cell-range-address="INFERENCE.A25:INFERENCE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INFERENCE.B25:INFERENCE.B44" chart:label-cell-address="INFERENCE.B24:INFERENCE.B24" chart:class="chart:line">
            <chart:data-point chart:repeated="20"/>
          </chart:series>
          <chart:series chart:attached-axis="primary-y" chart:style-name="ch9" chart:values-cell-range-address="INFERENCE.C25:INFERENCE.C44" chart:label-cell-address="INFERENCE.C24:INFERENCE.C24" chart:class="chart:line">
            <chart:data-point chart:repeated="20"/>
          </chart:series>
          <chart:series chart:attached-axis="primary-y" chart:style-name="ch10" chart:values-cell-range-address="INFERENCE.D25:INFERENCE.D44" chart:label-cell-address="INFERENCE.D24:INFERENCE.D24" chart:class="chart:line">
            <chart:data-point chart:repeated="20"/>
          </chart:series>
          <chart:series chart:attached-axis="primary-y" chart:style-name="ch11" chart:values-cell-range-address="INFERENCE.E25:INFERENCE.E44" chart:label-cell-address="INFERENCE.E24:INFERENCE.E24" chart:class="chart:line">
            <chart:data-point chart:repeated="20"/>
          </chart:series>
          <chart:series chart:attached-axis="primary-y" chart:style-name="ch12" chart:values-cell-range-address="INFERENCE.F25:INFERENCE.F44" chart:label-cell-address="INFERENCE.F24:INFERENCE.F24" chart:class="chart:line">
            <chart:data-point chart:repeated="20"/>
          </chart:series>
          <chart:series chart:attached-axis="primary-y" chart:style-name="ch13" chart:values-cell-range-address="INFERENCE.G25:INFERENCE.G44" chart:label-cell-address="INFERENCE.G24:INFERENCE.G24" chart:class="chart:line">
            <chart:data-point chart:repeated="20"/>
          </chart:series>
          <chart:series chart:attached-axis="primary-y" chart:style-name="ch14" chart:values-cell-range-address="INFERENCE.H25:INFERENCE.H44" chart:label-cell-address="INFERENCE.H24:INFERENCE.H24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INFERENCE.B24:INFERENCE.B24</svg:desc>
                </draw:g>
              </table:table-cell>
              <table:table-cell office:value-type="string">
                <text:p>WkIGA2</text:p>
                <draw:g>
                  <svg:desc>INFERENCE.C24:INFERENCE.C24</svg:desc>
                </draw:g>
              </table:table-cell>
              <table:table-cell office:value-type="string">
                <text:p>GrnWkIGA2</text:p>
                <draw:g>
                  <svg:desc>INFERENCE.D24:INFERENCE.D24</svg:desc>
                </draw:g>
              </table:table-cell>
              <table:table-cell office:value-type="string">
                <text:p>DnrWkIGA2</text:p>
                <draw:g>
                  <svg:desc>INFERENCE.E24:INFERENCE.E24</svg:desc>
                </draw:g>
              </table:table-cell>
              <table:table-cell office:value-type="string">
                <text:p>StrIGA2</text:p>
                <draw:g>
                  <svg:desc>INFERENCE.F24:INFERENCE.F24</svg:desc>
                </draw:g>
              </table:table-cell>
              <table:table-cell office:value-type="string">
                <text:p>GrnStrIGA2</text:p>
                <draw:g>
                  <svg:desc>INFERENCE.G24:INFERENCE.G24</svg:desc>
                </draw:g>
              </table:table-cell>
              <table:table-cell office:value-type="string">
                <text:p>DnrStrIGA2</text:p>
                <draw:g>
                  <svg:desc>INFERENCE.H24:INFERENCE.H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INFERENCE.A25:INFERENCE.A44</svg:desc>
                </draw:g>
              </table:table-cell>
              <table:table-cell office:value-type="float" office:value="NaN">
                <text:p>NaN</text:p>
                <draw:g>
                  <svg:desc>INFERENCE.B25:INFERENCE.B44</svg:desc>
                </draw:g>
              </table:table-cell>
              <table:table-cell office:value-type="float" office:value="NaN">
                <text:p>NaN</text:p>
                <draw:g>
                  <svg:desc>INFERENCE.C25:INFERENCE.C44</svg:desc>
                </draw:g>
              </table:table-cell>
              <table:table-cell office:value-type="float" office:value="NaN">
                <text:p>NaN</text:p>
                <draw:g>
                  <svg:desc>INFERENCE.D25:INFERENCE.D44</svg:desc>
                </draw:g>
              </table:table-cell>
              <table:table-cell office:value-type="float" office:value="NaN">
                <text:p>NaN</text:p>
                <draw:g>
                  <svg:desc>INFERENCE.E25:INFERENCE.E44</svg:desc>
                </draw:g>
              </table:table-cell>
              <table:table-cell office:value-type="float" office:value="NaN">
                <text:p>NaN</text:p>
                <draw:g>
                  <svg:desc>INFERENCE.F25:INFERENCE.F44</svg:desc>
                </draw:g>
              </table:table-cell>
              <table:table-cell office:value-type="float" office:value="NaN">
                <text:p>NaN</text:p>
                <draw:g>
                  <svg:desc>INFERENCE.G25:INFERENCE.G44</svg:desc>
                </draw:g>
              </table:table-cell>
              <table:table-cell office:value-type="float" office:value="NaN">
                <text:p>NaN</text:p>
                <draw:g>
                  <svg:desc>INFERENCE.H25:INFERENCE.H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33433014354067">
                <text:p>0.33433014354067</text:p>
              </table:table-cell>
              <table:table-cell office:value-type="float" office:value="0.312200956937799">
                <text:p>0.312200956937799</text:p>
              </table:table-cell>
              <table:table-cell office:value-type="float" office:value="0.017942583732058">
                <text:p>0.017942583732058</text:p>
              </table:table-cell>
              <table:table-cell office:value-type="float" office:value="0.154306220095694">
                <text:p>0.154306220095694</text:p>
              </table:table-cell>
              <table:table-cell office:value-type="float" office:value="0.145633971291866">
                <text:p>0.145633971291866</text:p>
              </table:table-cell>
              <table:table-cell office:value-type="float" office:value="0.00627990430622">
                <text:p>0.006279904306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389303482587065">
                <text:p>0.389303482587065</text:p>
              </table:table-cell>
              <table:table-cell office:value-type="float" office:value="0.363598673300166">
                <text:p>0.363598673300166</text:p>
              </table:table-cell>
              <table:table-cell office:value-type="float" office:value="0.021144278606965">
                <text:p>0.021144278606965</text:p>
              </table:table-cell>
              <table:table-cell office:value-type="float" office:value="0.182006633499171">
                <text:p>0.182006633499171</text:p>
              </table:table-cell>
              <table:table-cell office:value-type="float" office:value="0.172056384742952">
                <text:p>0.172056384742952</text:p>
              </table:table-cell>
              <table:table-cell office:value-type="float" office:value="0.007462686567164">
                <text:p>0.0074626865671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424725274725275">
                <text:p>0.424725274725275</text:p>
              </table:table-cell>
              <table:table-cell office:value-type="float" office:value="0.396153846153846">
                <text:p>0.396153846153846</text:p>
              </table:table-cell>
              <table:table-cell office:value-type="float" office:value="0.023626373626374">
                <text:p>0.023626373626374</text:p>
              </table:table-cell>
              <table:table-cell office:value-type="float" office:value="0.208791208791209">
                <text:p>0.208791208791209</text:p>
              </table:table-cell>
              <table:table-cell office:value-type="float" office:value="0.197252747252747">
                <text:p>0.197252747252747</text:p>
              </table:table-cell>
              <table:table-cell office:value-type="float" office:value="0.008791208791209">
                <text:p>0.0087912087912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455944055944056">
                <text:p>0.455944055944056</text:p>
              </table:table-cell>
              <table:table-cell office:value-type="float" office:value="0.426573426573427">
                <text:p>0.426573426573427</text:p>
              </table:table-cell>
              <table:table-cell office:value-type="float" office:value="0.023776223776224">
                <text:p>0.023776223776224</text:p>
              </table:table-cell>
              <table:table-cell office:value-type="float" office:value="0.23006993006993">
                <text:p>0.23006993006993</text:p>
              </table:table-cell>
              <table:table-cell office:value-type="float" office:value="0.217482517482517">
                <text:p>0.217482517482517</text:p>
              </table:table-cell>
              <table:table-cell office:value-type="float" office:value="0.009090909090909">
                <text:p>0.0090909090909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487993138936535">
                <text:p>0.487993138936535</text:p>
              </table:table-cell>
              <table:table-cell office:value-type="float" office:value="0.455403087478559">
                <text:p>0.455403087478559</text:p>
              </table:table-cell>
              <table:table-cell office:value-type="float" office:value="0.025728987993139">
                <text:p>0.025728987993139</text:p>
              </table:table-cell>
              <table:table-cell office:value-type="float" office:value="0.253001715265866">
                <text:p>0.253001715265866</text:p>
              </table:table-cell>
              <table:table-cell office:value-type="float" office:value="0.239279588336192">
                <text:p>0.239279588336192</text:p>
              </table:table-cell>
              <table:table-cell office:value-type="float" office:value="0.009433962264151">
                <text:p>0.0094339622641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520333680917623">
                <text:p>0.520333680917623</text:p>
              </table:table-cell>
              <table:table-cell office:value-type="float" office:value="0.4859228362878">
                <text:p>0.4859228362878</text:p>
              </table:table-cell>
              <table:table-cell office:value-type="float" office:value="0.028154327424401">
                <text:p>0.028154327424401</text:p>
              </table:table-cell>
              <table:table-cell office:value-type="float" office:value="0.269030239833159">
                <text:p>0.269030239833159</text:p>
              </table:table-cell>
              <table:table-cell office:value-type="float" office:value="0.255474452554744">
                <text:p>0.255474452554744</text:p>
              </table:table-cell>
              <table:table-cell office:value-type="float" office:value="0.009384775808133">
                <text:p>0.0093847758081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534461910519952">
                <text:p>0.534461910519952</text:p>
              </table:table-cell>
              <table:table-cell office:value-type="float" office:value="0.501813784764208">
                <text:p>0.501813784764208</text:p>
              </table:table-cell>
              <table:table-cell office:value-type="float" office:value="0.026602176541717">
                <text:p>0.026602176541717</text:p>
              </table:table-cell>
              <table:table-cell office:value-type="float" office:value="0.280532043530834">
                <text:p>0.280532043530834</text:p>
              </table:table-cell>
              <table:table-cell office:value-type="float" office:value="0.26602176541717">
                <text:p>0.26602176541717</text:p>
              </table:table-cell>
              <table:table-cell office:value-type="float" office:value="0.010882708585248">
                <text:p>0.0108827085852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556318681318681">
                <text:p>0.556318681318681</text:p>
              </table:table-cell>
              <table:table-cell office:value-type="float" office:value="0.521978021978022">
                <text:p>0.521978021978022</text:p>
              </table:table-cell>
              <table:table-cell office:value-type="float" office:value="0.027472527472528">
                <text:p>0.027472527472528</text:p>
              </table:table-cell>
              <table:table-cell office:value-type="float" office:value="0.298076923076923">
                <text:p>0.298076923076923</text:p>
              </table:table-cell>
              <table:table-cell office:value-type="float" office:value="0.282967032967033">
                <text:p>0.282967032967033</text:p>
              </table:table-cell>
              <table:table-cell office:value-type="float" office:value="0.010989010989011">
                <text:p>0.0109890109890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57716049382716">
                <text:p>0.57716049382716</text:p>
              </table:table-cell>
              <table:table-cell office:value-type="float" office:value="0.540123456790124">
                <text:p>0.540123456790124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316358024691358">
                <text:p>0.316358024691358</text:p>
              </table:table-cell>
              <table:table-cell office:value-type="float" office:value="0.299382716049383">
                <text:p>0.299382716049383</text:p>
              </table:table-cell>
              <table:table-cell office:value-type="float" office:value="0.012345679012346">
                <text:p>0.0123456790123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590192644483362">
                <text:p>0.590192644483362</text:p>
              </table:table-cell>
              <table:table-cell office:value-type="float" office:value="0.553415061295972">
                <text:p>0.553415061295972</text:p>
              </table:table-cell>
              <table:table-cell office:value-type="float" office:value="0.029772329246935">
                <text:p>0.029772329246935</text:p>
              </table:table-cell>
              <table:table-cell office:value-type="float" office:value="0.330998248686515">
                <text:p>0.330998248686515</text:p>
              </table:table-cell>
              <table:table-cell office:value-type="float" office:value="0.313485113835376">
                <text:p>0.313485113835376</text:p>
              </table:table-cell>
              <table:table-cell office:value-type="float" office:value="0.012259194395797">
                <text:p>0.0122591943957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594174757281553">
                <text:p>0.594174757281553</text:p>
              </table:table-cell>
              <table:table-cell office:value-type="float" office:value="0.559223300970874">
                <text:p>0.559223300970874</text:p>
              </table:table-cell>
              <table:table-cell office:value-type="float" office:value="0.029126213592233">
                <text:p>0.029126213592233</text:p>
              </table:table-cell>
              <table:table-cell office:value-type="float" office:value="0.339805825242718">
                <text:p>0.339805825242718</text:p>
              </table:table-cell>
              <table:table-cell office:value-type="float" office:value="0.324271844660194">
                <text:p>0.324271844660194</text:p>
              </table:table-cell>
              <table:table-cell office:value-type="float" office:value="0.009708737864078">
                <text:p>0.0097087378640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6">
                <text:p>0.6</text:p>
              </table:table-cell>
              <table:table-cell office:value-type="float" office:value="0.563829787234043">
                <text:p>0.563829787234043</text:p>
              </table:table-cell>
              <table:table-cell office:value-type="float" office:value="0.029787234042553">
                <text:p>0.029787234042553</text:p>
              </table:table-cell>
              <table:table-cell office:value-type="float" office:value="0.351063829787234">
                <text:p>0.351063829787234</text:p>
              </table:table-cell>
              <table:table-cell office:value-type="float" office:value="0.334042553191489">
                <text:p>0.334042553191489</text:p>
              </table:table-cell>
              <table:table-cell office:value-type="float" office:value="0.010638297872341">
                <text:p>0.0106382978723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609004739336493">
                <text:p>0.609004739336493</text:p>
              </table:table-cell>
              <table:table-cell office:value-type="float" office:value="0.575829383886256">
                <text:p>0.575829383886256</text:p>
              </table:table-cell>
              <table:table-cell office:value-type="float" office:value="0.028436018957346">
                <text:p>0.028436018957346</text:p>
              </table:table-cell>
              <table:table-cell office:value-type="float" office:value="0.367298578199052">
                <text:p>0.367298578199052</text:p>
              </table:table-cell>
              <table:table-cell office:value-type="float" office:value="0.353080568720379">
                <text:p>0.353080568720379</text:p>
              </table:table-cell>
              <table:table-cell office:value-type="float" office:value="0.009478672985782">
                <text:p>0.0094786729857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61139896373057">
                <text:p>0.61139896373057</text:p>
              </table:table-cell>
              <table:table-cell office:value-type="float" office:value="0.580310880829016">
                <text:p>0.580310880829016</text:p>
              </table:table-cell>
              <table:table-cell office:value-type="float" office:value="0.025906735751295">
                <text:p>0.025906735751295</text:p>
              </table:table-cell>
              <table:table-cell office:value-type="float" office:value="0.373056994818653">
                <text:p>0.373056994818653</text:p>
              </table:table-cell>
              <table:table-cell office:value-type="float" office:value="0.360103626943005">
                <text:p>0.360103626943005</text:p>
              </table:table-cell>
              <table:table-cell office:value-type="float" office:value="0.007772020725389">
                <text:p>0.0077720207253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602857142857143">
                <text:p>0.602857142857143</text:p>
              </table:table-cell>
              <table:table-cell office:value-type="float" office:value="0.568571428571429">
                <text:p>0.568571428571429</text:p>
              </table:table-cell>
              <table:table-cell office:value-type="float" office:value="0.028571428571429">
                <text:p>0.028571428571429</text:p>
              </table:table-cell>
              <table:table-cell office:value-type="float" office:value="0.362857142857143">
                <text:p>0.362857142857143</text:p>
              </table:table-cell>
              <table:table-cell office:value-type="float" office:value="0.348571428571429">
                <text:p>0.348571428571429</text:p>
              </table:table-cell>
              <table:table-cell office:value-type="float" office:value="0.008571428571429">
                <text:p>0.0085714285714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602484472049689">
                <text:p>0.602484472049689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0.031055900621118">
                <text:p>0.031055900621118</text:p>
              </table:table-cell>
              <table:table-cell office:value-type="float" office:value="0.366459627329192">
                <text:p>0.366459627329192</text:p>
              </table:table-cell>
              <table:table-cell office:value-type="float" office:value="0.350931677018633">
                <text:p>0.350931677018633</text:p>
              </table:table-cell>
              <table:table-cell office:value-type="float" office:value="0.009316770186335">
                <text:p>0.0093167701863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609427609427609">
                <text:p>0.609427609427609</text:p>
              </table:table-cell>
              <table:table-cell office:value-type="float" office:value="0.572390572390572">
                <text:p>0.572390572390572</text:p>
              </table:table-cell>
              <table:table-cell office:value-type="float" office:value="0.03030303030303">
                <text:p>0.03030303030303</text:p>
              </table:table-cell>
              <table:table-cell office:value-type="float" office:value="0.36026936026936">
                <text:p>0.36026936026936</text:p>
              </table:table-cell>
              <table:table-cell office:value-type="float" office:value="0.346801346801347">
                <text:p>0.346801346801347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607407407407407">
                <text:p>0.607407407407407</text:p>
              </table:table-cell>
              <table:table-cell office:value-type="float" office:value="0.57037037037037">
                <text:p>0.57037037037037</text:p>
              </table:table-cell>
              <table:table-cell office:value-type="float" office:value="0.02962962962963">
                <text:p>0.02962962962963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